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Spannung bei eingeschaltetem B-Fe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ts wenn das Feld aus ist (Gnuplot):</text:p>
          </table:table-cell>
          <table:table-cell table:number-columns-repeated="2"/>
          <table:table-cell office:value-type="string">
            <text:p>U=-2,62105 mV</text:p>
          </table:table-cell>
          <table:table-cell table:style-name="Default"/>
          <table:table-cell office:value-type="string">
            <text:p>B=14,3141 m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</text:p>
          </table:table-cell>
          <table:table-cell office:value-type="string">
            <text:p>U in mV</text:p>
          </table:table-cell>
          <table:table-cell office:value-type="string">
            <text:p>I</text:p>
          </table:table-cell>
          <table:table-cell office:value-type="string">
            <text:p>B in mT</text:p>
          </table:table-cell>
          <table:table-cell table:number-columns-repeated="2"/>
          <table:table-cell office:value-type="string">
            <text:p>delta_U/delta_B in [V/T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17">
            <text:p>317,00000</text:p>
          </table:table-cell>
          <table:table-cell office:value-type="float" office:value="-4.125">
            <text:p>-4,12500</text:p>
          </table:table-cell>
          <table:table-cell office:value-type="float" office:value="1.0995">
            <text:p>1,09950</text:p>
          </table:table-cell>
          <table:table-cell office:value-type="float" office:value="140.55">
            <text:p>140,55000</text:p>
          </table:table-cell>
          <table:table-cell office:value-type="string">
            <text:p>NAN</text:p>
          </table:table-cell>
          <table:table-cell/>
          <table:table-cell table:formula="of:=([.B7]+2.62105)/([.D7]-14.3141)" office:value-type="float" office:value="-0.0119138058191053">
            <text:p>-0,01191</text:p>
          </table:table-cell>
          <table:table-cell table:number-columns-repeated="1017"/>
        </table:table-row>
        <table:table-row table:style-name="ro1">
          <table:table-cell office:value-type="float" office:value="317.1">
            <text:p>317,10000</text:p>
          </table:table-cell>
          <table:table-cell office:value-type="float" office:value="-4.125">
            <text:p>-4,12500</text:p>
          </table:table-cell>
          <table:table-cell office:value-type="float" office:value="1.0995">
            <text:p>1,09950</text:p>
          </table:table-cell>
          <table:table-cell office:value-type="float" office:value="140.55">
            <text:p>140,55000</text:p>
          </table:table-cell>
          <table:table-cell office:value-type="string">
            <text:p>NAN</text:p>
          </table:table-cell>
          <table:table-cell/>
          <table:table-cell table:formula="of:=([.B8]+2.62105)/([.D8]-14.3141)" office:value-type="float" office:value="-0.0119138058191053">
            <text:p>-0,01191</text:p>
          </table:table-cell>
          <table:table-cell table:number-columns-repeated="1017"/>
        </table:table-row>
        <table:table-row table:style-name="ro1">
          <table:table-cell office:value-type="float" office:value="317.2">
            <text:p>317,20000</text:p>
          </table:table-cell>
          <table:table-cell office:value-type="float" office:value="-4.125">
            <text:p>-4,12500</text:p>
          </table:table-cell>
          <table:table-cell office:value-type="float" office:value="1.0995">
            <text:p>1,09950</text:p>
          </table:table-cell>
          <table:table-cell office:value-type="float" office:value="140.55">
            <text:p>140,55000</text:p>
          </table:table-cell>
          <table:table-cell office:value-type="string">
            <text:p>NAN</text:p>
          </table:table-cell>
          <table:table-cell/>
          <table:table-cell table:formula="of:=([.B9]+2.62105)/([.D9]-14.3141)" office:value-type="float" office:value="-0.0119138058191053">
            <text:p>-0,01191</text:p>
          </table:table-cell>
          <table:table-cell table:number-columns-repeated="1017"/>
        </table:table-row>
        <table:table-row table:style-name="ro1">
          <table:table-cell office:value-type="float" office:value="317.3">
            <text:p>317,30000</text:p>
          </table:table-cell>
          <table:table-cell office:value-type="float" office:value="-4.125">
            <text:p>-4,12500</text:p>
          </table:table-cell>
          <table:table-cell office:value-type="float" office:value="1.0995">
            <text:p>1,09950</text:p>
          </table:table-cell>
          <table:table-cell office:value-type="float" office:value="140.55">
            <text:p>140,55000</text:p>
          </table:table-cell>
          <table:table-cell office:value-type="string">
            <text:p>NAN</text:p>
          </table:table-cell>
          <table:table-cell/>
          <table:table-cell table:formula="of:=([.B10]+2.62105)/([.D10]-14.3141)" office:value-type="float" office:value="-0.0119138058191053">
            <text:p>-0,01191</text:p>
          </table:table-cell>
          <table:table-cell table:number-columns-repeated="1017"/>
        </table:table-row>
        <table:table-row table:style-name="ro1">
          <table:table-cell office:value-type="float" office:value="317.4">
            <text:p>317,40000</text:p>
          </table:table-cell>
          <table:table-cell office:value-type="float" office:value="-4.125">
            <text:p>-4,12500</text:p>
          </table:table-cell>
          <table:table-cell office:value-type="float" office:value="1.0995">
            <text:p>1,09950</text:p>
          </table:table-cell>
          <table:table-cell office:value-type="float" office:value="140.55">
            <text:p>140,55000</text:p>
          </table:table-cell>
          <table:table-cell office:value-type="string">
            <text:p>NAN</text:p>
          </table:table-cell>
          <table:table-cell/>
          <table:table-cell table:formula="of:=([.B11]+2.62105)/([.D11]-14.3141)" office:value-type="float" office:value="-0.0119138058191053">
            <text:p>-0,01191</text:p>
          </table:table-cell>
          <table:table-cell table:number-columns-repeated="1017"/>
        </table:table-row>
        <table:table-row table:style-name="ro1">
          <table:table-cell office:value-type="float" office:value="317.5">
            <text:p>317,50000</text:p>
          </table:table-cell>
          <table:table-cell office:value-type="float" office:value="-4.125">
            <text:p>-4,12500</text:p>
          </table:table-cell>
          <table:table-cell office:value-type="float" office:value="1.0995">
            <text:p>1,09950</text:p>
          </table:table-cell>
          <table:table-cell office:value-type="float" office:value="140.55">
            <text:p>140,55000</text:p>
          </table:table-cell>
          <table:table-cell office:value-type="string">
            <text:p>NAN</text:p>
          </table:table-cell>
          <table:table-cell/>
          <table:table-cell table:formula="of:=([.B12]+2.62105)/([.D12]-14.3141)" office:value-type="float" office:value="-0.0119138058191053">
            <text:p>-0,01191</text:p>
          </table:table-cell>
          <table:table-cell table:number-columns-repeated="1017"/>
        </table:table-row>
        <table:table-row table:style-name="ro1">
          <table:table-cell office:value-type="float" office:value="317.6">
            <text:p>317,60000</text:p>
          </table:table-cell>
          <table:table-cell office:value-type="float" office:value="-4.125">
            <text:p>-4,12500</text:p>
          </table:table-cell>
          <table:table-cell office:value-type="float" office:value="1.0995">
            <text:p>1,09950</text:p>
          </table:table-cell>
          <table:table-cell office:value-type="float" office:value="140.55">
            <text:p>140,55000</text:p>
          </table:table-cell>
          <table:table-cell office:value-type="string">
            <text:p>NAN</text:p>
          </table:table-cell>
          <table:table-cell/>
          <table:table-cell table:formula="of:=([.B13]+2.62105)/([.D13]-14.3141)" office:value-type="float" office:value="-0.0119138058191053">
            <text:p>-0,01191</text:p>
          </table:table-cell>
          <table:table-cell table:number-columns-repeated="1017"/>
        </table:table-row>
        <table:table-row table:style-name="ro1">
          <table:table-cell office:value-type="float" office:value="317.7">
            <text:p>317,70000</text:p>
          </table:table-cell>
          <table:table-cell office:value-type="float" office:value="-4.125">
            <text:p>-4,12500</text:p>
          </table:table-cell>
          <table:table-cell office:value-type="float" office:value="1.5975">
            <text:p>1,5975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14]+2.62105)/([.D14]-14.3141)" office:value-type="float" office:value="-0.00935665274527968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317.8">
            <text:p>317,80000</text:p>
          </table:table-cell>
          <table:table-cell office:value-type="float" office:value="-4.125">
            <text:p>-4,12500</text:p>
          </table:table-cell>
          <table:table-cell office:value-type="float" office:value="1.5975">
            <text:p>1,5975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15]+2.62105)/([.D15]-14.3141)" office:value-type="float" office:value="-0.00935665274527968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317.9">
            <text:p>317,90000</text:p>
          </table:table-cell>
          <table:table-cell office:value-type="float" office:value="-4.14">
            <text:p>-4,14000</text:p>
          </table:table-cell>
          <table:table-cell office:value-type="float" office:value="1.5975">
            <text:p>1,5975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16]+2.62105)/([.D16]-14.3141)" office:value-type="float" office:value="-0.00944997352800463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,00000</text:p>
          </table:table-cell>
          <table:table-cell office:value-type="float" office:value="-4.14">
            <text:p>-4,14000</text:p>
          </table:table-cell>
          <table:table-cell office:value-type="float" office:value="1.5975">
            <text:p>1,5975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17]+2.62105)/([.D17]-14.3141)" office:value-type="float" office:value="-0.00944997352800463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318.1">
            <text:p>318,10000</text:p>
          </table:table-cell>
          <table:table-cell office:value-type="float" office:value="-4.14">
            <text:p>-4,14000</text:p>
          </table:table-cell>
          <table:table-cell office:value-type="float" office:value="1.5975">
            <text:p>1,5975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18]+2.62105)/([.D18]-14.3141)" office:value-type="float" office:value="-0.00944997352800463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318.2">
            <text:p>318,20000</text:p>
          </table:table-cell>
          <table:table-cell office:value-type="float" office:value="-4.14">
            <text:p>-4,14000</text:p>
          </table:table-cell>
          <table:table-cell office:value-type="float" office:value="1.5975">
            <text:p>1,5975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19]+2.62105)/([.D19]-14.3141)" office:value-type="float" office:value="-0.00944997352800463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318.3">
            <text:p>318,30000</text:p>
          </table:table-cell>
          <table:table-cell office:value-type="float" office:value="-4.14">
            <text:p>-4,14000</text:p>
          </table:table-cell>
          <table:table-cell office:value-type="float" office:value="1.5975">
            <text:p>1,5975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20]+2.62105)/([.D20]-14.3141)" office:value-type="float" office:value="-0.00944997352800463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318.4">
            <text:p>318,40000</text:p>
          </table:table-cell>
          <table:table-cell office:value-type="float" office:value="-4.14">
            <text:p>-4,14000</text:p>
          </table:table-cell>
          <table:table-cell office:value-type="float" office:value="1.5975">
            <text:p>1,5975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21]+2.62105)/([.D21]-14.3141)" office:value-type="float" office:value="-0.00944997352800463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318.5">
            <text:p>318,50000</text:p>
          </table:table-cell>
          <table:table-cell office:value-type="float" office:value="-4.14">
            <text:p>-4,14000</text:p>
          </table:table-cell>
          <table:table-cell office:value-type="float" office:value="1.5975">
            <text:p>1,5975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22]+2.62105)/([.D22]-14.3141)" office:value-type="float" office:value="-0.00944997352800463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318.6">
            <text:p>318,60000</text:p>
          </table:table-cell>
          <table:table-cell office:value-type="float" office:value="-4.14">
            <text:p>-4,14000</text:p>
          </table:table-cell>
          <table:table-cell office:value-type="float" office:value="1.5975">
            <text:p>1,5975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23]+2.62105)/([.D23]-14.3141)" office:value-type="float" office:value="-0.00944997352800463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318.7">
            <text:p>318,70000</text:p>
          </table:table-cell>
          <table:table-cell office:value-type="float" office:value="-4.14">
            <text:p>-4,14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4]+2.62105)/([.D24]-14.3141)" office:value-type="float" office:value="-0.00905290611428016">
            <text:p>-0,00905</text:p>
          </table:table-cell>
          <table:table-cell table:number-columns-repeated="1017"/>
        </table:table-row>
        <table:table-row table:style-name="ro1">
          <table:table-cell office:value-type="float" office:value="318.8">
            <text:p>318,80000</text:p>
          </table:table-cell>
          <table:table-cell office:value-type="float" office:value="-4.14">
            <text:p>-4,14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5]+2.62105)/([.D25]-14.3141)" office:value-type="float" office:value="-0.00905290611428016">
            <text:p>-0,00905</text:p>
          </table:table-cell>
          <table:table-cell table:number-columns-repeated="1017"/>
        </table:table-row>
        <table:table-row table:style-name="ro1">
          <table:table-cell office:value-type="float" office:value="318.9">
            <text:p>318,90000</text:p>
          </table:table-cell>
          <table:table-cell office:value-type="float" office:value="-4.14">
            <text:p>-4,14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6]+2.62105)/([.D26]-14.3141)" office:value-type="float" office:value="-0.00905290611428016">
            <text:p>-0,00905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,00000</text:p>
          </table:table-cell>
          <table:table-cell office:value-type="float" office:value="-4.14">
            <text:p>-4,14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7]+2.62105)/([.D27]-14.3141)" office:value-type="float" office:value="-0.00905290611428016">
            <text:p>-0,00905</text:p>
          </table:table-cell>
          <table:table-cell table:number-columns-repeated="1017"/>
        </table:table-row>
        <table:table-row table:style-name="ro1">
          <table:table-cell office:value-type="float" office:value="319.1">
            <text:p>319,10000</text:p>
          </table:table-cell>
          <table:table-cell office:value-type="float" office:value="-4.14">
            <text:p>-4,14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8]+2.62105)/([.D28]-14.3141)" office:value-type="float" office:value="-0.00905290611428016">
            <text:p>-0,00905</text:p>
          </table:table-cell>
          <table:table-cell table:number-columns-repeated="1017"/>
        </table:table-row>
        <table:table-row table:style-name="ro1">
          <table:table-cell office:value-type="float" office:value="319.2">
            <text:p>319,20000</text:p>
          </table:table-cell>
          <table:table-cell office:value-type="float" office:value="-4.14">
            <text:p>-4,14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29]+2.62105)/([.D29]-14.3141)" office:value-type="float" office:value="-0.00905290611428016">
            <text:p>-0,00905</text:p>
          </table:table-cell>
          <table:table-cell table:number-columns-repeated="1017"/>
        </table:table-row>
        <table:table-row table:style-name="ro1">
          <table:table-cell office:value-type="float" office:value="319.3">
            <text:p>319,30000</text:p>
          </table:table-cell>
          <table:table-cell office:value-type="float" office:value="-4.14">
            <text:p>-4,14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0]+2.62105)/([.D30]-14.3141)" office:value-type="float" office:value="-0.00905290611428016">
            <text:p>-0,00905</text:p>
          </table:table-cell>
          <table:table-cell table:number-columns-repeated="1017"/>
        </table:table-row>
        <table:table-row table:style-name="ro1">
          <table:table-cell office:value-type="float" office:value="319.4">
            <text:p>319,40000</text:p>
          </table:table-cell>
          <table:table-cell office:value-type="float" office:value="-4.14">
            <text:p>-4,14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1]+2.62105)/([.D31]-14.3141)" office:value-type="float" office:value="-0.00905290611428016">
            <text:p>-0,00905</text:p>
          </table:table-cell>
          <table:table-cell table:number-columns-repeated="1017"/>
        </table:table-row>
        <table:table-row table:style-name="ro1">
          <table:table-cell office:value-type="float" office:value="319.5">
            <text:p>319,50000</text:p>
          </table:table-cell>
          <table:table-cell office:value-type="float" office:value="-4.14">
            <text:p>-4,14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2]+2.62105)/([.D32]-14.3141)" office:value-type="float" office:value="-0.00905290611428016">
            <text:p>-0,00905</text:p>
          </table:table-cell>
          <table:table-cell table:number-columns-repeated="1017"/>
        </table:table-row>
        <table:table-row table:style-name="ro1">
          <table:table-cell office:value-type="float" office:value="319.6">
            <text:p>319,60000</text:p>
          </table:table-cell>
          <table:table-cell office:value-type="float" office:value="-4.14">
            <text:p>-4,14000</text:p>
          </table:table-cell>
          <table:table-cell office:value-type="float" office:value="1.7205">
            <text:p>1,72050</text:p>
          </table:table-cell>
          <table:table-cell office:value-type="float" office:value="182.1">
            <text:p>182,10000</text:p>
          </table:table-cell>
          <table:table-cell office:value-type="string">
            <text:p>NAN</text:p>
          </table:table-cell>
          <table:table-cell/>
          <table:table-cell table:formula="of:=([.B33]+2.62105)/([.D33]-14.3141)" office:value-type="float" office:value="-0.00905290611428016">
            <text:p>-0,00905</text:p>
          </table:table-cell>
          <table:table-cell table:number-columns-repeated="1017"/>
        </table:table-row>
        <table:table-row table:style-name="ro1">
          <table:table-cell office:value-type="float" office:value="319.7">
            <text:p>319,70000</text:p>
          </table:table-cell>
          <table:table-cell office:value-type="float" office:value="-4.14">
            <text:p>-4,14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4]+2.62105)/([.D34]-14.3141)" office:value-type="float" office:value="-0.00900460560129803">
            <text:p>-0,00900</text:p>
          </table:table-cell>
          <table:table-cell table:number-columns-repeated="1017"/>
        </table:table-row>
        <table:table-row table:style-name="ro1">
          <table:table-cell office:value-type="float" office:value="319.8">
            <text:p>319,80000</text:p>
          </table:table-cell>
          <table:table-cell office:value-type="float" office:value="-4.14">
            <text:p>-4,14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5]+2.62105)/([.D35]-14.3141)" office:value-type="float" office:value="-0.00900460560129803">
            <text:p>-0,00900</text:p>
          </table:table-cell>
          <table:table-cell table:number-columns-repeated="1017"/>
        </table:table-row>
        <table:table-row table:style-name="ro1">
          <table:table-cell office:value-type="float" office:value="319.9">
            <text:p>319,90000</text:p>
          </table:table-cell>
          <table:table-cell office:value-type="float" office:value="-4.125">
            <text:p>-4,12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6]+2.62105)/([.D36]-14.3141)" office:value-type="float" office:value="-0.00891568293496967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,00000</text:p>
          </table:table-cell>
          <table:table-cell office:value-type="float" office:value="-4.125">
            <text:p>-4,12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7]+2.62105)/([.D37]-14.3141)" office:value-type="float" office:value="-0.00891568293496967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0.1">
            <text:p>320,10000</text:p>
          </table:table-cell>
          <table:table-cell office:value-type="float" office:value="-4.125">
            <text:p>-4,12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8]+2.62105)/([.D38]-14.3141)" office:value-type="float" office:value="-0.00891568293496967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0.2">
            <text:p>320,20000</text:p>
          </table:table-cell>
          <table:table-cell office:value-type="float" office:value="-4.125">
            <text:p>-4,12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9]+2.62105)/([.D39]-14.3141)" office:value-type="float" office:value="-0.00891568293496967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0.3">
            <text:p>320,30000</text:p>
          </table:table-cell>
          <table:table-cell office:value-type="float" office:value="-4.125">
            <text:p>-4,12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40]+2.62105)/([.D40]-14.3141)" office:value-type="float" office:value="-0.00891568293496967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0.4">
            <text:p>320,40000</text:p>
          </table:table-cell>
          <table:table-cell office:value-type="float" office:value="-4.125">
            <text:p>-4,12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41]+2.62105)/([.D41]-14.3141)" office:value-type="float" office:value="-0.00891568293496967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0.5">
            <text:p>320,50000</text:p>
          </table:table-cell>
          <table:table-cell office:value-type="float" office:value="-4.125">
            <text:p>-4,12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42]+2.62105)/([.D42]-14.3141)" office:value-type="float" office:value="-0.00891568293496967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0.6">
            <text:p>320,60000</text:p>
          </table:table-cell>
          <table:table-cell office:value-type="float" office:value="-4.125">
            <text:p>-4,12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43]+2.62105)/([.D43]-14.3141)" office:value-type="float" office:value="-0.00891568293496967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0.7">
            <text:p>320,70000</text:p>
          </table:table-cell>
          <table:table-cell office:value-type="float" office:value="-4.125">
            <text:p>-4,12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4]+2.62105)/([.D44]-14.3141)" office:value-type="float" office:value="-0.00892361805407631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0.8">
            <text:p>320,80000</text:p>
          </table:table-cell>
          <table:table-cell office:value-type="float" office:value="-4.125">
            <text:p>-4,12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5]+2.62105)/([.D45]-14.3141)" office:value-type="float" office:value="-0.00892361805407631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0.9">
            <text:p>320,90000</text:p>
          </table:table-cell>
          <table:table-cell office:value-type="float" office:value="-4.125">
            <text:p>-4,12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6]+2.62105)/([.D46]-14.3141)" office:value-type="float" office:value="-0.00892361805407631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,00000</text:p>
          </table:table-cell>
          <table:table-cell office:value-type="float" office:value="-4.125">
            <text:p>-4,12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7]+2.62105)/([.D47]-14.3141)" office:value-type="float" office:value="-0.00892361805407631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1.1">
            <text:p>321,10000</text:p>
          </table:table-cell>
          <table:table-cell office:value-type="float" office:value="-4.125">
            <text:p>-4,12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8]+2.62105)/([.D48]-14.3141)" office:value-type="float" office:value="-0.00892361805407631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1.2">
            <text:p>321,20000</text:p>
          </table:table-cell>
          <table:table-cell office:value-type="float" office:value="-4.125">
            <text:p>-4,12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9]+2.62105)/([.D49]-14.3141)" office:value-type="float" office:value="-0.00892361805407631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1.3">
            <text:p>321,30000</text:p>
          </table:table-cell>
          <table:table-cell office:value-type="float" office:value="-4.125">
            <text:p>-4,12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50]+2.62105)/([.D50]-14.3141)" office:value-type="float" office:value="-0.00892361805407631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1.4">
            <text:p>321,40000</text:p>
          </table:table-cell>
          <table:table-cell office:value-type="float" office:value="-4.125">
            <text:p>-4,12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51]+2.62105)/([.D51]-14.3141)" office:value-type="float" office:value="-0.00892361805407631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1.5">
            <text:p>321,50000</text:p>
          </table:table-cell>
          <table:table-cell office:value-type="float" office:value="-4.125">
            <text:p>-4,12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52]+2.62105)/([.D52]-14.3141)" office:value-type="float" office:value="-0.00892361805407631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1.6">
            <text:p>321,60000</text:p>
          </table:table-cell>
          <table:table-cell office:value-type="float" office:value="-4.125">
            <text:p>-4,12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53]+2.62105)/([.D53]-14.3141)" office:value-type="float" office:value="-0.00892361805407631">
            <text:p>-0,00892</text:p>
          </table:table-cell>
          <table:table-cell table:number-columns-repeated="1017"/>
        </table:table-row>
        <table:table-row table:style-name="ro1">
          <table:table-cell office:value-type="float" office:value="321.7">
            <text:p>321,70000</text:p>
          </table:table-cell>
          <table:table-cell office:value-type="float" office:value="-4.125">
            <text:p>-4,12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54]+2.62105)/([.D54]-14.3141)" office:value-type="float" office:value="-0.00889196202580292">
            <text:p>-0,00889</text:p>
          </table:table-cell>
          <table:table-cell table:number-columns-repeated="1017"/>
        </table:table-row>
        <table:table-row table:style-name="ro1">
          <table:table-cell office:value-type="float" office:value="321.8">
            <text:p>321,80000</text:p>
          </table:table-cell>
          <table:table-cell office:value-type="float" office:value="-4.125">
            <text:p>-4,12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55]+2.62105)/([.D55]-14.3141)" office:value-type="float" office:value="-0.00889196202580292">
            <text:p>-0,00889</text:p>
          </table:table-cell>
          <table:table-cell table:number-columns-repeated="1017"/>
        </table:table-row>
        <table:table-row table:style-name="ro1">
          <table:table-cell office:value-type="float" office:value="321.9">
            <text:p>321,90000</text:p>
          </table:table-cell>
          <table:table-cell office:value-type="float" office:value="-4.125">
            <text:p>-4,12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56]+2.62105)/([.D56]-14.3141)" office:value-type="float" office:value="-0.00889196202580292">
            <text:p>-0,00889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,00000</text:p>
          </table:table-cell>
          <table:table-cell office:value-type="float" office:value="-4.125">
            <text:p>-4,12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57]+2.62105)/([.D57]-14.3141)" office:value-type="float" office:value="-0.00889196202580292">
            <text:p>-0,00889</text:p>
          </table:table-cell>
          <table:table-cell table:number-columns-repeated="1017"/>
        </table:table-row>
        <table:table-row table:style-name="ro1">
          <table:table-cell office:value-type="float" office:value="322.1">
            <text:p>322,10000</text:p>
          </table:table-cell>
          <table:table-cell office:value-type="float" office:value="-4.125">
            <text:p>-4,12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58]+2.62105)/([.D58]-14.3141)" office:value-type="float" office:value="-0.00889196202580292">
            <text:p>-0,00889</text:p>
          </table:table-cell>
          <table:table-cell table:number-columns-repeated="1017"/>
        </table:table-row>
        <table:table-row table:style-name="ro1">
          <table:table-cell office:value-type="float" office:value="322.2">
            <text:p>322,20000</text:p>
          </table:table-cell>
          <table:table-cell office:value-type="float" office:value="-4.125">
            <text:p>-4,12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59]+2.62105)/([.D59]-14.3141)" office:value-type="float" office:value="-0.00889196202580292">
            <text:p>-0,00889</text:p>
          </table:table-cell>
          <table:table-cell table:number-columns-repeated="1017"/>
        </table:table-row>
        <table:table-row table:style-name="ro1">
          <table:table-cell office:value-type="float" office:value="322.3">
            <text:p>322,30000</text:p>
          </table:table-cell>
          <table:table-cell office:value-type="float" office:value="-4.125">
            <text:p>-4,12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60]+2.62105)/([.D60]-14.3141)" office:value-type="float" office:value="-0.00889196202580292">
            <text:p>-0,00889</text:p>
          </table:table-cell>
          <table:table-cell table:number-columns-repeated="1017"/>
        </table:table-row>
        <table:table-row table:style-name="ro1">
          <table:table-cell office:value-type="float" office:value="322.4">
            <text:p>322,40000</text:p>
          </table:table-cell>
          <table:table-cell office:value-type="float" office:value="-4.125">
            <text:p>-4,12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61]+2.62105)/([.D61]-14.3141)" office:value-type="float" office:value="-0.00889196202580292">
            <text:p>-0,00889</text:p>
          </table:table-cell>
          <table:table-cell table:number-columns-repeated="1017"/>
        </table:table-row>
        <table:table-row table:style-name="ro1">
          <table:table-cell office:value-type="float" office:value="322.5">
            <text:p>322,50000</text:p>
          </table:table-cell>
          <table:table-cell office:value-type="float" office:value="-4.125">
            <text:p>-4,12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62]+2.62105)/([.D62]-14.3141)" office:value-type="float" office:value="-0.00889196202580292">
            <text:p>-0,00889</text:p>
          </table:table-cell>
          <table:table-cell table:number-columns-repeated="1017"/>
        </table:table-row>
        <table:table-row table:style-name="ro1">
          <table:table-cell office:value-type="float" office:value="322.6">
            <text:p>322,60000</text:p>
          </table:table-cell>
          <table:table-cell office:value-type="float" office:value="-4.125">
            <text:p>-4,12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63]+2.62105)/([.D63]-14.3141)" office:value-type="float" office:value="-0.00889196202580292">
            <text:p>-0,00889</text:p>
          </table:table-cell>
          <table:table-cell table:number-columns-repeated="1017"/>
        </table:table-row>
        <table:table-row table:style-name="ro1">
          <table:table-cell office:value-type="float" office:value="322.7">
            <text:p>322,70000</text:p>
          </table:table-cell>
          <table:table-cell office:value-type="float" office:value="-4.125">
            <text:p>-4,125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64]+2.62105)/([.D64]-14.3141)" office:value-type="float" office:value="-0.00888408308075274">
            <text:p>-0,00888</text:p>
          </table:table-cell>
          <table:table-cell table:number-columns-repeated="1017"/>
        </table:table-row>
        <table:table-row table:style-name="ro1">
          <table:table-cell office:value-type="float" office:value="322.8">
            <text:p>322,80000</text:p>
          </table:table-cell>
          <table:table-cell office:value-type="float" office:value="-4.125">
            <text:p>-4,125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65]+2.62105)/([.D65]-14.3141)" office:value-type="float" office:value="-0.00888408308075274">
            <text:p>-0,00888</text:p>
          </table:table-cell>
          <table:table-cell table:number-columns-repeated="1017"/>
        </table:table-row>
        <table:table-row table:style-name="ro1">
          <table:table-cell office:value-type="float" office:value="322.9">
            <text:p>322,9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66]+2.62105)/([.D66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,0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67]+2.62105)/([.D67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3.1">
            <text:p>323,1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68]+2.62105)/([.D68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3.2">
            <text:p>323,2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69]+2.62105)/([.D69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3.3">
            <text:p>323,3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70]+2.62105)/([.D70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3.4">
            <text:p>323,4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71]+2.62105)/([.D71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3.5">
            <text:p>323,5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72]+2.62105)/([.D72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3.6">
            <text:p>323,6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73]+2.62105)/([.D73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3.7">
            <text:p>323,7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74]+2.62105)/([.D74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3.8">
            <text:p>323,8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75]+2.62105)/([.D75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3.9">
            <text:p>323,9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76]+2.62105)/([.D76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,0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77]+2.62105)/([.D77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4.1">
            <text:p>324,1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78]+2.62105)/([.D78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4.2">
            <text:p>324,2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79]+2.62105)/([.D79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4.3">
            <text:p>324,3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80]+2.62105)/([.D80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4.4">
            <text:p>324,4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81]+2.62105)/([.D81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4.5">
            <text:p>324,5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82]+2.62105)/([.D82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4.6">
            <text:p>324,60000</text:p>
          </table:table-cell>
          <table:table-cell office:value-type="float" office:value="-4.11">
            <text:p>-4,11000</text:p>
          </table:table-cell>
          <table:table-cell office:value-type="float" office:value="1.749">
            <text:p>1,749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83]+2.62105)/([.D83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4.7">
            <text:p>324,70000</text:p>
          </table:table-cell>
          <table:table-cell office:value-type="float" office:value="-4.11">
            <text:p>-4,11000</text:p>
          </table:table-cell>
          <table:table-cell office:value-type="float" office:value="1.7475">
            <text:p>1,7475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84]+2.62105)/([.D84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4.8">
            <text:p>324,80000</text:p>
          </table:table-cell>
          <table:table-cell office:value-type="float" office:value="-4.11">
            <text:p>-4,11000</text:p>
          </table:table-cell>
          <table:table-cell office:value-type="float" office:value="1.7475">
            <text:p>1,7475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85]+2.62105)/([.D85]-14.3141)" office:value-type="float" office:value="-0.00879547558302257">
            <text:p>-0,00880</text:p>
          </table:table-cell>
          <table:table-cell table:number-columns-repeated="1017"/>
        </table:table-row>
        <table:table-row table:style-name="ro1">
          <table:table-cell office:value-type="float" office:value="324.9">
            <text:p>324,90000</text:p>
          </table:table-cell>
          <table:table-cell office:value-type="float" office:value="-4.095">
            <text:p>-4,09500</text:p>
          </table:table-cell>
          <table:table-cell office:value-type="float" office:value="1.7475">
            <text:p>1,7475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86]+2.62105)/([.D86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,00000</text:p>
          </table:table-cell>
          <table:table-cell office:value-type="float" office:value="-4.095">
            <text:p>-4,09500</text:p>
          </table:table-cell>
          <table:table-cell office:value-type="float" office:value="1.7475">
            <text:p>1,7475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87]+2.62105)/([.D87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5.1">
            <text:p>325,10000</text:p>
          </table:table-cell>
          <table:table-cell office:value-type="float" office:value="-4.095">
            <text:p>-4,09500</text:p>
          </table:table-cell>
          <table:table-cell office:value-type="float" office:value="1.7475">
            <text:p>1,7475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88]+2.62105)/([.D88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5.2">
            <text:p>325,20000</text:p>
          </table:table-cell>
          <table:table-cell office:value-type="float" office:value="-4.095">
            <text:p>-4,09500</text:p>
          </table:table-cell>
          <table:table-cell office:value-type="float" office:value="1.7475">
            <text:p>1,7475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89]+2.62105)/([.D89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5.3">
            <text:p>325,30000</text:p>
          </table:table-cell>
          <table:table-cell office:value-type="float" office:value="-4.095">
            <text:p>-4,09500</text:p>
          </table:table-cell>
          <table:table-cell office:value-type="float" office:value="1.7475">
            <text:p>1,7475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90]+2.62105)/([.D90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5.4">
            <text:p>325,40000</text:p>
          </table:table-cell>
          <table:table-cell office:value-type="float" office:value="-4.095">
            <text:p>-4,09500</text:p>
          </table:table-cell>
          <table:table-cell office:value-type="float" office:value="1.7475">
            <text:p>1,7475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91]+2.62105)/([.D91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5.5">
            <text:p>325,50000</text:p>
          </table:table-cell>
          <table:table-cell office:value-type="float" office:value="-4.095">
            <text:p>-4,09500</text:p>
          </table:table-cell>
          <table:table-cell office:value-type="float" office:value="1.7475">
            <text:p>1,7475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92]+2.62105)/([.D92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5.6">
            <text:p>325,60000</text:p>
          </table:table-cell>
          <table:table-cell office:value-type="float" office:value="-4.095">
            <text:p>-4,09500</text:p>
          </table:table-cell>
          <table:table-cell office:value-type="float" office:value="1.7475">
            <text:p>1,7475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93]+2.62105)/([.D93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5.7">
            <text:p>325,7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94]+2.62105)/([.D94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5.8">
            <text:p>325,8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95]+2.62105)/([.D95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5.9">
            <text:p>325,9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96]+2.62105)/([.D96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,0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97]+2.62105)/([.D97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6.1">
            <text:p>326,1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98]+2.62105)/([.D98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6.2">
            <text:p>326,2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99]+2.62105)/([.D99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6.3">
            <text:p>326,3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00]+2.62105)/([.D100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6.4">
            <text:p>326,4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01]+2.62105)/([.D101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6.5">
            <text:p>326,5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02]+2.62105)/([.D102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6.6">
            <text:p>326,6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03]+2.62105)/([.D103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6.7">
            <text:p>326,7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04]+2.62105)/([.D104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6.8">
            <text:p>326,8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05]+2.62105)/([.D105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6.9">
            <text:p>326,9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06]+2.62105)/([.D106]-14.3141)" office:value-type="float" office:value="-0.0087068680852924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,0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07]+2.62105)/([.D107]-14.3141)" office:value-type="float" office:value="-0.00861826058756223">
            <text:p>-0,00862</text:p>
          </table:table-cell>
          <table:table-cell table:number-columns-repeated="1017"/>
        </table:table-row>
        <table:table-row table:style-name="ro1">
          <table:table-cell office:value-type="float" office:value="327.1">
            <text:p>327,1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08]+2.62105)/([.D108]-14.3141)" office:value-type="float" office:value="-0.00861826058756223">
            <text:p>-0,00862</text:p>
          </table:table-cell>
          <table:table-cell table:number-columns-repeated="1017"/>
        </table:table-row>
        <table:table-row table:style-name="ro1">
          <table:table-cell office:value-type="float" office:value="327.2">
            <text:p>327,2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09]+2.62105)/([.D109]-14.3141)" office:value-type="float" office:value="-0.00861826058756223">
            <text:p>-0,00862</text:p>
          </table:table-cell>
          <table:table-cell table:number-columns-repeated="1017"/>
        </table:table-row>
        <table:table-row table:style-name="ro1">
          <table:table-cell office:value-type="float" office:value="327.3">
            <text:p>327,3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10]+2.62105)/([.D110]-14.3141)" office:value-type="float" office:value="-0.00861826058756223">
            <text:p>-0,00862</text:p>
          </table:table-cell>
          <table:table-cell table:number-columns-repeated="1017"/>
        </table:table-row>
        <table:table-row table:style-name="ro1">
          <table:table-cell office:value-type="float" office:value="327.4">
            <text:p>327,4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11]+2.62105)/([.D111]-14.3141)" office:value-type="float" office:value="-0.00861826058756223">
            <text:p>-0,00862</text:p>
          </table:table-cell>
          <table:table-cell table:number-columns-repeated="1017"/>
        </table:table-row>
        <table:table-row table:style-name="ro1">
          <table:table-cell office:value-type="float" office:value="327.5">
            <text:p>327,5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12]+2.62105)/([.D112]-14.3141)" office:value-type="float" office:value="-0.00861826058756223">
            <text:p>-0,00862</text:p>
          </table:table-cell>
          <table:table-cell table:number-columns-repeated="1017"/>
        </table:table-row>
        <table:table-row table:style-name="ro1">
          <table:table-cell office:value-type="float" office:value="327.6">
            <text:p>327,6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6">
            <text:p>183,60000</text:p>
          </table:table-cell>
          <table:table-cell office:value-type="string">
            <text:p>NAN</text:p>
          </table:table-cell>
          <table:table-cell/>
          <table:table-cell table:formula="of:=([.B113]+2.62105)/([.D113]-14.3141)" office:value-type="float" office:value="-0.00861826058756223">
            <text:p>-0,00862</text:p>
          </table:table-cell>
          <table:table-cell table:number-columns-repeated="1017"/>
        </table:table-row>
        <table:table-row table:style-name="ro1">
          <table:table-cell office:value-type="float" office:value="327.7">
            <text:p>327,7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14]+2.62105)/([.D114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27.8">
            <text:p>327,8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15]+2.62105)/([.D115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27.9">
            <text:p>327,9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16]+2.62105)/([.D116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,0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17]+2.62105)/([.D117]-14.3141)" office:value-type="float" office:value="-0.00871458986530949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8.1">
            <text:p>328,1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18]+2.62105)/([.D118]-14.3141)" office:value-type="float" office:value="-0.00871458986530949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8.2">
            <text:p>328,2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19]+2.62105)/([.D119]-14.3141)" office:value-type="float" office:value="-0.00871458986530949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8.3">
            <text:p>328,3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20]+2.62105)/([.D120]-14.3141)" office:value-type="float" office:value="-0.00871458986530949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8.4">
            <text:p>328,4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21]+2.62105)/([.D121]-14.3141)" office:value-type="float" office:value="-0.00871458986530949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8.5">
            <text:p>328,5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22]+2.62105)/([.D122]-14.3141)" office:value-type="float" office:value="-0.00871458986530949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8.6">
            <text:p>328,60000</text:p>
          </table:table-cell>
          <table:table-cell office:value-type="float" office:value="-4.095">
            <text:p>-4,095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23]+2.62105)/([.D123]-14.3141)" office:value-type="float" office:value="-0.00871458986530949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8.7">
            <text:p>328,70000</text:p>
          </table:table-cell>
          <table:table-cell office:value-type="float" office:value="-4.095">
            <text:p>-4,09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24]+2.62105)/([.D124]-14.3141)" office:value-type="float" office:value="-0.00871458986530949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8.8">
            <text:p>328,80000</text:p>
          </table:table-cell>
          <table:table-cell office:value-type="float" office:value="-4.095">
            <text:p>-4,09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25]+2.62105)/([.D125]-14.3141)" office:value-type="float" office:value="-0.00871458986530949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8.9">
            <text:p>328,90000</text:p>
          </table:table-cell>
          <table:table-cell office:value-type="float" office:value="-4.095">
            <text:p>-4,095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26]+2.62105)/([.D126]-14.3141)" office:value-type="float" office:value="-0.00871458986530949">
            <text:p>-0,00871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,00000</text:p>
          </table:table-cell>
          <table:table-cell office:value-type="float" office:value="-4.08">
            <text:p>-4,080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27]+2.62105)/([.D127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29.1">
            <text:p>329,10000</text:p>
          </table:table-cell>
          <table:table-cell office:value-type="float" office:value="-4.08">
            <text:p>-4,080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28]+2.62105)/([.D128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29.2">
            <text:p>329,20000</text:p>
          </table:table-cell>
          <table:table-cell office:value-type="float" office:value="-4.08">
            <text:p>-4,080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29]+2.62105)/([.D129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29.3">
            <text:p>329,30000</text:p>
          </table:table-cell>
          <table:table-cell office:value-type="float" office:value="-4.08">
            <text:p>-4,080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30]+2.62105)/([.D130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29.4">
            <text:p>329,40000</text:p>
          </table:table-cell>
          <table:table-cell office:value-type="float" office:value="-4.08">
            <text:p>-4,080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31]+2.62105)/([.D131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29.5">
            <text:p>329,50000</text:p>
          </table:table-cell>
          <table:table-cell office:value-type="float" office:value="-4.08">
            <text:p>-4,080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32]+2.62105)/([.D132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29.6">
            <text:p>329,60000</text:p>
          </table:table-cell>
          <table:table-cell office:value-type="float" office:value="-4.08">
            <text:p>-4,08000</text:p>
          </table:table-cell>
          <table:table-cell office:value-type="float" office:value="1.7475">
            <text:p>1,747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33]+2.62105)/([.D133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29.7">
            <text:p>329,7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34]+2.62105)/([.D134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29.8">
            <text:p>329,8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35]+2.62105)/([.D135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29.9">
            <text:p>329,9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36]+2.62105)/([.D136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,0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37]+2.62105)/([.D137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30.1">
            <text:p>330,1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38]+2.62105)/([.D138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30.2">
            <text:p>330,2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39]+2.62105)/([.D139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30.3">
            <text:p>330,3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40]+2.62105)/([.D140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30.4">
            <text:p>330,4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41]+2.62105)/([.D141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30.5">
            <text:p>330,5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42]+2.62105)/([.D142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30.6">
            <text:p>330,60000</text:p>
          </table:table-cell>
          <table:table-cell office:value-type="float" office:value="-4.08">
            <text:p>-4,08000</text:p>
          </table:table-cell>
          <table:table-cell office:value-type="float" office:value="1.746">
            <text:p>1,7460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43]+2.62105)/([.D143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30.7">
            <text:p>330,70000</text:p>
          </table:table-cell>
          <table:table-cell office:value-type="float" office:value="-4.08">
            <text:p>-4,080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44]+2.62105)/([.D144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30.8">
            <text:p>330,80000</text:p>
          </table:table-cell>
          <table:table-cell office:value-type="float" office:value="-4.08">
            <text:p>-4,080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45]+2.62105)/([.D145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30.9">
            <text:p>330,90000</text:p>
          </table:table-cell>
          <table:table-cell office:value-type="float" office:value="-4.08">
            <text:p>-4,080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46]+2.62105)/([.D146]-14.3141)" office:value-type="float" office:value="-0.00862590378506278">
            <text:p>-0,00863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,0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47]+2.62105)/([.D147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1.1">
            <text:p>331,1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48]+2.62105)/([.D148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1.2">
            <text:p>331,2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49]+2.62105)/([.D149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1.3">
            <text:p>331,3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50]+2.62105)/([.D150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1.4">
            <text:p>331,4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51]+2.62105)/([.D151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1.5">
            <text:p>331,5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52]+2.62105)/([.D152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1.6">
            <text:p>331,6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53]+2.62105)/([.D153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1.7">
            <text:p>331,7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54]+2.62105)/([.D154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1.801">
            <text:p>331,801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55]+2.62105)/([.D155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1.9">
            <text:p>331,9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56]+2.62105)/([.D156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,0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57]+2.62105)/([.D157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2.1">
            <text:p>332,1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58]+2.62105)/([.D158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2.2">
            <text:p>332,2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59]+2.62105)/([.D159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2.3">
            <text:p>332,3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60]+2.62105)/([.D160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2.4">
            <text:p>332,4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61]+2.62105)/([.D161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2.5">
            <text:p>332,5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62]+2.62105)/([.D162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2.6">
            <text:p>332,60000</text:p>
          </table:table-cell>
          <table:table-cell office:value-type="float" office:value="-4.065">
            <text:p>-4,06500</text:p>
          </table:table-cell>
          <table:table-cell office:value-type="float" office:value="1.7445">
            <text:p>1,74450</text:p>
          </table:table-cell>
          <table:table-cell office:value-type="float" office:value="183.45">
            <text:p>183,45000</text:p>
          </table:table-cell>
          <table:table-cell office:value-type="string">
            <text:p>NAN</text:p>
          </table:table-cell>
          <table:table-cell/>
          <table:table-cell table:formula="of:=([.B163]+2.62105)/([.D163]-14.3141)" office:value-type="float" office:value="-0.00853721770481607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2.7">
            <text:p>332,7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64]+2.62105)/([.D164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2.8">
            <text:p>332,8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65]+2.62105)/([.D165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2.9">
            <text:p>332,9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66]+2.62105)/([.D166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,0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67]+2.62105)/([.D167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3.1">
            <text:p>333,1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68]+2.62105)/([.D168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3.2">
            <text:p>333,2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69]+2.62105)/([.D169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3.3">
            <text:p>333,3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70]+2.62105)/([.D170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3.4">
            <text:p>333,4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71]+2.62105)/([.D171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3.5">
            <text:p>333,5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72]+2.62105)/([.D172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3.6">
            <text:p>333,6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73]+2.62105)/([.D173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3.7">
            <text:p>333,7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74]+2.62105)/([.D174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3.8">
            <text:p>333,8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75]+2.62105)/([.D175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3.9">
            <text:p>333,9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76]+2.62105)/([.D176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,0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77]+2.62105)/([.D177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4.1">
            <text:p>334,1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78]+2.62105)/([.D178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4.2">
            <text:p>334,2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79]+2.62105)/([.D179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4.3">
            <text:p>334,3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80]+2.62105)/([.D180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4.4">
            <text:p>334,4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81]+2.62105)/([.D181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4.5">
            <text:p>334,5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82]+2.62105)/([.D182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4.6">
            <text:p>334,60000</text:p>
          </table:table-cell>
          <table:table-cell office:value-type="float" office:value="-4.065">
            <text:p>-4,065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83]+2.62105)/([.D183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4.7">
            <text:p>334,70000</text:p>
          </table:table-cell>
          <table:table-cell office:value-type="float" office:value="-4.065">
            <text:p>-4,065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84]+2.62105)/([.D184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4.8">
            <text:p>334,80000</text:p>
          </table:table-cell>
          <table:table-cell office:value-type="float" office:value="-4.065">
            <text:p>-4,065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85]+2.62105)/([.D185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4.9">
            <text:p>334,90000</text:p>
          </table:table-cell>
          <table:table-cell office:value-type="float" office:value="-4.065">
            <text:p>-4,065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86]+2.62105)/([.D186]-14.3141)" office:value-type="float" office:value="-0.00854479574923115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,0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87]+2.62105)/([.D187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5.1">
            <text:p>335,1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88]+2.62105)/([.D188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5.2">
            <text:p>335,2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89]+2.62105)/([.D189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5.3">
            <text:p>335,3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90]+2.62105)/([.D190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5.4">
            <text:p>335,4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91]+2.62105)/([.D191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5.5">
            <text:p>335,5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92]+2.62105)/([.D192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5.6">
            <text:p>335,6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93]+2.62105)/([.D193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5.7">
            <text:p>335,7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94]+2.62105)/([.D194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5.8">
            <text:p>335,8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95]+2.62105)/([.D195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5.9">
            <text:p>335,9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96]+2.62105)/([.D196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,0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97]+2.62105)/([.D197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6.1">
            <text:p>336,1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98]+2.62105)/([.D198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6.2">
            <text:p>336,2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199]+2.62105)/([.D199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6.3">
            <text:p>336,3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00]+2.62105)/([.D200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6.4">
            <text:p>336,4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01]+2.62105)/([.D201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6.5">
            <text:p>336,5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02]+2.62105)/([.D202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6.6">
            <text:p>336,6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03]+2.62105)/([.D203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6.7">
            <text:p>336,7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04]+2.62105)/([.D204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6.8">
            <text:p>336,8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05]+2.62105)/([.D205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6.9">
            <text:p>336,9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06]+2.62105)/([.D206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,0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07]+2.62105)/([.D207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7.1">
            <text:p>337,1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08]+2.62105)/([.D208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7.2">
            <text:p>337,2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09]+2.62105)/([.D209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7.3">
            <text:p>337,3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10]+2.62105)/([.D210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7.4">
            <text:p>337,4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11]+2.62105)/([.D211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7.5">
            <text:p>337,5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12]+2.62105)/([.D212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7.6">
            <text:p>337,6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13]+2.62105)/([.D213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7.7">
            <text:p>337,7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14]+2.62105)/([.D214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7.8">
            <text:p>337,8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15]+2.62105)/([.D215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7.9">
            <text:p>337,9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16]+2.62105)/([.D216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,0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17]+2.62105)/([.D217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8.1">
            <text:p>338,1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18]+2.62105)/([.D218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8.2">
            <text:p>338,2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19]+2.62105)/([.D219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8.3">
            <text:p>338,3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20]+2.62105)/([.D220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8.4">
            <text:p>338,4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21]+2.62105)/([.D221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8.5">
            <text:p>338,5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22]+2.62105)/([.D222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8.6">
            <text:p>338,60000</text:p>
          </table:table-cell>
          <table:table-cell office:value-type="float" office:value="-4.05">
            <text:p>-4,05000</text:p>
          </table:table-cell>
          <table:table-cell office:value-type="float" office:value="1.7415">
            <text:p>1,7415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23]+2.62105)/([.D223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8.7">
            <text:p>338,7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24]+2.62105)/([.D224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8.8">
            <text:p>338,8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25]+2.62105)/([.D225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8.9">
            <text:p>338,9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26]+2.62105)/([.D226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,0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27]+2.62105)/([.D227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9.1">
            <text:p>339,1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28]+2.62105)/([.D228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9.2">
            <text:p>339,2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29]+2.62105)/([.D229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9.3">
            <text:p>339,3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30]+2.62105)/([.D230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9.4">
            <text:p>339,4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31]+2.62105)/([.D231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9.5">
            <text:p>339,5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32]+2.62105)/([.D232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9.6">
            <text:p>339,60000</text:p>
          </table:table-cell>
          <table:table-cell office:value-type="float" office:value="-4.05">
            <text:p>-4,05000</text:p>
          </table:table-cell>
          <table:table-cell office:value-type="float" office:value="1.743">
            <text:p>1,74300</text:p>
          </table:table-cell>
          <table:table-cell office:value-type="float" office:value="183.3">
            <text:p>183,30000</text:p>
          </table:table-cell>
          <table:table-cell office:value-type="string">
            <text:p>NAN</text:p>
          </table:table-cell>
          <table:table-cell/>
          <table:table-cell table:formula="of:=([.B233]+2.62105)/([.D233]-14.3141)" office:value-type="float" office:value="-0.00845603094696066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9.7">
            <text:p>339,7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34]+2.62105)/([.D234]-14.3141)" office:value-type="float" office:value="-0.00846354359469757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9.8">
            <text:p>339,8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35]+2.62105)/([.D235]-14.3141)" office:value-type="float" office:value="-0.00846354359469757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39.9">
            <text:p>339,90000</text:p>
          </table:table-cell>
          <table:table-cell office:value-type="float" office:value="-4.05">
            <text:p>-4,05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36]+2.62105)/([.D236]-14.3141)" office:value-type="float" office:value="-0.00846354359469757">
            <text:p>-0,00846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,00000</text:p>
          </table:table-cell>
          <table:table-cell office:value-type="float" office:value="-4.035">
            <text:p>-4,035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37]+2.62105)/([.D237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0.1">
            <text:p>340,10000</text:p>
          </table:table-cell>
          <table:table-cell office:value-type="float" office:value="-4.035">
            <text:p>-4,035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38]+2.62105)/([.D238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0.2">
            <text:p>340,20000</text:p>
          </table:table-cell>
          <table:table-cell office:value-type="float" office:value="-4.035">
            <text:p>-4,035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39]+2.62105)/([.D239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0.3">
            <text:p>340,30000</text:p>
          </table:table-cell>
          <table:table-cell office:value-type="float" office:value="-4.035">
            <text:p>-4,035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40]+2.62105)/([.D240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0.4">
            <text:p>340,40000</text:p>
          </table:table-cell>
          <table:table-cell office:value-type="float" office:value="-4.035">
            <text:p>-4,035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41]+2.62105)/([.D241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0.5">
            <text:p>340,50000</text:p>
          </table:table-cell>
          <table:table-cell office:value-type="float" office:value="-4.035">
            <text:p>-4,035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42]+2.62105)/([.D242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0.6">
            <text:p>340,60000</text:p>
          </table:table-cell>
          <table:table-cell office:value-type="float" office:value="-4.035">
            <text:p>-4,035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43]+2.62105)/([.D243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0.7">
            <text:p>340,7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44]+2.62105)/([.D244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0.8">
            <text:p>340,8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45]+2.62105)/([.D245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0.9">
            <text:p>340,9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46]+2.62105)/([.D246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,0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47]+2.62105)/([.D247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1.1">
            <text:p>341,1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48]+2.62105)/([.D248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1.2">
            <text:p>341,2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49]+2.62105)/([.D249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1.3">
            <text:p>341,3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50]+2.62105)/([.D250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1.4">
            <text:p>341,4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51]+2.62105)/([.D251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1.5">
            <text:p>341,5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52]+2.62105)/([.D252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1.6">
            <text:p>341,6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53]+2.62105)/([.D253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1.7">
            <text:p>341,7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54]+2.62105)/([.D254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1.8">
            <text:p>341,8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55]+2.62105)/([.D255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1.9">
            <text:p>341,90000</text:p>
          </table:table-cell>
          <table:table-cell office:value-type="float" office:value="-4.035">
            <text:p>-4,035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56]+2.62105)/([.D256]-14.3141)" office:value-type="float" office:value="-0.00837469993052426">
            <text:p>-0,00837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,0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57]+2.62105)/([.D257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2.1">
            <text:p>342,1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58]+2.62105)/([.D258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2.2">
            <text:p>342,2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59]+2.62105)/([.D259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2.3">
            <text:p>342,3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60]+2.62105)/([.D260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2.4">
            <text:p>342,4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61]+2.62105)/([.D261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2.5">
            <text:p>342,5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62]+2.62105)/([.D262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2.6">
            <text:p>342,6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63]+2.62105)/([.D263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2.7">
            <text:p>342,7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64]+2.62105)/([.D264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2.8">
            <text:p>342,8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65]+2.62105)/([.D265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2.9">
            <text:p>342,9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66]+2.62105)/([.D266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,0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67]+2.62105)/([.D267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3.1">
            <text:p>343,1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68]+2.62105)/([.D268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3.2">
            <text:p>343,2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69]+2.62105)/([.D269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3.3">
            <text:p>343,3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70]+2.62105)/([.D270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3.4">
            <text:p>343,4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71]+2.62105)/([.D271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3.5">
            <text:p>343,5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72]+2.62105)/([.D272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3.6">
            <text:p>343,60000</text:p>
          </table:table-cell>
          <table:table-cell office:value-type="float" office:value="-4.02">
            <text:p>-4,02000</text:p>
          </table:table-cell>
          <table:table-cell office:value-type="float" office:value="1.7415">
            <text:p>1,741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73]+2.62105)/([.D273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3.7">
            <text:p>343,7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74]+2.62105)/([.D274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3.8">
            <text:p>343,8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75]+2.62105)/([.D275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3.9">
            <text:p>343,9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76]+2.62105)/([.D276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,0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77]+2.62105)/([.D277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4.1">
            <text:p>344,1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78]+2.62105)/([.D278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4.2">
            <text:p>344,2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79]+2.62105)/([.D279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4.3">
            <text:p>344,3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80]+2.62105)/([.D280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4.4">
            <text:p>344,4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81]+2.62105)/([.D281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4.5">
            <text:p>344,5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82]+2.62105)/([.D282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4.6">
            <text:p>344,6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83]+2.62105)/([.D283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4.7">
            <text:p>344,7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84]+2.62105)/([.D284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4.8">
            <text:p>344,8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85]+2.62105)/([.D285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4.9">
            <text:p>344,9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86]+2.62105)/([.D286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,0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87]+2.62105)/([.D287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5.1">
            <text:p>345,1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88]+2.62105)/([.D288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5.2">
            <text:p>345,2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89]+2.62105)/([.D289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5.3">
            <text:p>345,3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90]+2.62105)/([.D290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5.4">
            <text:p>345,4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91]+2.62105)/([.D291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5.5">
            <text:p>345,5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92]+2.62105)/([.D292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5.6">
            <text:p>345,6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93]+2.62105)/([.D293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5.7">
            <text:p>345,7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94]+2.62105)/([.D294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5.8">
            <text:p>345,8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95]+2.62105)/([.D295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5.9">
            <text:p>345,9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96]+2.62105)/([.D296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,0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97]+2.62105)/([.D297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6.1">
            <text:p>346,1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98]+2.62105)/([.D298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6.2">
            <text:p>346,2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299]+2.62105)/([.D299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6.3">
            <text:p>346,3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00]+2.62105)/([.D300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6.4">
            <text:p>346,4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01]+2.62105)/([.D301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6.5">
            <text:p>346,5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02]+2.62105)/([.D302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6.6">
            <text:p>346,6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03]+2.62105)/([.D303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6.7">
            <text:p>346,70000</text:p>
          </table:table-cell>
          <table:table-cell office:value-type="float" office:value="-4.02">
            <text:p>-4,02000</text:p>
          </table:table-cell>
          <table:table-cell office:value-type="float" office:value="1.737">
            <text:p>1,737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04]+2.62105)/([.D304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6.8">
            <text:p>346,80000</text:p>
          </table:table-cell>
          <table:table-cell office:value-type="float" office:value="-4.02">
            <text:p>-4,02000</text:p>
          </table:table-cell>
          <table:table-cell office:value-type="float" office:value="1.737">
            <text:p>1,737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05]+2.62105)/([.D305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6.9">
            <text:p>346,90000</text:p>
          </table:table-cell>
          <table:table-cell office:value-type="float" office:value="-4.02">
            <text:p>-4,02000</text:p>
          </table:table-cell>
          <table:table-cell office:value-type="float" office:value="1.737">
            <text:p>1,737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06]+2.62105)/([.D306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,00000</text:p>
          </table:table-cell>
          <table:table-cell office:value-type="float" office:value="-4.02">
            <text:p>-4,02000</text:p>
          </table:table-cell>
          <table:table-cell office:value-type="float" office:value="1.737">
            <text:p>1,737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07]+2.62105)/([.D307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7.1">
            <text:p>347,10000</text:p>
          </table:table-cell>
          <table:table-cell office:value-type="float" office:value="-4.02">
            <text:p>-4,02000</text:p>
          </table:table-cell>
          <table:table-cell office:value-type="float" office:value="1.737">
            <text:p>1,737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08]+2.62105)/([.D308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7.2">
            <text:p>347,20000</text:p>
          </table:table-cell>
          <table:table-cell office:value-type="float" office:value="-4.02">
            <text:p>-4,02000</text:p>
          </table:table-cell>
          <table:table-cell office:value-type="float" office:value="1.737">
            <text:p>1,737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09]+2.62105)/([.D309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7.3">
            <text:p>347,30000</text:p>
          </table:table-cell>
          <table:table-cell office:value-type="float" office:value="-4.02">
            <text:p>-4,02000</text:p>
          </table:table-cell>
          <table:table-cell office:value-type="float" office:value="1.737">
            <text:p>1,737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10]+2.62105)/([.D310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7.4">
            <text:p>347,40000</text:p>
          </table:table-cell>
          <table:table-cell office:value-type="float" office:value="-4.02">
            <text:p>-4,02000</text:p>
          </table:table-cell>
          <table:table-cell office:value-type="float" office:value="1.737">
            <text:p>1,737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11]+2.62105)/([.D311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7.5">
            <text:p>347,50000</text:p>
          </table:table-cell>
          <table:table-cell office:value-type="float" office:value="-4.02">
            <text:p>-4,02000</text:p>
          </table:table-cell>
          <table:table-cell office:value-type="float" office:value="1.737">
            <text:p>1,737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12]+2.62105)/([.D312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7.6">
            <text:p>347,60000</text:p>
          </table:table-cell>
          <table:table-cell office:value-type="float" office:value="-4.02">
            <text:p>-4,02000</text:p>
          </table:table-cell>
          <table:table-cell office:value-type="float" office:value="1.737">
            <text:p>1,737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13]+2.62105)/([.D313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7.7">
            <text:p>347,7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14]+2.62105)/([.D314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7.8">
            <text:p>347,8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15]+2.62105)/([.D315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7.9">
            <text:p>347,9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16]+2.62105)/([.D316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,0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17]+2.62105)/([.D317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8.1">
            <text:p>348,1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18]+2.62105)/([.D318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8.2">
            <text:p>348,2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19]+2.62105)/([.D319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8.3">
            <text:p>348,3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20]+2.62105)/([.D320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8.4">
            <text:p>348,4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21]+2.62105)/([.D321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8.5">
            <text:p>348,5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22]+2.62105)/([.D322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8.6">
            <text:p>348,60000</text:p>
          </table:table-cell>
          <table:table-cell office:value-type="float" office:value="-4.02">
            <text:p>-4,02000</text:p>
          </table:table-cell>
          <table:table-cell office:value-type="float" office:value="1.7385">
            <text:p>1,7385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323]+2.62105)/([.D323]-14.3141)" office:value-type="float" office:value="-0.00828585626635093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8.7">
            <text:p>348,7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24]+2.62105)/([.D324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8.8">
            <text:p>348,8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25]+2.62105)/([.D325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8.9">
            <text:p>348,9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26]+2.62105)/([.D326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,0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27]+2.62105)/([.D327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9.1">
            <text:p>349,1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28]+2.62105)/([.D328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9.2">
            <text:p>349,2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29]+2.62105)/([.D329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9.3">
            <text:p>349,3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30]+2.62105)/([.D330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9.4">
            <text:p>349,4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31]+2.62105)/([.D331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9.5">
            <text:p>349,5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32]+2.62105)/([.D332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9.6">
            <text:p>349,6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33]+2.62105)/([.D333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9.7">
            <text:p>349,7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34]+2.62105)/([.D334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9.8">
            <text:p>349,8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35]+2.62105)/([.D335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49.9">
            <text:p>349,90000</text:p>
          </table:table-cell>
          <table:table-cell office:value-type="float" office:value="-4.02">
            <text:p>-4,02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36]+2.62105)/([.D336]-14.3141)" office:value-type="float" office:value="-0.00829322427067111">
            <text:p>-0,00829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,0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37]+2.62105)/([.D337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0.1">
            <text:p>350,1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38]+2.62105)/([.D338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0.2">
            <text:p>350,2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39]+2.62105)/([.D339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0.3">
            <text:p>350,3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40]+2.62105)/([.D340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0.4">
            <text:p>350,4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41]+2.62105)/([.D341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0.5">
            <text:p>350,5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42]+2.62105)/([.D342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0.6">
            <text:p>350,6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43]+2.62105)/([.D343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0.7">
            <text:p>350,7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44]+2.62105)/([.D344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0.8">
            <text:p>350,80000</text:p>
          </table:table-cell>
          <table:table-cell office:value-type="float" office:value="-4.035">
            <text:p>-4,03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45]+2.62105)/([.D345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0.9">
            <text:p>350,90000</text:p>
          </table:table-cell>
          <table:table-cell office:value-type="float" office:value="-4.035">
            <text:p>-4,03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46]+2.62105)/([.D346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,00000</text:p>
          </table:table-cell>
          <table:table-cell office:value-type="float" office:value="-4.035">
            <text:p>-4,03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47]+2.62105)/([.D347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1.1">
            <text:p>351,10000</text:p>
          </table:table-cell>
          <table:table-cell office:value-type="float" office:value="-4.035">
            <text:p>-4,03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48]+2.62105)/([.D348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1.2">
            <text:p>351,20000</text:p>
          </table:table-cell>
          <table:table-cell office:value-type="float" office:value="-4.035">
            <text:p>-4,03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49]+2.62105)/([.D349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1.3">
            <text:p>351,30000</text:p>
          </table:table-cell>
          <table:table-cell office:value-type="float" office:value="-4.035">
            <text:p>-4,03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50]+2.62105)/([.D350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1.4">
            <text:p>351,40000</text:p>
          </table:table-cell>
          <table:table-cell office:value-type="float" office:value="-4.035">
            <text:p>-4,03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51]+2.62105)/([.D351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1.5">
            <text:p>351,50000</text:p>
          </table:table-cell>
          <table:table-cell office:value-type="float" office:value="-4.035">
            <text:p>-4,03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52]+2.62105)/([.D352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1.6">
            <text:p>351,60000</text:p>
          </table:table-cell>
          <table:table-cell office:value-type="float" office:value="-4.035">
            <text:p>-4,03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53]+2.62105)/([.D353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1.7">
            <text:p>351,70000</text:p>
          </table:table-cell>
          <table:table-cell office:value-type="float" office:value="-4.035">
            <text:p>-4,03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54]+2.62105)/([.D354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1.8">
            <text:p>351,8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55]+2.62105)/([.D355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1.9">
            <text:p>351,9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56]+2.62105)/([.D356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,0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57]+2.62105)/([.D357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2.1">
            <text:p>352,1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58]+2.62105)/([.D358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2.2">
            <text:p>352,2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59]+2.62105)/([.D359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2.3">
            <text:p>352,3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60]+2.62105)/([.D360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2.4">
            <text:p>352,4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61]+2.62105)/([.D361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2.5">
            <text:p>352,5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62]+2.62105)/([.D362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2.6">
            <text:p>352,6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63]+2.62105)/([.D363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2.7">
            <text:p>352,7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64]+2.62105)/([.D364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2.8">
            <text:p>352,8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65]+2.62105)/([.D365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2.9">
            <text:p>352,9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66]+2.62105)/([.D366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,0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67]+2.62105)/([.D367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3.1">
            <text:p>353,1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68]+2.62105)/([.D368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3.2">
            <text:p>353,2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69]+2.62105)/([.D369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3.3">
            <text:p>353,3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70]+2.62105)/([.D370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3.4">
            <text:p>353,4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71]+2.62105)/([.D371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3.5">
            <text:p>353,5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72]+2.62105)/([.D372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3.6">
            <text:p>353,6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73]+2.62105)/([.D373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3.7">
            <text:p>353,7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374]+2.62105)/([.D374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3.8">
            <text:p>353,8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375]+2.62105)/([.D375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3.9">
            <text:p>353,9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376]+2.62105)/([.D376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,0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377]+2.62105)/([.D377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4.1">
            <text:p>354,1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378]+2.62105)/([.D378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4.2">
            <text:p>354,2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379]+2.62105)/([.D379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4.3">
            <text:p>354,3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380]+2.62105)/([.D380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4.4">
            <text:p>354,4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381]+2.62105)/([.D381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4.5">
            <text:p>354,5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382]+2.62105)/([.D382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4.6">
            <text:p>354,6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383]+2.62105)/([.D383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4.7">
            <text:p>354,7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384]+2.62105)/([.D384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4.8">
            <text:p>354,8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85]+2.62105)/([.D385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4.9">
            <text:p>354,9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86]+2.62105)/([.D386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,0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87]+2.62105)/([.D387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5.1">
            <text:p>355,1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88]+2.62105)/([.D388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5.2">
            <text:p>355,2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89]+2.62105)/([.D389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5.3">
            <text:p>355,3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90]+2.62105)/([.D390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5.4">
            <text:p>355,4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91]+2.62105)/([.D391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5.5">
            <text:p>355,5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92]+2.62105)/([.D392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5.6">
            <text:p>355,6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93]+2.62105)/([.D393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5.7">
            <text:p>355,7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94]+2.62105)/([.D394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5.8">
            <text:p>355,8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95]+2.62105)/([.D395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5.9">
            <text:p>355,9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96]+2.62105)/([.D396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,0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97]+2.62105)/([.D397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6.1">
            <text:p>356,1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98]+2.62105)/([.D398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6.2">
            <text:p>356,2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399]+2.62105)/([.D399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6.3">
            <text:p>356,3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400]+2.62105)/([.D400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6.4">
            <text:p>356,4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401]+2.62105)/([.D401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6.5">
            <text:p>356,5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402]+2.62105)/([.D402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6.6">
            <text:p>356,6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403]+2.62105)/([.D403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6.7">
            <text:p>356,70000</text:p>
          </table:table-cell>
          <table:table-cell office:value-type="float" office:value="-4.035">
            <text:p>-4,03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404]+2.62105)/([.D404]-14.3141)" office:value-type="float" office:value="-0.00838214693699948">
            <text:p>-0,00838</text:p>
          </table:table-cell>
          <table:table-cell table:number-columns-repeated="1017"/>
        </table:table-row>
        <table:table-row table:style-name="ro1">
          <table:table-cell office:value-type="float" office:value="356.8">
            <text:p>356,8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05]+2.62105)/([.D405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6.9">
            <text:p>356,9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06]+2.62105)/([.D406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,0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07]+2.62105)/([.D407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7.1">
            <text:p>357,1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08]+2.62105)/([.D408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7.2">
            <text:p>357,2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09]+2.62105)/([.D409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7.3">
            <text:p>357,3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10]+2.62105)/([.D410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7.4">
            <text:p>357,4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11]+2.62105)/([.D411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7.5">
            <text:p>357,5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12]+2.62105)/([.D412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7.6">
            <text:p>357,6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13]+2.62105)/([.D413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7.7">
            <text:p>357,7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14]+2.62105)/([.D414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7.8">
            <text:p>357,8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15]+2.62105)/([.D415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7.9">
            <text:p>357,9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16]+2.62105)/([.D416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,0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17]+2.62105)/([.D417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8.1">
            <text:p>358,1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18]+2.62105)/([.D418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8.2">
            <text:p>358,2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19]+2.62105)/([.D419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8.3">
            <text:p>358,3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20]+2.62105)/([.D420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8.4">
            <text:p>358,4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21]+2.62105)/([.D421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8.5">
            <text:p>358,5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22]+2.62105)/([.D422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8.6">
            <text:p>358,6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23]+2.62105)/([.D423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8.7">
            <text:p>358,7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24]+2.62105)/([.D424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8.8">
            <text:p>358,8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25]+2.62105)/([.D425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8.9">
            <text:p>358,9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26]+2.62105)/([.D426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,0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27]+2.62105)/([.D427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9.1">
            <text:p>359,1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28]+2.62105)/([.D428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9.2">
            <text:p>359,2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29]+2.62105)/([.D429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9.3">
            <text:p>359,3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30]+2.62105)/([.D430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9.4">
            <text:p>359,4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31]+2.62105)/([.D431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9.5">
            <text:p>359,5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32]+2.62105)/([.D432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9.6">
            <text:p>359,6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33]+2.62105)/([.D433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9.7">
            <text:p>359,70000</text:p>
          </table:table-cell>
          <table:table-cell office:value-type="float" office:value="-4.035">
            <text:p>-4,03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34]+2.62105)/([.D434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9.8">
            <text:p>359,8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35]+2.62105)/([.D435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59.9">
            <text:p>359,9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36]+2.62105)/([.D436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,0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37]+2.62105)/([.D437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0.1">
            <text:p>360,1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38]+2.62105)/([.D438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0.2">
            <text:p>360,2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39]+2.62105)/([.D439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0.3">
            <text:p>360,3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40]+2.62105)/([.D440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0.4">
            <text:p>360,4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41]+2.62105)/([.D441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0.5">
            <text:p>360,5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42]+2.62105)/([.D442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0.6">
            <text:p>360,6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43]+2.62105)/([.D443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0.7">
            <text:p>360,7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44]+2.62105)/([.D444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0.8">
            <text:p>360,8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45]+2.62105)/([.D445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0.9">
            <text:p>360,9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46]+2.62105)/([.D446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,0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47]+2.62105)/([.D447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1.1">
            <text:p>361,1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48]+2.62105)/([.D448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1.2">
            <text:p>361,2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49]+2.62105)/([.D449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1.3">
            <text:p>361,3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50]+2.62105)/([.D450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1.4">
            <text:p>361,4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51]+2.62105)/([.D451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1.5">
            <text:p>361,5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52]+2.62105)/([.D452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1.6">
            <text:p>361,6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53]+2.62105)/([.D453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1.7">
            <text:p>361,70000</text:p>
          </table:table-cell>
          <table:table-cell office:value-type="float" office:value="-4.035">
            <text:p>-4,03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54]+2.62105)/([.D454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1.8">
            <text:p>361,80000</text:p>
          </table:table-cell>
          <table:table-cell office:value-type="float" office:value="-4.035">
            <text:p>-4,035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55]+2.62105)/([.D455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1.9">
            <text:p>361,90000</text:p>
          </table:table-cell>
          <table:table-cell office:value-type="float" office:value="-4.035">
            <text:p>-4,035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56]+2.62105)/([.D456]-14.3141)" office:value-type="float" office:value="-0.00838960719941568">
            <text:p>-0,00839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,0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57]+2.62105)/([.D457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2.1">
            <text:p>362,1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58]+2.62105)/([.D458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2.2">
            <text:p>362,2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59]+2.62105)/([.D459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2.3">
            <text:p>362,3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60]+2.62105)/([.D460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2.4">
            <text:p>362,4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61]+2.62105)/([.D461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2.5">
            <text:p>362,5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62]+2.62105)/([.D462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2.6">
            <text:p>362,6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63]+2.62105)/([.D463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2.7">
            <text:p>362,7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64]+2.62105)/([.D464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2.8">
            <text:p>362,8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65]+2.62105)/([.D465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2.9">
            <text:p>362,9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66]+2.62105)/([.D466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,0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67]+2.62105)/([.D467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3.1">
            <text:p>363,1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68]+2.62105)/([.D468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3.2">
            <text:p>363,2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69]+2.62105)/([.D469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3.3">
            <text:p>363,3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70]+2.62105)/([.D470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3.4">
            <text:p>363,4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71]+2.62105)/([.D471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3.5">
            <text:p>363,5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72]+2.62105)/([.D472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3.6">
            <text:p>363,6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73]+2.62105)/([.D473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3.7">
            <text:p>363,7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74]+2.62105)/([.D474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3.8">
            <text:p>363,8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75]+2.62105)/([.D475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3.9">
            <text:p>363,9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76]+2.62105)/([.D476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,0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77]+2.62105)/([.D477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4.1">
            <text:p>364,1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78]+2.62105)/([.D478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4.2">
            <text:p>364,2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79]+2.62105)/([.D479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4.3">
            <text:p>364,3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80]+2.62105)/([.D480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4.4">
            <text:p>364,4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81]+2.62105)/([.D481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4.5">
            <text:p>364,5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82]+2.62105)/([.D482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4.6">
            <text:p>364,6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83]+2.62105)/([.D483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4.7">
            <text:p>364,7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84]+2.62105)/([.D484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4.8">
            <text:p>364,8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85]+2.62105)/([.D485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4.9">
            <text:p>364,9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86]+2.62105)/([.D486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,0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87]+2.62105)/([.D487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5.1">
            <text:p>365,1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88]+2.62105)/([.D488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5.2">
            <text:p>365,2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89]+2.62105)/([.D489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5.3">
            <text:p>365,3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90]+2.62105)/([.D490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5.4">
            <text:p>365,4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91]+2.62105)/([.D491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5.5">
            <text:p>365,5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92]+2.62105)/([.D492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5.6">
            <text:p>365,6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93]+2.62105)/([.D493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5.7">
            <text:p>365,7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94]+2.62105)/([.D494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5.8">
            <text:p>365,80000</text:p>
          </table:table-cell>
          <table:table-cell office:value-type="float" office:value="-4.05">
            <text:p>-4,05000</text:p>
          </table:table-cell>
          <table:table-cell office:value-type="float" office:value="1.728">
            <text:p>1,728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95]+2.62105)/([.D495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5.9">
            <text:p>365,90000</text:p>
          </table:table-cell>
          <table:table-cell office:value-type="float" office:value="-4.05">
            <text:p>-4,05000</text:p>
          </table:table-cell>
          <table:table-cell office:value-type="float" office:value="1.728">
            <text:p>1,728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96]+2.62105)/([.D496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,00000</text:p>
          </table:table-cell>
          <table:table-cell office:value-type="float" office:value="-4.05">
            <text:p>-4,05000</text:p>
          </table:table-cell>
          <table:table-cell office:value-type="float" office:value="1.728">
            <text:p>1,728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97]+2.62105)/([.D497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6.1">
            <text:p>366,10000</text:p>
          </table:table-cell>
          <table:table-cell office:value-type="float" office:value="-4.05">
            <text:p>-4,05000</text:p>
          </table:table-cell>
          <table:table-cell office:value-type="float" office:value="1.728">
            <text:p>1,728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98]+2.62105)/([.D498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6.2">
            <text:p>366,20000</text:p>
          </table:table-cell>
          <table:table-cell office:value-type="float" office:value="-4.05">
            <text:p>-4,05000</text:p>
          </table:table-cell>
          <table:table-cell office:value-type="float" office:value="1.728">
            <text:p>1,728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499]+2.62105)/([.D499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6.3">
            <text:p>366,30000</text:p>
          </table:table-cell>
          <table:table-cell office:value-type="float" office:value="-4.05">
            <text:p>-4,05000</text:p>
          </table:table-cell>
          <table:table-cell office:value-type="float" office:value="1.728">
            <text:p>1,728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500]+2.62105)/([.D500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6.4">
            <text:p>366,40000</text:p>
          </table:table-cell>
          <table:table-cell office:value-type="float" office:value="-4.05">
            <text:p>-4,05000</text:p>
          </table:table-cell>
          <table:table-cell office:value-type="float" office:value="1.728">
            <text:p>1,728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501]+2.62105)/([.D501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6.5">
            <text:p>366,50000</text:p>
          </table:table-cell>
          <table:table-cell office:value-type="float" office:value="-4.05">
            <text:p>-4,05000</text:p>
          </table:table-cell>
          <table:table-cell office:value-type="float" office:value="1.728">
            <text:p>1,728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502]+2.62105)/([.D502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6.6">
            <text:p>366,60000</text:p>
          </table:table-cell>
          <table:table-cell office:value-type="float" office:value="-4.05">
            <text:p>-4,05000</text:p>
          </table:table-cell>
          <table:table-cell office:value-type="float" office:value="1.728">
            <text:p>1,728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503]+2.62105)/([.D503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6.7">
            <text:p>366,70000</text:p>
          </table:table-cell>
          <table:table-cell office:value-type="float" office:value="-4.05">
            <text:p>-4,05000</text:p>
          </table:table-cell>
          <table:table-cell office:value-type="float" office:value="1.728">
            <text:p>1,728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504]+2.62105)/([.D504]-14.3141)" office:value-type="float" office:value="-0.00847860900852578">
            <text:p>-0,00848</text:p>
          </table:table-cell>
          <table:table-cell table:number-columns-repeated="1017"/>
        </table:table-row>
        <table:table-row table:style-name="ro1">
          <table:table-cell office:value-type="float" office:value="366.8">
            <text:p>366,8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05]+2.62105)/([.D505]-14.3141)" office:value-type="float" office:value="-0.00848616184609281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366.9">
            <text:p>366,9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06]+2.62105)/([.D506]-14.3141)" office:value-type="float" office:value="-0.00848616184609281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,0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07]+2.62105)/([.D507]-14.3141)" office:value-type="float" office:value="-0.00848616184609281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367.1">
            <text:p>367,1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08]+2.62105)/([.D508]-14.3141)" office:value-type="float" office:value="-0.00848616184609281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367.2">
            <text:p>367,2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09]+2.62105)/([.D509]-14.3141)" office:value-type="float" office:value="-0.00848616184609281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367.3">
            <text:p>367,3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10]+2.62105)/([.D510]-14.3141)" office:value-type="float" office:value="-0.00848616184609281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367.4">
            <text:p>367,4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11]+2.62105)/([.D511]-14.3141)" office:value-type="float" office:value="-0.00848616184609281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367.5">
            <text:p>367,5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12]+2.62105)/([.D512]-14.3141)" office:value-type="float" office:value="-0.00848616184609281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367.6">
            <text:p>367,6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13]+2.62105)/([.D513]-14.3141)" office:value-type="float" office:value="-0.00848616184609281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367.7">
            <text:p>367,70000</text:p>
          </table:table-cell>
          <table:table-cell office:value-type="float" office:value="-4.05">
            <text:p>-4,0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14]+2.62105)/([.D514]-14.3141)" office:value-type="float" office:value="-0.00848616184609281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367.8">
            <text:p>367,80000</text:p>
          </table:table-cell>
          <table:table-cell office:value-type="float" office:value="-4.05">
            <text:p>-4,05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15]+2.62105)/([.D515]-14.3141)" office:value-type="float" office:value="-0.00848616184609281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367.9">
            <text:p>367,90000</text:p>
          </table:table-cell>
          <table:table-cell office:value-type="float" office:value="-4.05">
            <text:p>-4,05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16]+2.62105)/([.D516]-14.3141)" office:value-type="float" office:value="-0.00848616184609281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,0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17]+2.62105)/([.D517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8.1">
            <text:p>368,1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18]+2.62105)/([.D518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8.2">
            <text:p>368,2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19]+2.62105)/([.D519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8.3">
            <text:p>368,3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20]+2.62105)/([.D520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8.4">
            <text:p>368,4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21]+2.62105)/([.D521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8.5">
            <text:p>368,5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22]+2.62105)/([.D522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8.6">
            <text:p>368,6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23]+2.62105)/([.D523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8.7">
            <text:p>368,7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24]+2.62105)/([.D524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8.8">
            <text:p>368,8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25]+2.62105)/([.D525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8.9">
            <text:p>368,9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26]+2.62105)/([.D526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,0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27]+2.62105)/([.D527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9.1">
            <text:p>369,1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28]+2.62105)/([.D528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9.2">
            <text:p>369,2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29]+2.62105)/([.D529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9.3">
            <text:p>369,3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30]+2.62105)/([.D530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9.4">
            <text:p>369,4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31]+2.62105)/([.D531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9.5">
            <text:p>369,5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32]+2.62105)/([.D532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9.6">
            <text:p>369,6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33]+2.62105)/([.D533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9.7">
            <text:p>369,70000</text:p>
          </table:table-cell>
          <table:table-cell office:value-type="float" office:value="-4.065">
            <text:p>-4,06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34]+2.62105)/([.D534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9.8">
            <text:p>369,80000</text:p>
          </table:table-cell>
          <table:table-cell office:value-type="float" office:value="-4.065">
            <text:p>-4,065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35]+2.62105)/([.D535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69.9">
            <text:p>369,90000</text:p>
          </table:table-cell>
          <table:table-cell office:value-type="float" office:value="-4.065">
            <text:p>-4,065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36]+2.62105)/([.D536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,00000</text:p>
          </table:table-cell>
          <table:table-cell office:value-type="float" office:value="-4.08">
            <text:p>-4,08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37]+2.62105)/([.D537]-14.3141)" office:value-type="float" office:value="-0.00866432403188153">
            <text:p>-0,00866</text:p>
          </table:table-cell>
          <table:table-cell table:number-columns-repeated="1017"/>
        </table:table-row>
        <table:table-row table:style-name="ro1">
          <table:table-cell office:value-type="float" office:value="370.1">
            <text:p>370,10000</text:p>
          </table:table-cell>
          <table:table-cell office:value-type="float" office:value="-4.08">
            <text:p>-4,08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38]+2.62105)/([.D538]-14.3141)" office:value-type="float" office:value="-0.00866432403188153">
            <text:p>-0,00866</text:p>
          </table:table-cell>
          <table:table-cell table:number-columns-repeated="1017"/>
        </table:table-row>
        <table:table-row table:style-name="ro1">
          <table:table-cell office:value-type="float" office:value="370.2">
            <text:p>370,20000</text:p>
          </table:table-cell>
          <table:table-cell office:value-type="float" office:value="-4.08">
            <text:p>-4,08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39]+2.62105)/([.D539]-14.3141)" office:value-type="float" office:value="-0.00866432403188153">
            <text:p>-0,00866</text:p>
          </table:table-cell>
          <table:table-cell table:number-columns-repeated="1017"/>
        </table:table-row>
        <table:table-row table:style-name="ro1">
          <table:table-cell office:value-type="float" office:value="370.3">
            <text:p>370,30000</text:p>
          </table:table-cell>
          <table:table-cell office:value-type="float" office:value="-4.08">
            <text:p>-4,08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40]+2.62105)/([.D540]-14.3141)" office:value-type="float" office:value="-0.00866432403188153">
            <text:p>-0,00866</text:p>
          </table:table-cell>
          <table:table-cell table:number-columns-repeated="1017"/>
        </table:table-row>
        <table:table-row table:style-name="ro1">
          <table:table-cell office:value-type="float" office:value="370.4">
            <text:p>370,40000</text:p>
          </table:table-cell>
          <table:table-cell office:value-type="float" office:value="-4.08">
            <text:p>-4,08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41]+2.62105)/([.D541]-14.3141)" office:value-type="float" office:value="-0.00866432403188153">
            <text:p>-0,00866</text:p>
          </table:table-cell>
          <table:table-cell table:number-columns-repeated="1017"/>
        </table:table-row>
        <table:table-row table:style-name="ro1">
          <table:table-cell office:value-type="float" office:value="370.5">
            <text:p>370,50000</text:p>
          </table:table-cell>
          <table:table-cell office:value-type="float" office:value="-4.08">
            <text:p>-4,08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42]+2.62105)/([.D542]-14.3141)" office:value-type="float" office:value="-0.00866432403188153">
            <text:p>-0,00866</text:p>
          </table:table-cell>
          <table:table-cell table:number-columns-repeated="1017"/>
        </table:table-row>
        <table:table-row table:style-name="ro1">
          <table:table-cell office:value-type="float" office:value="370.6">
            <text:p>370,60000</text:p>
          </table:table-cell>
          <table:table-cell office:value-type="float" office:value="-4.08">
            <text:p>-4,08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43]+2.62105)/([.D543]-14.3141)" office:value-type="float" office:value="-0.00866432403188153">
            <text:p>-0,00866</text:p>
          </table:table-cell>
          <table:table-cell table:number-columns-repeated="1017"/>
        </table:table-row>
        <table:table-row table:style-name="ro1">
          <table:table-cell office:value-type="float" office:value="370.7">
            <text:p>370,70000</text:p>
          </table:table-cell>
          <table:table-cell office:value-type="float" office:value="-4.08">
            <text:p>-4,08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44]+2.62105)/([.D544]-14.3141)" office:value-type="float" office:value="-0.00866432403188153">
            <text:p>-0,00866</text:p>
          </table:table-cell>
          <table:table-cell table:number-columns-repeated="1017"/>
        </table:table-row>
        <table:table-row table:style-name="ro1">
          <table:table-cell office:value-type="float" office:value="370.8">
            <text:p>370,8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45]+2.62105)/([.D545]-14.3141)" office:value-type="float" office:value="-0.00866432403188153">
            <text:p>-0,00866</text:p>
          </table:table-cell>
          <table:table-cell table:number-columns-repeated="1017"/>
        </table:table-row>
        <table:table-row table:style-name="ro1">
          <table:table-cell office:value-type="float" office:value="370.9">
            <text:p>370,9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46]+2.62105)/([.D546]-14.3141)" office:value-type="float" office:value="-0.00866432403188153">
            <text:p>-0,00866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,0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47]+2.62105)/([.D547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71.1">
            <text:p>371,1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48]+2.62105)/([.D548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71.2">
            <text:p>371,2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49]+2.62105)/([.D549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71.3">
            <text:p>371,3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50]+2.62105)/([.D550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71.4">
            <text:p>371,4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51]+2.62105)/([.D551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71.5">
            <text:p>371,5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52]+2.62105)/([.D552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71.6">
            <text:p>371,6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53]+2.62105)/([.D553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71.7">
            <text:p>371,7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554]+2.62105)/([.D554]-14.3141)" office:value-type="float" office:value="-0.00857524293898717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371.8">
            <text:p>371,80000</text:p>
          </table:table-cell>
          <table:table-cell office:value-type="float" office:value="-4.065">
            <text:p>-4,06500</text:p>
          </table:table-cell>
          <table:table-cell office:value-type="float" office:value="0.9525">
            <text:p>0,95250</text:p>
          </table:table-cell>
          <table:table-cell office:value-type="float" office:value="126.45">
            <text:p>126,45000</text:p>
          </table:table-cell>
          <table:table-cell office:value-type="string">
            <text:p>NAN</text:p>
          </table:table-cell>
          <table:table-cell/>
          <table:table-cell table:formula="of:=([.B555]+2.62105)/([.D555]-14.3141)" office:value-type="float" office:value="-0.012876786113992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371.9">
            <text:p>371,90000</text:p>
          </table:table-cell>
          <table:table-cell office:value-type="float" office:value="-4.065">
            <text:p>-4,06500</text:p>
          </table:table-cell>
          <table:table-cell office:value-type="float" office:value="0.9525">
            <text:p>0,95250</text:p>
          </table:table-cell>
          <table:table-cell office:value-type="float" office:value="126.45">
            <text:p>126,45000</text:p>
          </table:table-cell>
          <table:table-cell office:value-type="string">
            <text:p>NAN</text:p>
          </table:table-cell>
          <table:table-cell/>
          <table:table-cell table:formula="of:=([.B556]+2.62105)/([.D556]-14.3141)" office:value-type="float" office:value="-0.012876786113992">
            <text:p>-0,01288</text:p>
          </table:table-cell>
          <table:table-cell table:number-columns-repeated="1017"/>
        </table:table-row>
        <table:table-row table:style-name="ro1">
          <table:table-cell office:value-type="float" office:value="457.1">
            <text:p>457,10000</text:p>
          </table:table-cell>
          <table:table-cell office:value-type="float" office:value="-4.035">
            <text:p>-4,03500</text:p>
          </table:table-cell>
          <table:table-cell office:value-type="float" office:value="1.293">
            <text:p>1,29300</text:p>
          </table:table-cell>
          <table:table-cell office:value-type="float" office:value="156.75">
            <text:p>156,75000</text:p>
          </table:table-cell>
          <table:table-cell office:value-type="string">
            <text:p>NAN</text:p>
          </table:table-cell>
          <table:table-cell/>
          <table:table-cell table:formula="of:=([.B557]+2.62105)/([.D557]-14.3141)" office:value-type="float" office:value="-0.00992692151346676">
            <text:p>-0,00993</text:p>
          </table:table-cell>
          <table:table-cell table:number-columns-repeated="1017"/>
        </table:table-row>
        <table:table-row table:style-name="ro1">
          <table:table-cell office:value-type="float" office:value="457.2">
            <text:p>457,20000</text:p>
          </table:table-cell>
          <table:table-cell office:value-type="float" office:value="-4.035">
            <text:p>-4,03500</text:p>
          </table:table-cell>
          <table:table-cell office:value-type="float" office:value="1.293">
            <text:p>1,29300</text:p>
          </table:table-cell>
          <table:table-cell office:value-type="float" office:value="156.75">
            <text:p>156,75000</text:p>
          </table:table-cell>
          <table:table-cell office:value-type="string">
            <text:p>NAN</text:p>
          </table:table-cell>
          <table:table-cell/>
          <table:table-cell table:formula="of:=([.B558]+2.62105)/([.D558]-14.3141)" office:value-type="float" office:value="-0.00992692151346676">
            <text:p>-0,00993</text:p>
          </table:table-cell>
          <table:table-cell table:number-columns-repeated="1017"/>
        </table:table-row>
        <table:table-row table:style-name="ro1">
          <table:table-cell office:value-type="float" office:value="457.3">
            <text:p>457,30000</text:p>
          </table:table-cell>
          <table:table-cell office:value-type="float" office:value="-4.035">
            <text:p>-4,03500</text:p>
          </table:table-cell>
          <table:table-cell office:value-type="float" office:value="1.293">
            <text:p>1,29300</text:p>
          </table:table-cell>
          <table:table-cell office:value-type="float" office:value="156.75">
            <text:p>156,75000</text:p>
          </table:table-cell>
          <table:table-cell office:value-type="string">
            <text:p>NAN</text:p>
          </table:table-cell>
          <table:table-cell/>
          <table:table-cell table:formula="of:=([.B559]+2.62105)/([.D559]-14.3141)" office:value-type="float" office:value="-0.00992692151346676">
            <text:p>-0,00993</text:p>
          </table:table-cell>
          <table:table-cell table:number-columns-repeated="1017"/>
        </table:table-row>
        <table:table-row table:style-name="ro1">
          <table:table-cell office:value-type="float" office:value="457.4">
            <text:p>457,40000</text:p>
          </table:table-cell>
          <table:table-cell office:value-type="float" office:value="-4.035">
            <text:p>-4,03500</text:p>
          </table:table-cell>
          <table:table-cell office:value-type="float" office:value="1.293">
            <text:p>1,29300</text:p>
          </table:table-cell>
          <table:table-cell office:value-type="float" office:value="156.75">
            <text:p>156,75000</text:p>
          </table:table-cell>
          <table:table-cell office:value-type="string">
            <text:p>NAN</text:p>
          </table:table-cell>
          <table:table-cell/>
          <table:table-cell table:formula="of:=([.B560]+2.62105)/([.D560]-14.3141)" office:value-type="float" office:value="-0.00992692151346676">
            <text:p>-0,00993</text:p>
          </table:table-cell>
          <table:table-cell table:number-columns-repeated="1017"/>
        </table:table-row>
        <table:table-row table:style-name="ro1">
          <table:table-cell office:value-type="float" office:value="457.5">
            <text:p>457,50000</text:p>
          </table:table-cell>
          <table:table-cell office:value-type="float" office:value="-4.035">
            <text:p>-4,03500</text:p>
          </table:table-cell>
          <table:table-cell office:value-type="float" office:value="1.293">
            <text:p>1,29300</text:p>
          </table:table-cell>
          <table:table-cell office:value-type="float" office:value="156.75">
            <text:p>156,75000</text:p>
          </table:table-cell>
          <table:table-cell office:value-type="string">
            <text:p>NAN</text:p>
          </table:table-cell>
          <table:table-cell/>
          <table:table-cell table:formula="of:=([.B561]+2.62105)/([.D561]-14.3141)" office:value-type="float" office:value="-0.00992692151346676">
            <text:p>-0,00993</text:p>
          </table:table-cell>
          <table:table-cell table:number-columns-repeated="1017"/>
        </table:table-row>
        <table:table-row table:style-name="ro1">
          <table:table-cell office:value-type="float" office:value="457.6">
            <text:p>457,60000</text:p>
          </table:table-cell>
          <table:table-cell office:value-type="float" office:value="-4.035">
            <text:p>-4,03500</text:p>
          </table:table-cell>
          <table:table-cell office:value-type="float" office:value="1.293">
            <text:p>1,29300</text:p>
          </table:table-cell>
          <table:table-cell office:value-type="float" office:value="156.75">
            <text:p>156,75000</text:p>
          </table:table-cell>
          <table:table-cell office:value-type="string">
            <text:p>NAN</text:p>
          </table:table-cell>
          <table:table-cell/>
          <table:table-cell table:formula="of:=([.B562]+2.62105)/([.D562]-14.3141)" office:value-type="float" office:value="-0.00992692151346676">
            <text:p>-0,00993</text:p>
          </table:table-cell>
          <table:table-cell table:number-columns-repeated="1017"/>
        </table:table-row>
        <table:table-row table:style-name="ro1">
          <table:table-cell office:value-type="float" office:value="457.7">
            <text:p>457,70000</text:p>
          </table:table-cell>
          <table:table-cell office:value-type="float" office:value="-4.035">
            <text:p>-4,03500</text:p>
          </table:table-cell>
          <table:table-cell office:value-type="float" office:value="1.293">
            <text:p>1,29300</text:p>
          </table:table-cell>
          <table:table-cell office:value-type="float" office:value="156.75">
            <text:p>156,75000</text:p>
          </table:table-cell>
          <table:table-cell office:value-type="string">
            <text:p>NAN</text:p>
          </table:table-cell>
          <table:table-cell/>
          <table:table-cell table:formula="of:=([.B563]+2.62105)/([.D563]-14.3141)" office:value-type="float" office:value="-0.00992692151346676">
            <text:p>-0,00993</text:p>
          </table:table-cell>
          <table:table-cell table:number-columns-repeated="1017"/>
        </table:table-row>
        <table:table-row table:style-name="ro1">
          <table:table-cell office:value-type="float" office:value="457.8">
            <text:p>457,80000</text:p>
          </table:table-cell>
          <table:table-cell office:value-type="float" office:value="-4.035">
            <text:p>-4,03500</text:p>
          </table:table-cell>
          <table:table-cell office:value-type="float" office:value="1.293">
            <text:p>1,29300</text:p>
          </table:table-cell>
          <table:table-cell office:value-type="float" office:value="156.75">
            <text:p>156,75000</text:p>
          </table:table-cell>
          <table:table-cell office:value-type="string">
            <text:p>NAN</text:p>
          </table:table-cell>
          <table:table-cell/>
          <table:table-cell table:formula="of:=([.B564]+2.62105)/([.D564]-14.3141)" office:value-type="float" office:value="-0.00992692151346676">
            <text:p>-0,00993</text:p>
          </table:table-cell>
          <table:table-cell table:number-columns-repeated="1017"/>
        </table:table-row>
        <table:table-row table:style-name="ro1">
          <table:table-cell office:value-type="float" office:value="457.9">
            <text:p>457,90000</text:p>
          </table:table-cell>
          <table:table-cell office:value-type="float" office:value="-4.035">
            <text:p>-4,03500</text:p>
          </table:table-cell>
          <table:table-cell office:value-type="float" office:value="1.371">
            <text:p>1,37100</text:p>
          </table:table-cell>
          <table:table-cell office:value-type="float" office:value="162.15">
            <text:p>162,15000</text:p>
          </table:table-cell>
          <table:table-cell office:value-type="string">
            <text:p>NAN</text:p>
          </table:table-cell>
          <table:table-cell/>
          <table:table-cell table:formula="of:=([.B565]+2.62105)/([.D565]-14.3141)" office:value-type="float" office:value="-0.00956432098022199">
            <text:p>-0,00956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,00000</text:p>
          </table:table-cell>
          <table:table-cell office:value-type="float" office:value="-4.035">
            <text:p>-4,03500</text:p>
          </table:table-cell>
          <table:table-cell office:value-type="float" office:value="1.371">
            <text:p>1,37100</text:p>
          </table:table-cell>
          <table:table-cell office:value-type="float" office:value="162.15">
            <text:p>162,15000</text:p>
          </table:table-cell>
          <table:table-cell office:value-type="string">
            <text:p>NAN</text:p>
          </table:table-cell>
          <table:table-cell/>
          <table:table-cell table:formula="of:=([.B566]+2.62105)/([.D566]-14.3141)" office:value-type="float" office:value="-0.00956432098022199">
            <text:p>-0,00956</text:p>
          </table:table-cell>
          <table:table-cell table:number-columns-repeated="1017"/>
        </table:table-row>
        <table:table-row table:style-name="ro1">
          <table:table-cell office:value-type="float" office:value="458.1">
            <text:p>458,10000</text:p>
          </table:table-cell>
          <table:table-cell office:value-type="float" office:value="-4.05">
            <text:p>-4,05000</text:p>
          </table:table-cell>
          <table:table-cell office:value-type="float" office:value="1.371">
            <text:p>1,37100</text:p>
          </table:table-cell>
          <table:table-cell office:value-type="float" office:value="162.15">
            <text:p>162,15000</text:p>
          </table:table-cell>
          <table:table-cell office:value-type="string">
            <text:p>NAN</text:p>
          </table:table-cell>
          <table:table-cell/>
          <table:table-cell table:formula="of:=([.B567]+2.62105)/([.D567]-14.3141)" office:value-type="float" office:value="-0.00966578483304799">
            <text:p>-0,00967</text:p>
          </table:table-cell>
          <table:table-cell table:number-columns-repeated="1017"/>
        </table:table-row>
        <table:table-row table:style-name="ro1">
          <table:table-cell office:value-type="float" office:value="458.2">
            <text:p>458,20000</text:p>
          </table:table-cell>
          <table:table-cell office:value-type="float" office:value="-4.05">
            <text:p>-4,05000</text:p>
          </table:table-cell>
          <table:table-cell office:value-type="float" office:value="1.371">
            <text:p>1,37100</text:p>
          </table:table-cell>
          <table:table-cell office:value-type="float" office:value="162.15">
            <text:p>162,15000</text:p>
          </table:table-cell>
          <table:table-cell office:value-type="string">
            <text:p>NAN</text:p>
          </table:table-cell>
          <table:table-cell/>
          <table:table-cell table:formula="of:=([.B568]+2.62105)/([.D568]-14.3141)" office:value-type="float" office:value="-0.00966578483304799">
            <text:p>-0,00967</text:p>
          </table:table-cell>
          <table:table-cell table:number-columns-repeated="1017"/>
        </table:table-row>
        <table:table-row table:style-name="ro1">
          <table:table-cell office:value-type="float" office:value="458.3">
            <text:p>458,30000</text:p>
          </table:table-cell>
          <table:table-cell office:value-type="float" office:value="-4.05">
            <text:p>-4,05000</text:p>
          </table:table-cell>
          <table:table-cell office:value-type="float" office:value="1.371">
            <text:p>1,37100</text:p>
          </table:table-cell>
          <table:table-cell office:value-type="float" office:value="162.15">
            <text:p>162,15000</text:p>
          </table:table-cell>
          <table:table-cell office:value-type="string">
            <text:p>NAN</text:p>
          </table:table-cell>
          <table:table-cell/>
          <table:table-cell table:formula="of:=([.B569]+2.62105)/([.D569]-14.3141)" office:value-type="float" office:value="-0.00966578483304799">
            <text:p>-0,00967</text:p>
          </table:table-cell>
          <table:table-cell table:number-columns-repeated="1017"/>
        </table:table-row>
        <table:table-row table:style-name="ro1">
          <table:table-cell office:value-type="float" office:value="458.4">
            <text:p>458,40000</text:p>
          </table:table-cell>
          <table:table-cell office:value-type="float" office:value="-4.05">
            <text:p>-4,05000</text:p>
          </table:table-cell>
          <table:table-cell office:value-type="float" office:value="1.371">
            <text:p>1,37100</text:p>
          </table:table-cell>
          <table:table-cell office:value-type="float" office:value="162.15">
            <text:p>162,15000</text:p>
          </table:table-cell>
          <table:table-cell office:value-type="string">
            <text:p>NAN</text:p>
          </table:table-cell>
          <table:table-cell/>
          <table:table-cell table:formula="of:=([.B570]+2.62105)/([.D570]-14.3141)" office:value-type="float" office:value="-0.00966578483304799">
            <text:p>-0,00967</text:p>
          </table:table-cell>
          <table:table-cell table:number-columns-repeated="1017"/>
        </table:table-row>
        <table:table-row table:style-name="ro1">
          <table:table-cell office:value-type="float" office:value="458.5">
            <text:p>458,50000</text:p>
          </table:table-cell>
          <table:table-cell office:value-type="float" office:value="-4.05">
            <text:p>-4,05000</text:p>
          </table:table-cell>
          <table:table-cell office:value-type="float" office:value="1.371">
            <text:p>1,37100</text:p>
          </table:table-cell>
          <table:table-cell office:value-type="float" office:value="162.15">
            <text:p>162,15000</text:p>
          </table:table-cell>
          <table:table-cell office:value-type="string">
            <text:p>NAN</text:p>
          </table:table-cell>
          <table:table-cell/>
          <table:table-cell table:formula="of:=([.B571]+2.62105)/([.D571]-14.3141)" office:value-type="float" office:value="-0.00966578483304799">
            <text:p>-0,00967</text:p>
          </table:table-cell>
          <table:table-cell table:number-columns-repeated="1017"/>
        </table:table-row>
        <table:table-row table:style-name="ro1">
          <table:table-cell office:value-type="float" office:value="458.6">
            <text:p>458,60000</text:p>
          </table:table-cell>
          <table:table-cell office:value-type="float" office:value="-4.05">
            <text:p>-4,05000</text:p>
          </table:table-cell>
          <table:table-cell office:value-type="float" office:value="1.371">
            <text:p>1,37100</text:p>
          </table:table-cell>
          <table:table-cell office:value-type="float" office:value="162.15">
            <text:p>162,15000</text:p>
          </table:table-cell>
          <table:table-cell office:value-type="string">
            <text:p>NAN</text:p>
          </table:table-cell>
          <table:table-cell/>
          <table:table-cell table:formula="of:=([.B572]+2.62105)/([.D572]-14.3141)" office:value-type="float" office:value="-0.00966578483304799">
            <text:p>-0,00967</text:p>
          </table:table-cell>
          <table:table-cell table:number-columns-repeated="1017"/>
        </table:table-row>
        <table:table-row table:style-name="ro1">
          <table:table-cell office:value-type="float" office:value="458.7">
            <text:p>458,70000</text:p>
          </table:table-cell>
          <table:table-cell office:value-type="float" office:value="-4.05">
            <text:p>-4,05000</text:p>
          </table:table-cell>
          <table:table-cell office:value-type="float" office:value="1.371">
            <text:p>1,37100</text:p>
          </table:table-cell>
          <table:table-cell office:value-type="float" office:value="162.15">
            <text:p>162,15000</text:p>
          </table:table-cell>
          <table:table-cell office:value-type="string">
            <text:p>NAN</text:p>
          </table:table-cell>
          <table:table-cell/>
          <table:table-cell table:formula="of:=([.B573]+2.62105)/([.D573]-14.3141)" office:value-type="float" office:value="-0.00966578483304799">
            <text:p>-0,00967</text:p>
          </table:table-cell>
          <table:table-cell table:number-columns-repeated="1017"/>
        </table:table-row>
        <table:table-row table:style-name="ro1">
          <table:table-cell office:value-type="float" office:value="458.8">
            <text:p>458,80000</text:p>
          </table:table-cell>
          <table:table-cell office:value-type="float" office:value="-4.05">
            <text:p>-4,05000</text:p>
          </table:table-cell>
          <table:table-cell office:value-type="float" office:value="1.371">
            <text:p>1,37100</text:p>
          </table:table-cell>
          <table:table-cell office:value-type="float" office:value="162.15">
            <text:p>162,15000</text:p>
          </table:table-cell>
          <table:table-cell office:value-type="string">
            <text:p>NAN</text:p>
          </table:table-cell>
          <table:table-cell/>
          <table:table-cell table:formula="of:=([.B574]+2.62105)/([.D574]-14.3141)" office:value-type="float" office:value="-0.00966578483304799">
            <text:p>-0,00967</text:p>
          </table:table-cell>
          <table:table-cell table:number-columns-repeated="1017"/>
        </table:table-row>
        <table:table-row table:style-name="ro1">
          <table:table-cell office:value-type="float" office:value="458.9">
            <text:p>458,90000</text:p>
          </table:table-cell>
          <table:table-cell office:value-type="float" office:value="-4.05">
            <text:p>-4,05000</text:p>
          </table:table-cell>
          <table:table-cell office:value-type="float" office:value="1.434">
            <text:p>1,43400</text:p>
          </table:table-cell>
          <table:table-cell office:value-type="float" office:value="165.9">
            <text:p>165,90000</text:p>
          </table:table-cell>
          <table:table-cell office:value-type="string">
            <text:p>NAN</text:p>
          </table:table-cell>
          <table:table-cell/>
          <table:table-cell table:formula="of:=([.B575]+2.62105)/([.D575]-14.3141)" office:value-type="float" office:value="-0.00942666831149863">
            <text:p>-0,00943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,00000</text:p>
          </table:table-cell>
          <table:table-cell office:value-type="float" office:value="-4.05">
            <text:p>-4,05000</text:p>
          </table:table-cell>
          <table:table-cell office:value-type="float" office:value="1.434">
            <text:p>1,43400</text:p>
          </table:table-cell>
          <table:table-cell office:value-type="float" office:value="165.9">
            <text:p>165,90000</text:p>
          </table:table-cell>
          <table:table-cell office:value-type="string">
            <text:p>NAN</text:p>
          </table:table-cell>
          <table:table-cell/>
          <table:table-cell table:formula="of:=([.B576]+2.62105)/([.D576]-14.3141)" office:value-type="float" office:value="-0.00942666831149863">
            <text:p>-0,00943</text:p>
          </table:table-cell>
          <table:table-cell table:number-columns-repeated="1017"/>
        </table:table-row>
        <table:table-row table:style-name="ro1">
          <table:table-cell office:value-type="float" office:value="459.1">
            <text:p>459,10000</text:p>
          </table:table-cell>
          <table:table-cell office:value-type="float" office:value="-4.05">
            <text:p>-4,05000</text:p>
          </table:table-cell>
          <table:table-cell office:value-type="float" office:value="1.434">
            <text:p>1,43400</text:p>
          </table:table-cell>
          <table:table-cell office:value-type="float" office:value="165.9">
            <text:p>165,90000</text:p>
          </table:table-cell>
          <table:table-cell office:value-type="string">
            <text:p>NAN</text:p>
          </table:table-cell>
          <table:table-cell/>
          <table:table-cell table:formula="of:=([.B577]+2.62105)/([.D577]-14.3141)" office:value-type="float" office:value="-0.00942666831149863">
            <text:p>-0,00943</text:p>
          </table:table-cell>
          <table:table-cell table:number-columns-repeated="1017"/>
        </table:table-row>
        <table:table-row table:style-name="ro1">
          <table:table-cell office:value-type="float" office:value="459.2">
            <text:p>459,20000</text:p>
          </table:table-cell>
          <table:table-cell office:value-type="float" office:value="-4.05">
            <text:p>-4,05000</text:p>
          </table:table-cell>
          <table:table-cell office:value-type="float" office:value="1.434">
            <text:p>1,43400</text:p>
          </table:table-cell>
          <table:table-cell office:value-type="float" office:value="165.9">
            <text:p>165,90000</text:p>
          </table:table-cell>
          <table:table-cell office:value-type="string">
            <text:p>NAN</text:p>
          </table:table-cell>
          <table:table-cell/>
          <table:table-cell table:formula="of:=([.B578]+2.62105)/([.D578]-14.3141)" office:value-type="float" office:value="-0.00942666831149863">
            <text:p>-0,00943</text:p>
          </table:table-cell>
          <table:table-cell table:number-columns-repeated="1017"/>
        </table:table-row>
        <table:table-row table:style-name="ro1">
          <table:table-cell office:value-type="float" office:value="459.302">
            <text:p>459,30200</text:p>
          </table:table-cell>
          <table:table-cell office:value-type="float" office:value="-4.05">
            <text:p>-4,05000</text:p>
          </table:table-cell>
          <table:table-cell office:value-type="float" office:value="1.434">
            <text:p>1,43400</text:p>
          </table:table-cell>
          <table:table-cell office:value-type="float" office:value="165.9">
            <text:p>165,90000</text:p>
          </table:table-cell>
          <table:table-cell office:value-type="string">
            <text:p>NAN</text:p>
          </table:table-cell>
          <table:table-cell/>
          <table:table-cell table:formula="of:=([.B579]+2.62105)/([.D579]-14.3141)" office:value-type="float" office:value="-0.00942666831149863">
            <text:p>-0,00943</text:p>
          </table:table-cell>
          <table:table-cell table:number-columns-repeated="1017"/>
        </table:table-row>
        <table:table-row table:style-name="ro1">
          <table:table-cell office:value-type="float" office:value="459.4">
            <text:p>459,40000</text:p>
          </table:table-cell>
          <table:table-cell office:value-type="float" office:value="-4.05">
            <text:p>-4,05000</text:p>
          </table:table-cell>
          <table:table-cell office:value-type="float" office:value="1.434">
            <text:p>1,43400</text:p>
          </table:table-cell>
          <table:table-cell office:value-type="float" office:value="165.9">
            <text:p>165,90000</text:p>
          </table:table-cell>
          <table:table-cell office:value-type="string">
            <text:p>NAN</text:p>
          </table:table-cell>
          <table:table-cell/>
          <table:table-cell table:formula="of:=([.B580]+2.62105)/([.D580]-14.3141)" office:value-type="float" office:value="-0.00942666831149863">
            <text:p>-0,00943</text:p>
          </table:table-cell>
          <table:table-cell table:number-columns-repeated="1017"/>
        </table:table-row>
        <table:table-row table:style-name="ro1">
          <table:table-cell office:value-type="float" office:value="459.5">
            <text:p>459,50000</text:p>
          </table:table-cell>
          <table:table-cell office:value-type="float" office:value="-4.05">
            <text:p>-4,05000</text:p>
          </table:table-cell>
          <table:table-cell office:value-type="float" office:value="1.434">
            <text:p>1,43400</text:p>
          </table:table-cell>
          <table:table-cell office:value-type="float" office:value="165.9">
            <text:p>165,90000</text:p>
          </table:table-cell>
          <table:table-cell office:value-type="string">
            <text:p>NAN</text:p>
          </table:table-cell>
          <table:table-cell/>
          <table:table-cell table:formula="of:=([.B581]+2.62105)/([.D581]-14.3141)" office:value-type="float" office:value="-0.00942666831149863">
            <text:p>-0,00943</text:p>
          </table:table-cell>
          <table:table-cell table:number-columns-repeated="1017"/>
        </table:table-row>
        <table:table-row table:style-name="ro1">
          <table:table-cell office:value-type="float" office:value="459.6">
            <text:p>459,60000</text:p>
          </table:table-cell>
          <table:table-cell office:value-type="float" office:value="-4.05">
            <text:p>-4,05000</text:p>
          </table:table-cell>
          <table:table-cell office:value-type="float" office:value="1.434">
            <text:p>1,43400</text:p>
          </table:table-cell>
          <table:table-cell office:value-type="float" office:value="165.9">
            <text:p>165,90000</text:p>
          </table:table-cell>
          <table:table-cell office:value-type="string">
            <text:p>NAN</text:p>
          </table:table-cell>
          <table:table-cell/>
          <table:table-cell table:formula="of:=([.B582]+2.62105)/([.D582]-14.3141)" office:value-type="float" office:value="-0.00942666831149863">
            <text:p>-0,00943</text:p>
          </table:table-cell>
          <table:table-cell table:number-columns-repeated="1017"/>
        </table:table-row>
        <table:table-row table:style-name="ro1">
          <table:table-cell office:value-type="float" office:value="459.7">
            <text:p>459,70000</text:p>
          </table:table-cell>
          <table:table-cell office:value-type="float" office:value="-4.05">
            <text:p>-4,05000</text:p>
          </table:table-cell>
          <table:table-cell office:value-type="float" office:value="1.434">
            <text:p>1,43400</text:p>
          </table:table-cell>
          <table:table-cell office:value-type="float" office:value="165.9">
            <text:p>165,90000</text:p>
          </table:table-cell>
          <table:table-cell office:value-type="string">
            <text:p>NAN</text:p>
          </table:table-cell>
          <table:table-cell/>
          <table:table-cell table:formula="of:=([.B583]+2.62105)/([.D583]-14.3141)" office:value-type="float" office:value="-0.00942666831149863">
            <text:p>-0,00943</text:p>
          </table:table-cell>
          <table:table-cell table:number-columns-repeated="1017"/>
        </table:table-row>
        <table:table-row table:style-name="ro1">
          <table:table-cell office:value-type="float" office:value="459.8">
            <text:p>459,80000</text:p>
          </table:table-cell>
          <table:table-cell office:value-type="float" office:value="-4.05">
            <text:p>-4,05000</text:p>
          </table:table-cell>
          <table:table-cell office:value-type="float" office:value="1.434">
            <text:p>1,43400</text:p>
          </table:table-cell>
          <table:table-cell office:value-type="float" office:value="165.9">
            <text:p>165,90000</text:p>
          </table:table-cell>
          <table:table-cell office:value-type="string">
            <text:p>NAN</text:p>
          </table:table-cell>
          <table:table-cell/>
          <table:table-cell table:formula="of:=([.B584]+2.62105)/([.D584]-14.3141)" office:value-type="float" office:value="-0.00942666831149863">
            <text:p>-0,00943</text:p>
          </table:table-cell>
          <table:table-cell table:number-columns-repeated="1017"/>
        </table:table-row>
        <table:table-row table:style-name="ro1">
          <table:table-cell office:value-type="float" office:value="459.9">
            <text:p>459,90000</text:p>
          </table:table-cell>
          <table:table-cell office:value-type="float" office:value="-4.05">
            <text:p>-4,05000</text:p>
          </table:table-cell>
          <table:table-cell office:value-type="float" office:value="1.4655">
            <text:p>1,46550</text:p>
          </table:table-cell>
          <table:table-cell office:value-type="float" office:value="168">
            <text:p>168,00000</text:p>
          </table:table-cell>
          <table:table-cell office:value-type="string">
            <text:p>NAN</text:p>
          </table:table-cell>
          <table:table-cell/>
          <table:table-cell table:formula="of:=([.B585]+2.62105)/([.D585]-14.3141)" office:value-type="float" office:value="-0.00929786011598982">
            <text:p>-0,00930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,00000</text:p>
          </table:table-cell>
          <table:table-cell office:value-type="float" office:value="-4.05">
            <text:p>-4,05000</text:p>
          </table:table-cell>
          <table:table-cell office:value-type="float" office:value="1.4655">
            <text:p>1,46550</text:p>
          </table:table-cell>
          <table:table-cell office:value-type="float" office:value="168">
            <text:p>168,00000</text:p>
          </table:table-cell>
          <table:table-cell office:value-type="string">
            <text:p>NAN</text:p>
          </table:table-cell>
          <table:table-cell/>
          <table:table-cell table:formula="of:=([.B586]+2.62105)/([.D586]-14.3141)" office:value-type="float" office:value="-0.00929786011598982">
            <text:p>-0,00930</text:p>
          </table:table-cell>
          <table:table-cell table:number-columns-repeated="1017"/>
        </table:table-row>
        <table:table-row table:style-name="ro1">
          <table:table-cell office:value-type="float" office:value="460.1">
            <text:p>460,10000</text:p>
          </table:table-cell>
          <table:table-cell office:value-type="float" office:value="-4.065">
            <text:p>-4,06500</text:p>
          </table:table-cell>
          <table:table-cell office:value-type="float" office:value="1.4655">
            <text:p>1,46550</text:p>
          </table:table-cell>
          <table:table-cell office:value-type="float" office:value="168">
            <text:p>168,00000</text:p>
          </table:table-cell>
          <table:table-cell office:value-type="string">
            <text:p>NAN</text:p>
          </table:table-cell>
          <table:table-cell/>
          <table:table-cell table:formula="of:=([.B587]+2.62105)/([.D587]-14.3141)" office:value-type="float" office:value="-0.00939546178276602">
            <text:p>-0,00940</text:p>
          </table:table-cell>
          <table:table-cell table:number-columns-repeated="1017"/>
        </table:table-row>
        <table:table-row table:style-name="ro1">
          <table:table-cell office:value-type="float" office:value="460.2">
            <text:p>460,20000</text:p>
          </table:table-cell>
          <table:table-cell office:value-type="float" office:value="-4.065">
            <text:p>-4,06500</text:p>
          </table:table-cell>
          <table:table-cell office:value-type="float" office:value="1.4655">
            <text:p>1,46550</text:p>
          </table:table-cell>
          <table:table-cell office:value-type="float" office:value="168">
            <text:p>168,00000</text:p>
          </table:table-cell>
          <table:table-cell office:value-type="string">
            <text:p>NAN</text:p>
          </table:table-cell>
          <table:table-cell/>
          <table:table-cell table:formula="of:=([.B588]+2.62105)/([.D588]-14.3141)" office:value-type="float" office:value="-0.00939546178276602">
            <text:p>-0,00940</text:p>
          </table:table-cell>
          <table:table-cell table:number-columns-repeated="1017"/>
        </table:table-row>
        <table:table-row table:style-name="ro1">
          <table:table-cell office:value-type="float" office:value="460.3">
            <text:p>460,30000</text:p>
          </table:table-cell>
          <table:table-cell office:value-type="float" office:value="-4.065">
            <text:p>-4,06500</text:p>
          </table:table-cell>
          <table:table-cell office:value-type="float" office:value="1.4655">
            <text:p>1,46550</text:p>
          </table:table-cell>
          <table:table-cell office:value-type="float" office:value="168">
            <text:p>168,00000</text:p>
          </table:table-cell>
          <table:table-cell office:value-type="string">
            <text:p>NAN</text:p>
          </table:table-cell>
          <table:table-cell/>
          <table:table-cell table:formula="of:=([.B589]+2.62105)/([.D589]-14.3141)" office:value-type="float" office:value="-0.00939546178276602">
            <text:p>-0,00940</text:p>
          </table:table-cell>
          <table:table-cell table:number-columns-repeated="1017"/>
        </table:table-row>
        <table:table-row table:style-name="ro1">
          <table:table-cell office:value-type="float" office:value="460.4">
            <text:p>460,40000</text:p>
          </table:table-cell>
          <table:table-cell office:value-type="float" office:value="-4.065">
            <text:p>-4,06500</text:p>
          </table:table-cell>
          <table:table-cell office:value-type="float" office:value="1.4655">
            <text:p>1,46550</text:p>
          </table:table-cell>
          <table:table-cell office:value-type="float" office:value="168">
            <text:p>168,00000</text:p>
          </table:table-cell>
          <table:table-cell office:value-type="string">
            <text:p>NAN</text:p>
          </table:table-cell>
          <table:table-cell/>
          <table:table-cell table:formula="of:=([.B590]+2.62105)/([.D590]-14.3141)" office:value-type="float" office:value="-0.00939546178276602">
            <text:p>-0,00940</text:p>
          </table:table-cell>
          <table:table-cell table:number-columns-repeated="1017"/>
        </table:table-row>
        <table:table-row table:style-name="ro1">
          <table:table-cell office:value-type="float" office:value="460.5">
            <text:p>460,50000</text:p>
          </table:table-cell>
          <table:table-cell office:value-type="float" office:value="-4.065">
            <text:p>-4,06500</text:p>
          </table:table-cell>
          <table:table-cell office:value-type="float" office:value="1.4655">
            <text:p>1,46550</text:p>
          </table:table-cell>
          <table:table-cell office:value-type="float" office:value="168">
            <text:p>168,00000</text:p>
          </table:table-cell>
          <table:table-cell office:value-type="string">
            <text:p>NAN</text:p>
          </table:table-cell>
          <table:table-cell/>
          <table:table-cell table:formula="of:=([.B591]+2.62105)/([.D591]-14.3141)" office:value-type="float" office:value="-0.00939546178276602">
            <text:p>-0,00940</text:p>
          </table:table-cell>
          <table:table-cell table:number-columns-repeated="1017"/>
        </table:table-row>
        <table:table-row table:style-name="ro1">
          <table:table-cell office:value-type="float" office:value="460.6">
            <text:p>460,60000</text:p>
          </table:table-cell>
          <table:table-cell office:value-type="float" office:value="-4.065">
            <text:p>-4,06500</text:p>
          </table:table-cell>
          <table:table-cell office:value-type="float" office:value="1.4655">
            <text:p>1,46550</text:p>
          </table:table-cell>
          <table:table-cell office:value-type="float" office:value="168">
            <text:p>168,00000</text:p>
          </table:table-cell>
          <table:table-cell office:value-type="string">
            <text:p>NAN</text:p>
          </table:table-cell>
          <table:table-cell/>
          <table:table-cell table:formula="of:=([.B592]+2.62105)/([.D592]-14.3141)" office:value-type="float" office:value="-0.00939546178276602">
            <text:p>-0,00940</text:p>
          </table:table-cell>
          <table:table-cell table:number-columns-repeated="1017"/>
        </table:table-row>
        <table:table-row table:style-name="ro1">
          <table:table-cell office:value-type="float" office:value="460.7">
            <text:p>460,70000</text:p>
          </table:table-cell>
          <table:table-cell office:value-type="float" office:value="-4.065">
            <text:p>-4,06500</text:p>
          </table:table-cell>
          <table:table-cell office:value-type="float" office:value="1.4655">
            <text:p>1,46550</text:p>
          </table:table-cell>
          <table:table-cell office:value-type="float" office:value="168">
            <text:p>168,00000</text:p>
          </table:table-cell>
          <table:table-cell office:value-type="string">
            <text:p>NAN</text:p>
          </table:table-cell>
          <table:table-cell/>
          <table:table-cell table:formula="of:=([.B593]+2.62105)/([.D593]-14.3141)" office:value-type="float" office:value="-0.00939546178276602">
            <text:p>-0,00940</text:p>
          </table:table-cell>
          <table:table-cell table:number-columns-repeated="1017"/>
        </table:table-row>
        <table:table-row table:style-name="ro1">
          <table:table-cell office:value-type="float" office:value="460.8">
            <text:p>460,80000</text:p>
          </table:table-cell>
          <table:table-cell office:value-type="float" office:value="-4.065">
            <text:p>-4,06500</text:p>
          </table:table-cell>
          <table:table-cell office:value-type="float" office:value="1.4655">
            <text:p>1,46550</text:p>
          </table:table-cell>
          <table:table-cell office:value-type="float" office:value="168">
            <text:p>168,00000</text:p>
          </table:table-cell>
          <table:table-cell office:value-type="string">
            <text:p>NAN</text:p>
          </table:table-cell>
          <table:table-cell/>
          <table:table-cell table:formula="of:=([.B594]+2.62105)/([.D594]-14.3141)" office:value-type="float" office:value="-0.00939546178276602">
            <text:p>-0,00940</text:p>
          </table:table-cell>
          <table:table-cell table:number-columns-repeated="1017"/>
        </table:table-row>
        <table:table-row table:style-name="ro1">
          <table:table-cell office:value-type="float" office:value="460.9">
            <text:p>460,90000</text:p>
          </table:table-cell>
          <table:table-cell office:value-type="float" office:value="-4.065">
            <text:p>-4,06500</text:p>
          </table:table-cell>
          <table:table-cell office:value-type="float" office:value="1.5">
            <text:p>1,50000</text:p>
          </table:table-cell>
          <table:table-cell office:value-type="float" office:value="169.8">
            <text:p>169,80000</text:p>
          </table:table-cell>
          <table:table-cell office:value-type="string">
            <text:p>NAN</text:p>
          </table:table-cell>
          <table:table-cell/>
          <table:table-cell table:formula="of:=([.B595]+2.62105)/([.D595]-14.3141)" office:value-type="float" office:value="-0.00928669416326497">
            <text:p>-0,00929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,00000</text:p>
          </table:table-cell>
          <table:table-cell office:value-type="float" office:value="-4.065">
            <text:p>-4,06500</text:p>
          </table:table-cell>
          <table:table-cell office:value-type="float" office:value="1.5">
            <text:p>1,50000</text:p>
          </table:table-cell>
          <table:table-cell office:value-type="float" office:value="169.8">
            <text:p>169,80000</text:p>
          </table:table-cell>
          <table:table-cell office:value-type="string">
            <text:p>NAN</text:p>
          </table:table-cell>
          <table:table-cell/>
          <table:table-cell table:formula="of:=([.B596]+2.62105)/([.D596]-14.3141)" office:value-type="float" office:value="-0.00928669416326497">
            <text:p>-0,00929</text:p>
          </table:table-cell>
          <table:table-cell table:number-columns-repeated="1017"/>
        </table:table-row>
        <table:table-row table:style-name="ro1">
          <table:table-cell office:value-type="float" office:value="461.1">
            <text:p>461,10000</text:p>
          </table:table-cell>
          <table:table-cell office:value-type="float" office:value="-4.065">
            <text:p>-4,06500</text:p>
          </table:table-cell>
          <table:table-cell office:value-type="float" office:value="1.5">
            <text:p>1,50000</text:p>
          </table:table-cell>
          <table:table-cell office:value-type="float" office:value="169.8">
            <text:p>169,80000</text:p>
          </table:table-cell>
          <table:table-cell office:value-type="string">
            <text:p>NAN</text:p>
          </table:table-cell>
          <table:table-cell/>
          <table:table-cell table:formula="of:=([.B597]+2.62105)/([.D597]-14.3141)" office:value-type="float" office:value="-0.00928669416326497">
            <text:p>-0,00929</text:p>
          </table:table-cell>
          <table:table-cell table:number-columns-repeated="1017"/>
        </table:table-row>
        <table:table-row table:style-name="ro1">
          <table:table-cell office:value-type="float" office:value="461.2">
            <text:p>461,20000</text:p>
          </table:table-cell>
          <table:table-cell office:value-type="float" office:value="-4.065">
            <text:p>-4,06500</text:p>
          </table:table-cell>
          <table:table-cell office:value-type="float" office:value="1.5">
            <text:p>1,50000</text:p>
          </table:table-cell>
          <table:table-cell office:value-type="float" office:value="169.8">
            <text:p>169,80000</text:p>
          </table:table-cell>
          <table:table-cell office:value-type="string">
            <text:p>NAN</text:p>
          </table:table-cell>
          <table:table-cell/>
          <table:table-cell table:formula="of:=([.B598]+2.62105)/([.D598]-14.3141)" office:value-type="float" office:value="-0.00928669416326497">
            <text:p>-0,00929</text:p>
          </table:table-cell>
          <table:table-cell table:number-columns-repeated="1017"/>
        </table:table-row>
        <table:table-row table:style-name="ro1">
          <table:table-cell office:value-type="float" office:value="461.3">
            <text:p>461,30000</text:p>
          </table:table-cell>
          <table:table-cell office:value-type="float" office:value="-4.065">
            <text:p>-4,06500</text:p>
          </table:table-cell>
          <table:table-cell office:value-type="float" office:value="1.5">
            <text:p>1,50000</text:p>
          </table:table-cell>
          <table:table-cell office:value-type="float" office:value="169.8">
            <text:p>169,80000</text:p>
          </table:table-cell>
          <table:table-cell office:value-type="string">
            <text:p>NAN</text:p>
          </table:table-cell>
          <table:table-cell/>
          <table:table-cell table:formula="of:=([.B599]+2.62105)/([.D599]-14.3141)" office:value-type="float" office:value="-0.00928669416326497">
            <text:p>-0,00929</text:p>
          </table:table-cell>
          <table:table-cell table:number-columns-repeated="1017"/>
        </table:table-row>
        <table:table-row table:style-name="ro1">
          <table:table-cell office:value-type="float" office:value="461.4">
            <text:p>461,40000</text:p>
          </table:table-cell>
          <table:table-cell office:value-type="float" office:value="-4.065">
            <text:p>-4,06500</text:p>
          </table:table-cell>
          <table:table-cell office:value-type="float" office:value="1.5">
            <text:p>1,50000</text:p>
          </table:table-cell>
          <table:table-cell office:value-type="float" office:value="169.8">
            <text:p>169,80000</text:p>
          </table:table-cell>
          <table:table-cell office:value-type="string">
            <text:p>NAN</text:p>
          </table:table-cell>
          <table:table-cell/>
          <table:table-cell table:formula="of:=([.B600]+2.62105)/([.D600]-14.3141)" office:value-type="float" office:value="-0.00928669416326497">
            <text:p>-0,00929</text:p>
          </table:table-cell>
          <table:table-cell table:number-columns-repeated="1017"/>
        </table:table-row>
        <table:table-row table:style-name="ro1">
          <table:table-cell office:value-type="float" office:value="461.5">
            <text:p>461,50000</text:p>
          </table:table-cell>
          <table:table-cell office:value-type="float" office:value="-4.065">
            <text:p>-4,06500</text:p>
          </table:table-cell>
          <table:table-cell office:value-type="float" office:value="1.5">
            <text:p>1,50000</text:p>
          </table:table-cell>
          <table:table-cell office:value-type="float" office:value="169.8">
            <text:p>169,80000</text:p>
          </table:table-cell>
          <table:table-cell office:value-type="string">
            <text:p>NAN</text:p>
          </table:table-cell>
          <table:table-cell/>
          <table:table-cell table:formula="of:=([.B601]+2.62105)/([.D601]-14.3141)" office:value-type="float" office:value="-0.00928669416326497">
            <text:p>-0,00929</text:p>
          </table:table-cell>
          <table:table-cell table:number-columns-repeated="1017"/>
        </table:table-row>
        <table:table-row table:style-name="ro1">
          <table:table-cell office:value-type="float" office:value="461.6">
            <text:p>461,60000</text:p>
          </table:table-cell>
          <table:table-cell office:value-type="float" office:value="-4.065">
            <text:p>-4,06500</text:p>
          </table:table-cell>
          <table:table-cell office:value-type="float" office:value="1.5">
            <text:p>1,50000</text:p>
          </table:table-cell>
          <table:table-cell office:value-type="float" office:value="169.8">
            <text:p>169,80000</text:p>
          </table:table-cell>
          <table:table-cell office:value-type="string">
            <text:p>NAN</text:p>
          </table:table-cell>
          <table:table-cell/>
          <table:table-cell table:formula="of:=([.B602]+2.62105)/([.D602]-14.3141)" office:value-type="float" office:value="-0.00928669416326497">
            <text:p>-0,00929</text:p>
          </table:table-cell>
          <table:table-cell table:number-columns-repeated="1017"/>
        </table:table-row>
        <table:table-row table:style-name="ro1">
          <table:table-cell office:value-type="float" office:value="461.7">
            <text:p>461,70000</text:p>
          </table:table-cell>
          <table:table-cell office:value-type="float" office:value="-4.065">
            <text:p>-4,06500</text:p>
          </table:table-cell>
          <table:table-cell office:value-type="float" office:value="1.5">
            <text:p>1,50000</text:p>
          </table:table-cell>
          <table:table-cell office:value-type="float" office:value="169.8">
            <text:p>169,80000</text:p>
          </table:table-cell>
          <table:table-cell office:value-type="string">
            <text:p>NAN</text:p>
          </table:table-cell>
          <table:table-cell/>
          <table:table-cell table:formula="of:=([.B603]+2.62105)/([.D603]-14.3141)" office:value-type="float" office:value="-0.00928669416326497">
            <text:p>-0,00929</text:p>
          </table:table-cell>
          <table:table-cell table:number-columns-repeated="1017"/>
        </table:table-row>
        <table:table-row table:style-name="ro1">
          <table:table-cell office:value-type="float" office:value="461.8">
            <text:p>461,80000</text:p>
          </table:table-cell>
          <table:table-cell office:value-type="float" office:value="-4.065">
            <text:p>-4,06500</text:p>
          </table:table-cell>
          <table:table-cell office:value-type="float" office:value="1.5">
            <text:p>1,50000</text:p>
          </table:table-cell>
          <table:table-cell office:value-type="float" office:value="169.8">
            <text:p>169,80000</text:p>
          </table:table-cell>
          <table:table-cell office:value-type="string">
            <text:p>NAN</text:p>
          </table:table-cell>
          <table:table-cell/>
          <table:table-cell table:formula="of:=([.B604]+2.62105)/([.D604]-14.3141)" office:value-type="float" office:value="-0.00928669416326497">
            <text:p>-0,00929</text:p>
          </table:table-cell>
          <table:table-cell table:number-columns-repeated="1017"/>
        </table:table-row>
        <table:table-row table:style-name="ro1">
          <table:table-cell office:value-type="float" office:value="461.9">
            <text:p>461,90000</text:p>
          </table:table-cell>
          <table:table-cell office:value-type="float" office:value="-4.065">
            <text:p>-4,06500</text:p>
          </table:table-cell>
          <table:table-cell office:value-type="float" office:value="1.53">
            <text:p>1,53000</text:p>
          </table:table-cell>
          <table:table-cell office:value-type="float" office:value="171.75">
            <text:p>171,75000</text:p>
          </table:table-cell>
          <table:table-cell office:value-type="string">
            <text:p>NAN</text:p>
          </table:table-cell>
          <table:table-cell/>
          <table:table-cell table:formula="of:=([.B605]+2.62105)/([.D605]-14.3141)" office:value-type="float" office:value="-0.00917166923173177">
            <text:p>-0,00917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,00000</text:p>
          </table:table-cell>
          <table:table-cell office:value-type="float" office:value="-4.065">
            <text:p>-4,06500</text:p>
          </table:table-cell>
          <table:table-cell office:value-type="float" office:value="1.53">
            <text:p>1,53000</text:p>
          </table:table-cell>
          <table:table-cell office:value-type="float" office:value="171.75">
            <text:p>171,75000</text:p>
          </table:table-cell>
          <table:table-cell office:value-type="string">
            <text:p>NAN</text:p>
          </table:table-cell>
          <table:table-cell/>
          <table:table-cell table:formula="of:=([.B606]+2.62105)/([.D606]-14.3141)" office:value-type="float" office:value="-0.00917166923173177">
            <text:p>-0,00917</text:p>
          </table:table-cell>
          <table:table-cell table:number-columns-repeated="1017"/>
        </table:table-row>
        <table:table-row table:style-name="ro1">
          <table:table-cell office:value-type="float" office:value="462.1">
            <text:p>462,10000</text:p>
          </table:table-cell>
          <table:table-cell office:value-type="float" office:value="-4.08">
            <text:p>-4,08000</text:p>
          </table:table-cell>
          <table:table-cell office:value-type="float" office:value="1.53">
            <text:p>1,53000</text:p>
          </table:table-cell>
          <table:table-cell office:value-type="float" office:value="171.75">
            <text:p>171,75000</text:p>
          </table:table-cell>
          <table:table-cell office:value-type="string">
            <text:p>NAN</text:p>
          </table:table-cell>
          <table:table-cell/>
          <table:table-cell table:formula="of:=([.B607]+2.62105)/([.D607]-14.3141)" office:value-type="float" office:value="-0.0092669461031442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62.2">
            <text:p>462,20000</text:p>
          </table:table-cell>
          <table:table-cell office:value-type="float" office:value="-4.08">
            <text:p>-4,08000</text:p>
          </table:table-cell>
          <table:table-cell office:value-type="float" office:value="1.53">
            <text:p>1,53000</text:p>
          </table:table-cell>
          <table:table-cell office:value-type="float" office:value="171.75">
            <text:p>171,75000</text:p>
          </table:table-cell>
          <table:table-cell office:value-type="string">
            <text:p>NAN</text:p>
          </table:table-cell>
          <table:table-cell/>
          <table:table-cell table:formula="of:=([.B608]+2.62105)/([.D608]-14.3141)" office:value-type="float" office:value="-0.0092669461031442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62.3">
            <text:p>462,30000</text:p>
          </table:table-cell>
          <table:table-cell office:value-type="float" office:value="-4.08">
            <text:p>-4,08000</text:p>
          </table:table-cell>
          <table:table-cell office:value-type="float" office:value="1.53">
            <text:p>1,53000</text:p>
          </table:table-cell>
          <table:table-cell office:value-type="float" office:value="171.75">
            <text:p>171,75000</text:p>
          </table:table-cell>
          <table:table-cell office:value-type="string">
            <text:p>NAN</text:p>
          </table:table-cell>
          <table:table-cell/>
          <table:table-cell table:formula="of:=([.B609]+2.62105)/([.D609]-14.3141)" office:value-type="float" office:value="-0.0092669461031442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62.4">
            <text:p>462,40000</text:p>
          </table:table-cell>
          <table:table-cell office:value-type="float" office:value="-4.08">
            <text:p>-4,08000</text:p>
          </table:table-cell>
          <table:table-cell office:value-type="float" office:value="1.53">
            <text:p>1,53000</text:p>
          </table:table-cell>
          <table:table-cell office:value-type="float" office:value="171.75">
            <text:p>171,75000</text:p>
          </table:table-cell>
          <table:table-cell office:value-type="string">
            <text:p>NAN</text:p>
          </table:table-cell>
          <table:table-cell/>
          <table:table-cell table:formula="of:=([.B610]+2.62105)/([.D610]-14.3141)" office:value-type="float" office:value="-0.0092669461031442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62.5">
            <text:p>462,50000</text:p>
          </table:table-cell>
          <table:table-cell office:value-type="float" office:value="-4.08">
            <text:p>-4,08000</text:p>
          </table:table-cell>
          <table:table-cell office:value-type="float" office:value="1.53">
            <text:p>1,53000</text:p>
          </table:table-cell>
          <table:table-cell office:value-type="float" office:value="171.75">
            <text:p>171,75000</text:p>
          </table:table-cell>
          <table:table-cell office:value-type="string">
            <text:p>NAN</text:p>
          </table:table-cell>
          <table:table-cell/>
          <table:table-cell table:formula="of:=([.B611]+2.62105)/([.D611]-14.3141)" office:value-type="float" office:value="-0.0092669461031442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62.6">
            <text:p>462,60000</text:p>
          </table:table-cell>
          <table:table-cell office:value-type="float" office:value="-4.08">
            <text:p>-4,08000</text:p>
          </table:table-cell>
          <table:table-cell office:value-type="float" office:value="1.53">
            <text:p>1,53000</text:p>
          </table:table-cell>
          <table:table-cell office:value-type="float" office:value="171.75">
            <text:p>171,75000</text:p>
          </table:table-cell>
          <table:table-cell office:value-type="string">
            <text:p>NAN</text:p>
          </table:table-cell>
          <table:table-cell/>
          <table:table-cell table:formula="of:=([.B612]+2.62105)/([.D612]-14.3141)" office:value-type="float" office:value="-0.0092669461031442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62.7">
            <text:p>462,70000</text:p>
          </table:table-cell>
          <table:table-cell office:value-type="float" office:value="-4.08">
            <text:p>-4,08000</text:p>
          </table:table-cell>
          <table:table-cell office:value-type="float" office:value="1.53">
            <text:p>1,53000</text:p>
          </table:table-cell>
          <table:table-cell office:value-type="float" office:value="171.75">
            <text:p>171,75000</text:p>
          </table:table-cell>
          <table:table-cell office:value-type="string">
            <text:p>NAN</text:p>
          </table:table-cell>
          <table:table-cell/>
          <table:table-cell table:formula="of:=([.B613]+2.62105)/([.D613]-14.3141)" office:value-type="float" office:value="-0.0092669461031442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62.8">
            <text:p>462,80000</text:p>
          </table:table-cell>
          <table:table-cell office:value-type="float" office:value="-4.08">
            <text:p>-4,08000</text:p>
          </table:table-cell>
          <table:table-cell office:value-type="float" office:value="1.53">
            <text:p>1,53000</text:p>
          </table:table-cell>
          <table:table-cell office:value-type="float" office:value="171.75">
            <text:p>171,75000</text:p>
          </table:table-cell>
          <table:table-cell office:value-type="string">
            <text:p>NAN</text:p>
          </table:table-cell>
          <table:table-cell/>
          <table:table-cell table:formula="of:=([.B614]+2.62105)/([.D614]-14.3141)" office:value-type="float" office:value="-0.0092669461031442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62.9">
            <text:p>462,90000</text:p>
          </table:table-cell>
          <table:table-cell office:value-type="float" office:value="-4.08">
            <text:p>-4,08000</text:p>
          </table:table-cell>
          <table:table-cell office:value-type="float" office:value="1.593">
            <text:p>1,5930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615]+2.62105)/([.D615]-14.3141)" office:value-type="float" office:value="-0.00907669039710482">
            <text:p>-0,00908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,00000</text:p>
          </table:table-cell>
          <table:table-cell office:value-type="float" office:value="-4.08">
            <text:p>-4,08000</text:p>
          </table:table-cell>
          <table:table-cell office:value-type="float" office:value="1.593">
            <text:p>1,5930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616]+2.62105)/([.D616]-14.3141)" office:value-type="float" office:value="-0.00907669039710482">
            <text:p>-0,00908</text:p>
          </table:table-cell>
          <table:table-cell table:number-columns-repeated="1017"/>
        </table:table-row>
        <table:table-row table:style-name="ro1">
          <table:table-cell office:value-type="float" office:value="463.1">
            <text:p>463,10000</text:p>
          </table:table-cell>
          <table:table-cell office:value-type="float" office:value="-4.17">
            <text:p>-4,17000</text:p>
          </table:table-cell>
          <table:table-cell office:value-type="float" office:value="1.593">
            <text:p>1,5930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617]+2.62105)/([.D617]-14.3141)" office:value-type="float" office:value="-0.00963661509345454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463.2">
            <text:p>463,20000</text:p>
          </table:table-cell>
          <table:table-cell office:value-type="float" office:value="-4.17">
            <text:p>-4,17000</text:p>
          </table:table-cell>
          <table:table-cell office:value-type="float" office:value="1.593">
            <text:p>1,5930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618]+2.62105)/([.D618]-14.3141)" office:value-type="float" office:value="-0.00963661509345454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463.3">
            <text:p>463,30000</text:p>
          </table:table-cell>
          <table:table-cell office:value-type="float" office:value="-4.17">
            <text:p>-4,17000</text:p>
          </table:table-cell>
          <table:table-cell office:value-type="float" office:value="1.593">
            <text:p>1,5930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619]+2.62105)/([.D619]-14.3141)" office:value-type="float" office:value="-0.00963661509345454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463.4">
            <text:p>463,40000</text:p>
          </table:table-cell>
          <table:table-cell office:value-type="float" office:value="-4.17">
            <text:p>-4,17000</text:p>
          </table:table-cell>
          <table:table-cell office:value-type="float" office:value="1.593">
            <text:p>1,5930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620]+2.62105)/([.D620]-14.3141)" office:value-type="float" office:value="-0.00963661509345454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463.5">
            <text:p>463,50000</text:p>
          </table:table-cell>
          <table:table-cell office:value-type="float" office:value="-4.17">
            <text:p>-4,17000</text:p>
          </table:table-cell>
          <table:table-cell office:value-type="float" office:value="1.593">
            <text:p>1,5930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621]+2.62105)/([.D621]-14.3141)" office:value-type="float" office:value="-0.00963661509345454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463.6">
            <text:p>463,60000</text:p>
          </table:table-cell>
          <table:table-cell office:value-type="float" office:value="-4.17">
            <text:p>-4,17000</text:p>
          </table:table-cell>
          <table:table-cell office:value-type="float" office:value="1.593">
            <text:p>1,5930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622]+2.62105)/([.D622]-14.3141)" office:value-type="float" office:value="-0.00963661509345454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463.7">
            <text:p>463,70000</text:p>
          </table:table-cell>
          <table:table-cell office:value-type="float" office:value="-4.17">
            <text:p>-4,17000</text:p>
          </table:table-cell>
          <table:table-cell office:value-type="float" office:value="1.593">
            <text:p>1,5930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623]+2.62105)/([.D623]-14.3141)" office:value-type="float" office:value="-0.00963661509345454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463.8">
            <text:p>463,80000</text:p>
          </table:table-cell>
          <table:table-cell office:value-type="float" office:value="-4.17">
            <text:p>-4,17000</text:p>
          </table:table-cell>
          <table:table-cell office:value-type="float" office:value="1.593">
            <text:p>1,59300</text:p>
          </table:table-cell>
          <table:table-cell office:value-type="float" office:value="175.05">
            <text:p>175,05000</text:p>
          </table:table-cell>
          <table:table-cell office:value-type="string">
            <text:p>NAN</text:p>
          </table:table-cell>
          <table:table-cell/>
          <table:table-cell table:formula="of:=([.B624]+2.62105)/([.D624]-14.3141)" office:value-type="float" office:value="-0.00963661509345454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463.9">
            <text:p>463,90000</text:p>
          </table:table-cell>
          <table:table-cell office:value-type="float" office:value="-4.17">
            <text:p>-4,17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625]+2.62105)/([.D625]-14.3141)" office:value-type="float" office:value="-0.00941691658677127">
            <text:p>-0,00942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,00000</text:p>
          </table:table-cell>
          <table:table-cell office:value-type="float" office:value="-4.17">
            <text:p>-4,17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626]+2.62105)/([.D626]-14.3141)" office:value-type="float" office:value="-0.00941691658677127">
            <text:p>-0,00942</text:p>
          </table:table-cell>
          <table:table-cell table:number-columns-repeated="1017"/>
        </table:table-row>
        <table:table-row table:style-name="ro1">
          <table:table-cell office:value-type="float" office:value="464.1">
            <text:p>464,10000</text:p>
          </table:table-cell>
          <table:table-cell office:value-type="float" office:value="-4.2">
            <text:p>-4,20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627]+2.62105)/([.D627]-14.3141)" office:value-type="float" office:value="-0.00959930304056457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4.2">
            <text:p>464,20000</text:p>
          </table:table-cell>
          <table:table-cell office:value-type="float" office:value="-4.2">
            <text:p>-4,20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628]+2.62105)/([.D628]-14.3141)" office:value-type="float" office:value="-0.00959930304056457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4.3">
            <text:p>464,30000</text:p>
          </table:table-cell>
          <table:table-cell office:value-type="float" office:value="-4.2">
            <text:p>-4,20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629]+2.62105)/([.D629]-14.3141)" office:value-type="float" office:value="-0.00959930304056457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4.4">
            <text:p>464,40000</text:p>
          </table:table-cell>
          <table:table-cell office:value-type="float" office:value="-4.2">
            <text:p>-4,20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630]+2.62105)/([.D630]-14.3141)" office:value-type="float" office:value="-0.00959930304056457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4.5">
            <text:p>464,50000</text:p>
          </table:table-cell>
          <table:table-cell office:value-type="float" office:value="-4.2">
            <text:p>-4,20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631]+2.62105)/([.D631]-14.3141)" office:value-type="float" office:value="-0.00959930304056457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4.6">
            <text:p>464,60000</text:p>
          </table:table-cell>
          <table:table-cell office:value-type="float" office:value="-4.2">
            <text:p>-4,20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632]+2.62105)/([.D632]-14.3141)" office:value-type="float" office:value="-0.00959930304056457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4.7">
            <text:p>464,70000</text:p>
          </table:table-cell>
          <table:table-cell office:value-type="float" office:value="-4.2">
            <text:p>-4,20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633]+2.62105)/([.D633]-14.3141)" office:value-type="float" office:value="-0.00959930304056457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4.8">
            <text:p>464,80000</text:p>
          </table:table-cell>
          <table:table-cell office:value-type="float" office:value="-4.2">
            <text:p>-4,20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634]+2.62105)/([.D634]-14.3141)" office:value-type="float" office:value="-0.00959930304056457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4.9">
            <text:p>464,90000</text:p>
          </table:table-cell>
          <table:table-cell office:value-type="float" office:value="-4.2">
            <text:p>-4,20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5]+2.62105)/([.D635]-14.3141)" office:value-type="float" office:value="-0.00944427729850424">
            <text:p>-0,00944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,00000</text:p>
          </table:table-cell>
          <table:table-cell office:value-type="float" office:value="-4.2">
            <text:p>-4,20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6]+2.62105)/([.D636]-14.3141)" office:value-type="float" office:value="-0.00944427729850424">
            <text:p>-0,00944</text:p>
          </table:table-cell>
          <table:table-cell table:number-columns-repeated="1017"/>
        </table:table-row>
        <table:table-row table:style-name="ro1">
          <table:table-cell office:value-type="float" office:value="465.1">
            <text:p>465,10000</text:p>
          </table:table-cell>
          <table:table-cell office:value-type="float" office:value="-4.2">
            <text:p>-4,20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7]+2.62105)/([.D637]-14.3141)" office:value-type="float" office:value="-0.00944427729850424">
            <text:p>-0,00944</text:p>
          </table:table-cell>
          <table:table-cell table:number-columns-repeated="1017"/>
        </table:table-row>
        <table:table-row table:style-name="ro1">
          <table:table-cell office:value-type="float" office:value="465.2">
            <text:p>465,20000</text:p>
          </table:table-cell>
          <table:table-cell office:value-type="float" office:value="-4.2">
            <text:p>-4,20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8]+2.62105)/([.D638]-14.3141)" office:value-type="float" office:value="-0.00944427729850424">
            <text:p>-0,00944</text:p>
          </table:table-cell>
          <table:table-cell table:number-columns-repeated="1017"/>
        </table:table-row>
        <table:table-row table:style-name="ro1">
          <table:table-cell office:value-type="float" office:value="465.3">
            <text:p>465,30000</text:p>
          </table:table-cell>
          <table:table-cell office:value-type="float" office:value="-4.2">
            <text:p>-4,20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39]+2.62105)/([.D639]-14.3141)" office:value-type="float" office:value="-0.00944427729850424">
            <text:p>-0,00944</text:p>
          </table:table-cell>
          <table:table-cell table:number-columns-repeated="1017"/>
        </table:table-row>
        <table:table-row table:style-name="ro1">
          <table:table-cell office:value-type="float" office:value="465.4">
            <text:p>465,40000</text:p>
          </table:table-cell>
          <table:table-cell office:value-type="float" office:value="-4.2">
            <text:p>-4,20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0]+2.62105)/([.D640]-14.3141)" office:value-type="float" office:value="-0.00944427729850424">
            <text:p>-0,00944</text:p>
          </table:table-cell>
          <table:table-cell table:number-columns-repeated="1017"/>
        </table:table-row>
        <table:table-row table:style-name="ro1">
          <table:table-cell office:value-type="float" office:value="465.5">
            <text:p>465,50000</text:p>
          </table:table-cell>
          <table:table-cell office:value-type="float" office:value="-4.2">
            <text:p>-4,20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1]+2.62105)/([.D641]-14.3141)" office:value-type="float" office:value="-0.00944427729850424">
            <text:p>-0,00944</text:p>
          </table:table-cell>
          <table:table-cell table:number-columns-repeated="1017"/>
        </table:table-row>
        <table:table-row table:style-name="ro1">
          <table:table-cell office:value-type="float" office:value="465.6">
            <text:p>465,60000</text:p>
          </table:table-cell>
          <table:table-cell office:value-type="float" office:value="-4.2">
            <text:p>-4,20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2]+2.62105)/([.D642]-14.3141)" office:value-type="float" office:value="-0.00944427729850424">
            <text:p>-0,00944</text:p>
          </table:table-cell>
          <table:table-cell table:number-columns-repeated="1017"/>
        </table:table-row>
        <table:table-row table:style-name="ro1">
          <table:table-cell office:value-type="float" office:value="465.7">
            <text:p>465,70000</text:p>
          </table:table-cell>
          <table:table-cell office:value-type="float" office:value="-4.2">
            <text:p>-4,20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3]+2.62105)/([.D643]-14.3141)" office:value-type="float" office:value="-0.00944427729850424">
            <text:p>-0,00944</text:p>
          </table:table-cell>
          <table:table-cell table:number-columns-repeated="1017"/>
        </table:table-row>
        <table:table-row table:style-name="ro1">
          <table:table-cell office:value-type="float" office:value="465.8">
            <text:p>465,80000</text:p>
          </table:table-cell>
          <table:table-cell office:value-type="float" office:value="-4.2">
            <text:p>-4,20000</text:p>
          </table:table-cell>
          <table:table-cell office:value-type="float" office:value="1.7085">
            <text:p>1,70850</text:p>
          </table:table-cell>
          <table:table-cell office:value-type="float" office:value="181.5">
            <text:p>181,50000</text:p>
          </table:table-cell>
          <table:table-cell office:value-type="string">
            <text:p>NAN</text:p>
          </table:table-cell>
          <table:table-cell/>
          <table:table-cell table:formula="of:=([.B644]+2.62105)/([.D644]-14.3141)" office:value-type="float" office:value="-0.00944427729850424">
            <text:p>-0,00944</text:p>
          </table:table-cell>
          <table:table-cell table:number-columns-repeated="1017"/>
        </table:table-row>
        <table:table-row table:style-name="ro1">
          <table:table-cell office:value-type="float" office:value="465.9">
            <text:p>465,90000</text:p>
          </table:table-cell>
          <table:table-cell office:value-type="float" office:value="-4.2">
            <text:p>-4,20000</text:p>
          </table:table-cell>
          <table:table-cell office:value-type="float" office:value="1.713">
            <text:p>1,713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645]+2.62105)/([.D645]-14.3141)" office:value-type="float" office:value="-0.00941892518249373">
            <text:p>-0,00942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,00000</text:p>
          </table:table-cell>
          <table:table-cell office:value-type="float" office:value="-4.2">
            <text:p>-4,20000</text:p>
          </table:table-cell>
          <table:table-cell office:value-type="float" office:value="1.713">
            <text:p>1,713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646]+2.62105)/([.D646]-14.3141)" office:value-type="float" office:value="-0.00941892518249373">
            <text:p>-0,00942</text:p>
          </table:table-cell>
          <table:table-cell table:number-columns-repeated="1017"/>
        </table:table-row>
        <table:table-row table:style-name="ro1">
          <table:table-cell office:value-type="float" office:value="466.1">
            <text:p>466,10000</text:p>
          </table:table-cell>
          <table:table-cell office:value-type="float" office:value="-4.23">
            <text:p>-4,23000</text:p>
          </table:table-cell>
          <table:table-cell office:value-type="float" office:value="1.713">
            <text:p>1,713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647]+2.62105)/([.D647]-14.3141)" office:value-type="float" office:value="-0.00959788446269564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6.2">
            <text:p>466,20000</text:p>
          </table:table-cell>
          <table:table-cell office:value-type="float" office:value="-4.23">
            <text:p>-4,23000</text:p>
          </table:table-cell>
          <table:table-cell office:value-type="float" office:value="1.713">
            <text:p>1,713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648]+2.62105)/([.D648]-14.3141)" office:value-type="float" office:value="-0.00959788446269564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6.3">
            <text:p>466,30000</text:p>
          </table:table-cell>
          <table:table-cell office:value-type="float" office:value="-4.23">
            <text:p>-4,23000</text:p>
          </table:table-cell>
          <table:table-cell office:value-type="float" office:value="1.713">
            <text:p>1,713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649]+2.62105)/([.D649]-14.3141)" office:value-type="float" office:value="-0.00959788446269564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6.4">
            <text:p>466,40000</text:p>
          </table:table-cell>
          <table:table-cell office:value-type="float" office:value="-4.23">
            <text:p>-4,23000</text:p>
          </table:table-cell>
          <table:table-cell office:value-type="float" office:value="1.713">
            <text:p>1,713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650]+2.62105)/([.D650]-14.3141)" office:value-type="float" office:value="-0.00959788446269564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6.5">
            <text:p>466,50000</text:p>
          </table:table-cell>
          <table:table-cell office:value-type="float" office:value="-4.23">
            <text:p>-4,23000</text:p>
          </table:table-cell>
          <table:table-cell office:value-type="float" office:value="1.713">
            <text:p>1,713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651]+2.62105)/([.D651]-14.3141)" office:value-type="float" office:value="-0.00959788446269564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6.6">
            <text:p>466,60000</text:p>
          </table:table-cell>
          <table:table-cell office:value-type="float" office:value="-4.23">
            <text:p>-4,23000</text:p>
          </table:table-cell>
          <table:table-cell office:value-type="float" office:value="1.713">
            <text:p>1,713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652]+2.62105)/([.D652]-14.3141)" office:value-type="float" office:value="-0.00959788446269564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6.7">
            <text:p>466,70000</text:p>
          </table:table-cell>
          <table:table-cell office:value-type="float" office:value="-4.23">
            <text:p>-4,23000</text:p>
          </table:table-cell>
          <table:table-cell office:value-type="float" office:value="1.713">
            <text:p>1,713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653]+2.62105)/([.D653]-14.3141)" office:value-type="float" office:value="-0.00959788446269564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6.8">
            <text:p>466,80000</text:p>
          </table:table-cell>
          <table:table-cell office:value-type="float" office:value="-4.23">
            <text:p>-4,23000</text:p>
          </table:table-cell>
          <table:table-cell office:value-type="float" office:value="1.713">
            <text:p>1,71300</text:p>
          </table:table-cell>
          <table:table-cell office:value-type="float" office:value="181.95">
            <text:p>181,95000</text:p>
          </table:table-cell>
          <table:table-cell office:value-type="string">
            <text:p>NAN</text:p>
          </table:table-cell>
          <table:table-cell/>
          <table:table-cell table:formula="of:=([.B654]+2.62105)/([.D654]-14.3141)" office:value-type="float" office:value="-0.00959788446269564">
            <text:p>-0,00960</text:p>
          </table:table-cell>
          <table:table-cell table:number-columns-repeated="1017"/>
        </table:table-row>
        <table:table-row table:style-name="ro1">
          <table:table-cell office:value-type="float" office:value="466.9">
            <text:p>466,90000</text:p>
          </table:table-cell>
          <table:table-cell office:value-type="float" office:value="-4.23">
            <text:p>-4,230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655]+2.62105)/([.D655]-14.3141)" office:value-type="float" office:value="-0.00954663071784706">
            <text:p>-0,00955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,00000</text:p>
          </table:table-cell>
          <table:table-cell office:value-type="float" office:value="-4.23">
            <text:p>-4,230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656]+2.62105)/([.D656]-14.3141)" office:value-type="float" office:value="-0.00954663071784706">
            <text:p>-0,00955</text:p>
          </table:table-cell>
          <table:table-cell table:number-columns-repeated="1017"/>
        </table:table-row>
        <table:table-row table:style-name="ro1">
          <table:table-cell office:value-type="float" office:value="467.1">
            <text:p>467,10000</text:p>
          </table:table-cell>
          <table:table-cell office:value-type="float" office:value="-4.23">
            <text:p>-4,230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657]+2.62105)/([.D657]-14.3141)" office:value-type="float" office:value="-0.00954663071784706">
            <text:p>-0,00955</text:p>
          </table:table-cell>
          <table:table-cell table:number-columns-repeated="1017"/>
        </table:table-row>
        <table:table-row table:style-name="ro1">
          <table:table-cell office:value-type="float" office:value="467.2">
            <text:p>467,20000</text:p>
          </table:table-cell>
          <table:table-cell office:value-type="float" office:value="-4.23">
            <text:p>-4,230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658]+2.62105)/([.D658]-14.3141)" office:value-type="float" office:value="-0.00954663071784706">
            <text:p>-0,00955</text:p>
          </table:table-cell>
          <table:table-cell table:number-columns-repeated="1017"/>
        </table:table-row>
        <table:table-row table:style-name="ro1">
          <table:table-cell office:value-type="float" office:value="467.3">
            <text:p>467,30000</text:p>
          </table:table-cell>
          <table:table-cell office:value-type="float" office:value="-4.23">
            <text:p>-4,230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659]+2.62105)/([.D659]-14.3141)" office:value-type="float" office:value="-0.00954663071784706">
            <text:p>-0,00955</text:p>
          </table:table-cell>
          <table:table-cell table:number-columns-repeated="1017"/>
        </table:table-row>
        <table:table-row table:style-name="ro1">
          <table:table-cell office:value-type="float" office:value="467.4">
            <text:p>467,40000</text:p>
          </table:table-cell>
          <table:table-cell office:value-type="float" office:value="-4.23">
            <text:p>-4,230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660]+2.62105)/([.D660]-14.3141)" office:value-type="float" office:value="-0.00954663071784706">
            <text:p>-0,00955</text:p>
          </table:table-cell>
          <table:table-cell table:number-columns-repeated="1017"/>
        </table:table-row>
        <table:table-row table:style-name="ro1">
          <table:table-cell office:value-type="float" office:value="467.5">
            <text:p>467,50000</text:p>
          </table:table-cell>
          <table:table-cell office:value-type="float" office:value="-4.23">
            <text:p>-4,230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661]+2.62105)/([.D661]-14.3141)" office:value-type="float" office:value="-0.00954663071784706">
            <text:p>-0,00955</text:p>
          </table:table-cell>
          <table:table-cell table:number-columns-repeated="1017"/>
        </table:table-row>
        <table:table-row table:style-name="ro1">
          <table:table-cell office:value-type="float" office:value="467.6">
            <text:p>467,60000</text:p>
          </table:table-cell>
          <table:table-cell office:value-type="float" office:value="-4.23">
            <text:p>-4,230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662]+2.62105)/([.D662]-14.3141)" office:value-type="float" office:value="-0.00954663071784706">
            <text:p>-0,00955</text:p>
          </table:table-cell>
          <table:table-cell table:number-columns-repeated="1017"/>
        </table:table-row>
        <table:table-row table:style-name="ro1">
          <table:table-cell office:value-type="float" office:value="467.7">
            <text:p>467,70000</text:p>
          </table:table-cell>
          <table:table-cell office:value-type="float" office:value="-4.23">
            <text:p>-4,230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663]+2.62105)/([.D663]-14.3141)" office:value-type="float" office:value="-0.00954663071784706">
            <text:p>-0,00955</text:p>
          </table:table-cell>
          <table:table-cell table:number-columns-repeated="1017"/>
        </table:table-row>
        <table:table-row table:style-name="ro1">
          <table:table-cell office:value-type="float" office:value="467.8">
            <text:p>467,80000</text:p>
          </table:table-cell>
          <table:table-cell office:value-type="float" office:value="-4.23">
            <text:p>-4,230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664]+2.62105)/([.D664]-14.3141)" office:value-type="float" office:value="-0.00954663071784706">
            <text:p>-0,00955</text:p>
          </table:table-cell>
          <table:table-cell table:number-columns-repeated="1017"/>
        </table:table-row>
        <table:table-row table:style-name="ro1">
          <table:table-cell office:value-type="float" office:value="467.9">
            <text:p>467,9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665]+2.62105)/([.D665]-14.3141)" office:value-type="float" office:value="-0.0095296675647774">
            <text:p>-0,00953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,0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666]+2.62105)/([.D666]-14.3141)" office:value-type="float" office:value="-0.0095296675647774">
            <text:p>-0,00953</text:p>
          </table:table-cell>
          <table:table-cell table:number-columns-repeated="1017"/>
        </table:table-row>
        <table:table-row table:style-name="ro1">
          <table:table-cell office:value-type="float" office:value="468.1">
            <text:p>468,1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667]+2.62105)/([.D667]-14.3141)" office:value-type="float" office:value="-0.0095296675647774">
            <text:p>-0,00953</text:p>
          </table:table-cell>
          <table:table-cell table:number-columns-repeated="1017"/>
        </table:table-row>
        <table:table-row table:style-name="ro1">
          <table:table-cell office:value-type="float" office:value="468.2">
            <text:p>468,2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668]+2.62105)/([.D668]-14.3141)" office:value-type="float" office:value="-0.0095296675647774">
            <text:p>-0,00953</text:p>
          </table:table-cell>
          <table:table-cell table:number-columns-repeated="1017"/>
        </table:table-row>
        <table:table-row table:style-name="ro1">
          <table:table-cell office:value-type="float" office:value="468.3">
            <text:p>468,3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669]+2.62105)/([.D669]-14.3141)" office:value-type="float" office:value="-0.0095296675647774">
            <text:p>-0,00953</text:p>
          </table:table-cell>
          <table:table-cell table:number-columns-repeated="1017"/>
        </table:table-row>
        <table:table-row table:style-name="ro1">
          <table:table-cell office:value-type="float" office:value="468.4">
            <text:p>468,4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670]+2.62105)/([.D670]-14.3141)" office:value-type="float" office:value="-0.0095296675647774">
            <text:p>-0,00953</text:p>
          </table:table-cell>
          <table:table-cell table:number-columns-repeated="1017"/>
        </table:table-row>
        <table:table-row table:style-name="ro1">
          <table:table-cell office:value-type="float" office:value="468.5">
            <text:p>468,5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671]+2.62105)/([.D671]-14.3141)" office:value-type="float" office:value="-0.0095296675647774">
            <text:p>-0,00953</text:p>
          </table:table-cell>
          <table:table-cell table:number-columns-repeated="1017"/>
        </table:table-row>
        <table:table-row table:style-name="ro1">
          <table:table-cell office:value-type="float" office:value="468.6">
            <text:p>468,6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672]+2.62105)/([.D672]-14.3141)" office:value-type="float" office:value="-0.0095296675647774">
            <text:p>-0,00953</text:p>
          </table:table-cell>
          <table:table-cell table:number-columns-repeated="1017"/>
        </table:table-row>
        <table:table-row table:style-name="ro1">
          <table:table-cell office:value-type="float" office:value="468.7">
            <text:p>468,7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673]+2.62105)/([.D673]-14.3141)" office:value-type="float" office:value="-0.0095296675647774">
            <text:p>-0,00953</text:p>
          </table:table-cell>
          <table:table-cell table:number-columns-repeated="1017"/>
        </table:table-row>
        <table:table-row table:style-name="ro1">
          <table:table-cell office:value-type="float" office:value="468.8">
            <text:p>468,8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.15">
            <text:p>183,15000</text:p>
          </table:table-cell>
          <table:table-cell office:value-type="string">
            <text:p>NAN</text:p>
          </table:table-cell>
          <table:table-cell/>
          <table:table-cell table:formula="of:=([.B674]+2.62105)/([.D674]-14.3141)" office:value-type="float" office:value="-0.0095296675647774">
            <text:p>-0,00953</text:p>
          </table:table-cell>
          <table:table-cell table:number-columns-repeated="1017"/>
        </table:table-row>
        <table:table-row table:style-name="ro1">
          <table:table-cell office:value-type="float" office:value="468.9">
            <text:p>468,90000</text:p>
          </table:table-cell>
          <table:table-cell office:value-type="float" office:value="-4.23">
            <text:p>-4,230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75]+2.62105)/([.D675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,00000</text:p>
          </table:table-cell>
          <table:table-cell office:value-type="float" office:value="-4.23">
            <text:p>-4,230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76]+2.62105)/([.D676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69.1">
            <text:p>469,10000</text:p>
          </table:table-cell>
          <table:table-cell office:value-type="float" office:value="-4.23">
            <text:p>-4,230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77]+2.62105)/([.D677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69.2">
            <text:p>469,20000</text:p>
          </table:table-cell>
          <table:table-cell office:value-type="float" office:value="-4.23">
            <text:p>-4,230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78]+2.62105)/([.D678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69.3">
            <text:p>469,30000</text:p>
          </table:table-cell>
          <table:table-cell office:value-type="float" office:value="-4.23">
            <text:p>-4,230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79]+2.62105)/([.D679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69.4">
            <text:p>469,40000</text:p>
          </table:table-cell>
          <table:table-cell office:value-type="float" office:value="-4.23">
            <text:p>-4,230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80]+2.62105)/([.D680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69.5">
            <text:p>469,50000</text:p>
          </table:table-cell>
          <table:table-cell office:value-type="float" office:value="-4.23">
            <text:p>-4,230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81]+2.62105)/([.D681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69.6">
            <text:p>469,60000</text:p>
          </table:table-cell>
          <table:table-cell office:value-type="float" office:value="-4.23">
            <text:p>-4,230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82]+2.62105)/([.D682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69.7">
            <text:p>469,70000</text:p>
          </table:table-cell>
          <table:table-cell office:value-type="float" office:value="-4.23">
            <text:p>-4,230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83]+2.62105)/([.D683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69.8">
            <text:p>469,80000</text:p>
          </table:table-cell>
          <table:table-cell office:value-type="float" office:value="-4.23">
            <text:p>-4,230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84]+2.62105)/([.D684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69.9">
            <text:p>469,9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85]+2.62105)/([.D685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,0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86]+2.62105)/([.D686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0.1">
            <text:p>470,1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87]+2.62105)/([.D687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0.2">
            <text:p>470,2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88]+2.62105)/([.D688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0.3">
            <text:p>470,3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89]+2.62105)/([.D689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0.4">
            <text:p>470,4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90]+2.62105)/([.D690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0.5">
            <text:p>470,5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91]+2.62105)/([.D691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0.6">
            <text:p>470,6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92]+2.62105)/([.D692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0.7">
            <text:p>470,7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93]+2.62105)/([.D693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0.8">
            <text:p>470,8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94]+2.62105)/([.D694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0.9">
            <text:p>470,90000</text:p>
          </table:table-cell>
          <table:table-cell office:value-type="float" office:value="-4.245">
            <text:p>-4,24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95]+2.62105)/([.D695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,00000</text:p>
          </table:table-cell>
          <table:table-cell office:value-type="float" office:value="-4.245">
            <text:p>-4,24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96]+2.62105)/([.D696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1.1">
            <text:p>471,10000</text:p>
          </table:table-cell>
          <table:table-cell office:value-type="float" office:value="-4.245">
            <text:p>-4,24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97]+2.62105)/([.D697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1.2">
            <text:p>471,20000</text:p>
          </table:table-cell>
          <table:table-cell office:value-type="float" office:value="-4.245">
            <text:p>-4,24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98]+2.62105)/([.D698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1.3">
            <text:p>471,30000</text:p>
          </table:table-cell>
          <table:table-cell office:value-type="float" office:value="-4.245">
            <text:p>-4,24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699]+2.62105)/([.D699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1.4">
            <text:p>471,40000</text:p>
          </table:table-cell>
          <table:table-cell office:value-type="float" office:value="-4.245">
            <text:p>-4,24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00]+2.62105)/([.D700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1.5">
            <text:p>471,50000</text:p>
          </table:table-cell>
          <table:table-cell office:value-type="float" office:value="-4.245">
            <text:p>-4,24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01]+2.62105)/([.D701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1.6">
            <text:p>471,60000</text:p>
          </table:table-cell>
          <table:table-cell office:value-type="float" office:value="-4.245">
            <text:p>-4,24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02]+2.62105)/([.D702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1.7">
            <text:p>471,70000</text:p>
          </table:table-cell>
          <table:table-cell office:value-type="float" office:value="-4.245">
            <text:p>-4,24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03]+2.62105)/([.D703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1.8">
            <text:p>471,80000</text:p>
          </table:table-cell>
          <table:table-cell office:value-type="float" office:value="-4.245">
            <text:p>-4,24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04]+2.62105)/([.D704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1.9">
            <text:p>471,90000</text:p>
          </table:table-cell>
          <table:table-cell office:value-type="float" office:value="-4.245">
            <text:p>-4,245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05]+2.62105)/([.D705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,00000</text:p>
          </table:table-cell>
          <table:table-cell office:value-type="float" office:value="-4.245">
            <text:p>-4,245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06]+2.62105)/([.D706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2.1">
            <text:p>472,10000</text:p>
          </table:table-cell>
          <table:table-cell office:value-type="float" office:value="-4.245">
            <text:p>-4,245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07]+2.62105)/([.D707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2.2">
            <text:p>472,20000</text:p>
          </table:table-cell>
          <table:table-cell office:value-type="float" office:value="-4.245">
            <text:p>-4,245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08]+2.62105)/([.D708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2.3">
            <text:p>472,30000</text:p>
          </table:table-cell>
          <table:table-cell office:value-type="float" office:value="-4.245">
            <text:p>-4,245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09]+2.62105)/([.D709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2.4">
            <text:p>472,40000</text:p>
          </table:table-cell>
          <table:table-cell office:value-type="float" office:value="-4.245">
            <text:p>-4,245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10]+2.62105)/([.D710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2.5">
            <text:p>472,50000</text:p>
          </table:table-cell>
          <table:table-cell office:value-type="float" office:value="-4.245">
            <text:p>-4,245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11]+2.62105)/([.D711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2.6">
            <text:p>472,60000</text:p>
          </table:table-cell>
          <table:table-cell office:value-type="float" office:value="-4.245">
            <text:p>-4,245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12]+2.62105)/([.D712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2.7">
            <text:p>472,70000</text:p>
          </table:table-cell>
          <table:table-cell office:value-type="float" office:value="-4.245">
            <text:p>-4,245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13]+2.62105)/([.D713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2.8">
            <text:p>472,80000</text:p>
          </table:table-cell>
          <table:table-cell office:value-type="float" office:value="-4.245">
            <text:p>-4,24500</text:p>
          </table:table-cell>
          <table:table-cell office:value-type="float" office:value="1.7415">
            <text:p>1,741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14]+2.62105)/([.D714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2.9">
            <text:p>472,9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15]+2.62105)/([.D715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,0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16]+2.62105)/([.D716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3.1">
            <text:p>473,1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17]+2.62105)/([.D717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3.2">
            <text:p>473,2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18]+2.62105)/([.D718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3.3">
            <text:p>473,3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19]+2.62105)/([.D719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3.4">
            <text:p>473,4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20]+2.62105)/([.D720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3.5">
            <text:p>473,5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21]+2.62105)/([.D721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3.6">
            <text:p>473,6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22]+2.62105)/([.D722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3.7">
            <text:p>473,7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23]+2.62105)/([.D723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3.8">
            <text:p>473,80000</text:p>
          </table:table-cell>
          <table:table-cell office:value-type="float" office:value="-4.245">
            <text:p>-4,24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24]+2.62105)/([.D724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3.9">
            <text:p>473,90000</text:p>
          </table:table-cell>
          <table:table-cell office:value-type="float" office:value="-4.245">
            <text:p>-4,245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25]+2.62105)/([.D725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,00000</text:p>
          </table:table-cell>
          <table:table-cell office:value-type="float" office:value="-4.245">
            <text:p>-4,245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26]+2.62105)/([.D726]-14.3141)" office:value-type="float" office:value="-0.00962706426559659">
            <text:p>-0,00963</text:p>
          </table:table-cell>
          <table:table-cell table:number-columns-repeated="1017"/>
        </table:table-row>
        <table:table-row table:style-name="ro1">
          <table:table-cell office:value-type="float" office:value="474.1">
            <text:p>474,1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27]+2.62105)/([.D727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4.2">
            <text:p>474,2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28]+2.62105)/([.D728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4.3">
            <text:p>474,3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29]+2.62105)/([.D729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4.4">
            <text:p>474,4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30]+2.62105)/([.D730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4.5">
            <text:p>474,5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31]+2.62105)/([.D731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4.6">
            <text:p>474,6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32]+2.62105)/([.D732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4.7">
            <text:p>474,7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33]+2.62105)/([.D733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4.8">
            <text:p>474,8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34]+2.62105)/([.D734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4.9">
            <text:p>474,9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35]+2.62105)/([.D735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,0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36]+2.62105)/([.D736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5.1">
            <text:p>475,1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37]+2.62105)/([.D737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5.2">
            <text:p>475,2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38]+2.62105)/([.D738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5.3">
            <text:p>475,3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39]+2.62105)/([.D739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5.4">
            <text:p>475,4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40]+2.62105)/([.D740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5.5">
            <text:p>475,5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41]+2.62105)/([.D741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5.6">
            <text:p>475,6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42]+2.62105)/([.D742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5.7">
            <text:p>475,7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43]+2.62105)/([.D743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5.8">
            <text:p>475,8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44]+2.62105)/([.D744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5.9">
            <text:p>475,90000</text:p>
          </table:table-cell>
          <table:table-cell office:value-type="float" office:value="-4.23">
            <text:p>-4,230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45]+2.62105)/([.D745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,00000</text:p>
          </table:table-cell>
          <table:table-cell office:value-type="float" office:value="-4.23">
            <text:p>-4,230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46]+2.62105)/([.D746]-14.3141)" office:value-type="float" office:value="-0.00953814159926823">
            <text:p>-0,00954</text:p>
          </table:table-cell>
          <table:table-cell table:number-columns-repeated="1017"/>
        </table:table-row>
        <table:table-row table:style-name="ro1">
          <table:table-cell office:value-type="float" office:value="476.1">
            <text:p>476,10000</text:p>
          </table:table-cell>
          <table:table-cell office:value-type="float" office:value="-4.215">
            <text:p>-4,21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47]+2.62105)/([.D747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6.2">
            <text:p>476,20000</text:p>
          </table:table-cell>
          <table:table-cell office:value-type="float" office:value="-4.215">
            <text:p>-4,21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48]+2.62105)/([.D748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6.3">
            <text:p>476,30000</text:p>
          </table:table-cell>
          <table:table-cell office:value-type="float" office:value="-4.215">
            <text:p>-4,21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49]+2.62105)/([.D749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6.4">
            <text:p>476,40000</text:p>
          </table:table-cell>
          <table:table-cell office:value-type="float" office:value="-4.215">
            <text:p>-4,21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50]+2.62105)/([.D750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6.5">
            <text:p>476,50000</text:p>
          </table:table-cell>
          <table:table-cell office:value-type="float" office:value="-4.215">
            <text:p>-4,21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51]+2.62105)/([.D751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6.6">
            <text:p>476,60000</text:p>
          </table:table-cell>
          <table:table-cell office:value-type="float" office:value="-4.215">
            <text:p>-4,21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52]+2.62105)/([.D752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6.7">
            <text:p>476,70000</text:p>
          </table:table-cell>
          <table:table-cell office:value-type="float" office:value="-4.215">
            <text:p>-4,21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53]+2.62105)/([.D753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6.8">
            <text:p>476,80000</text:p>
          </table:table-cell>
          <table:table-cell office:value-type="float" office:value="-4.215">
            <text:p>-4,21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54]+2.62105)/([.D754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6.9">
            <text:p>476,90000</text:p>
          </table:table-cell>
          <table:table-cell office:value-type="float" office:value="-4.215">
            <text:p>-4,21500</text:p>
          </table:table-cell>
          <table:table-cell office:value-type="float" office:value="1.74">
            <text:p>1,740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55]+2.62105)/([.D755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,00000</text:p>
          </table:table-cell>
          <table:table-cell office:value-type="float" office:value="-4.215">
            <text:p>-4,215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56]+2.62105)/([.D756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7.1">
            <text:p>477,10000</text:p>
          </table:table-cell>
          <table:table-cell office:value-type="float" office:value="-4.215">
            <text:p>-4,215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57]+2.62105)/([.D757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7.2">
            <text:p>477,20000</text:p>
          </table:table-cell>
          <table:table-cell office:value-type="float" office:value="-4.215">
            <text:p>-4,215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58]+2.62105)/([.D758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7.3">
            <text:p>477,30000</text:p>
          </table:table-cell>
          <table:table-cell office:value-type="float" office:value="-4.215">
            <text:p>-4,215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59]+2.62105)/([.D759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7.4">
            <text:p>477,40000</text:p>
          </table:table-cell>
          <table:table-cell office:value-type="float" office:value="-4.215">
            <text:p>-4,215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60]+2.62105)/([.D760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7.5">
            <text:p>477,50000</text:p>
          </table:table-cell>
          <table:table-cell office:value-type="float" office:value="-4.215">
            <text:p>-4,215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61]+2.62105)/([.D761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7.6">
            <text:p>477,60000</text:p>
          </table:table-cell>
          <table:table-cell office:value-type="float" office:value="-4.215">
            <text:p>-4,215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62]+2.62105)/([.D762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7.7">
            <text:p>477,70000</text:p>
          </table:table-cell>
          <table:table-cell office:value-type="float" office:value="-4.215">
            <text:p>-4,215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63]+2.62105)/([.D763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7.8">
            <text:p>477,80000</text:p>
          </table:table-cell>
          <table:table-cell office:value-type="float" office:value="-4.215">
            <text:p>-4,215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64]+2.62105)/([.D764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7.9">
            <text:p>477,90000</text:p>
          </table:table-cell>
          <table:table-cell office:value-type="float" office:value="-4.215">
            <text:p>-4,21500</text:p>
          </table:table-cell>
          <table:table-cell office:value-type="float" office:value="1.7385">
            <text:p>1,738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65]+2.62105)/([.D765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,00000</text:p>
          </table:table-cell>
          <table:table-cell office:value-type="float" office:value="-4.215">
            <text:p>-4,21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66]+2.62105)/([.D766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8.1">
            <text:p>478,10000</text:p>
          </table:table-cell>
          <table:table-cell office:value-type="float" office:value="-4.215">
            <text:p>-4,21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67]+2.62105)/([.D767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8.2">
            <text:p>478,20000</text:p>
          </table:table-cell>
          <table:table-cell office:value-type="float" office:value="-4.215">
            <text:p>-4,21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68]+2.62105)/([.D768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8.3">
            <text:p>478,30000</text:p>
          </table:table-cell>
          <table:table-cell office:value-type="float" office:value="-4.215">
            <text:p>-4,21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69]+2.62105)/([.D769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8.4">
            <text:p>478,40000</text:p>
          </table:table-cell>
          <table:table-cell office:value-type="float" office:value="-4.215">
            <text:p>-4,21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70]+2.62105)/([.D770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8.5">
            <text:p>478,50000</text:p>
          </table:table-cell>
          <table:table-cell office:value-type="float" office:value="-4.215">
            <text:p>-4,21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71]+2.62105)/([.D771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8.6">
            <text:p>478,60000</text:p>
          </table:table-cell>
          <table:table-cell office:value-type="float" office:value="-4.215">
            <text:p>-4,21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72]+2.62105)/([.D772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8.7">
            <text:p>478,70000</text:p>
          </table:table-cell>
          <table:table-cell office:value-type="float" office:value="-4.215">
            <text:p>-4,21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73]+2.62105)/([.D773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8.8">
            <text:p>478,80000</text:p>
          </table:table-cell>
          <table:table-cell office:value-type="float" office:value="-4.215">
            <text:p>-4,21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74]+2.62105)/([.D774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8.9">
            <text:p>478,90000</text:p>
          </table:table-cell>
          <table:table-cell office:value-type="float" office:value="-4.215">
            <text:p>-4,21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75]+2.62105)/([.D775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,00000</text:p>
          </table:table-cell>
          <table:table-cell office:value-type="float" office:value="-4.215">
            <text:p>-4,215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76]+2.62105)/([.D776]-14.3141)" office:value-type="float" office:value="-0.00944921893293986">
            <text:p>-0,00945</text:p>
          </table:table-cell>
          <table:table-cell table:number-columns-repeated="1017"/>
        </table:table-row>
        <table:table-row table:style-name="ro1">
          <table:table-cell office:value-type="float" office:value="479.1">
            <text:p>479,1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77]+2.62105)/([.D777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79.2">
            <text:p>479,2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78]+2.62105)/([.D778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79.3">
            <text:p>479,3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79]+2.62105)/([.D779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79.4">
            <text:p>479,4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80]+2.62105)/([.D780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79.5">
            <text:p>479,5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81]+2.62105)/([.D781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79.6">
            <text:p>479,6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82]+2.62105)/([.D782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79.7">
            <text:p>479,7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83]+2.62105)/([.D783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79.8">
            <text:p>479,8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84]+2.62105)/([.D784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79.9">
            <text:p>479,9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85]+2.62105)/([.D785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,0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86]+2.62105)/([.D786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80.1">
            <text:p>480,1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87]+2.62105)/([.D787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80.2">
            <text:p>480,2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88]+2.62105)/([.D788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80.3">
            <text:p>480,3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89]+2.62105)/([.D789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80.4">
            <text:p>480,4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90]+2.62105)/([.D790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80.5">
            <text:p>480,5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91]+2.62105)/([.D791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80.6">
            <text:p>480,6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92]+2.62105)/([.D792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80.7">
            <text:p>480,7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93]+2.62105)/([.D793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80.8">
            <text:p>480,8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94]+2.62105)/([.D794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80.9">
            <text:p>480,90000</text:p>
          </table:table-cell>
          <table:table-cell office:value-type="float" office:value="-4.2">
            <text:p>-4,20000</text:p>
          </table:table-cell>
          <table:table-cell office:value-type="float" office:value="1.737">
            <text:p>1,7370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95]+2.62105)/([.D795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,00000</text:p>
          </table:table-cell>
          <table:table-cell office:value-type="float" office:value="-4.2">
            <text:p>-4,200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96]+2.62105)/([.D796]-14.3141)" office:value-type="float" office:value="-0.0093602962666115">
            <text:p>-0,00936</text:p>
          </table:table-cell>
          <table:table-cell table:number-columns-repeated="1017"/>
        </table:table-row>
        <table:table-row table:style-name="ro1">
          <table:table-cell office:value-type="float" office:value="481.1">
            <text:p>481,1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97]+2.62105)/([.D797]-14.3141)" office:value-type="float" office:value="-0.00927137360028313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81.2">
            <text:p>481,2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98]+2.62105)/([.D798]-14.3141)" office:value-type="float" office:value="-0.00927137360028313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81.3">
            <text:p>481,3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799]+2.62105)/([.D799]-14.3141)" office:value-type="float" office:value="-0.00927137360028313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81.4">
            <text:p>481,4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800]+2.62105)/([.D800]-14.3141)" office:value-type="float" office:value="-0.00927137360028313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81.5">
            <text:p>481,5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801]+2.62105)/([.D801]-14.3141)" office:value-type="float" office:value="-0.00927137360028313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81.6">
            <text:p>481,6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802]+2.62105)/([.D802]-14.3141)" office:value-type="float" office:value="-0.00927137360028313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81.7">
            <text:p>481,7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803]+2.62105)/([.D803]-14.3141)" office:value-type="float" office:value="-0.00927137360028313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81.8">
            <text:p>481,8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804]+2.62105)/([.D804]-14.3141)" office:value-type="float" office:value="-0.00927137360028313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81.9">
            <text:p>481,9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3">
            <text:p>183,00000</text:p>
          </table:table-cell>
          <table:table-cell office:value-type="string">
            <text:p>NAN</text:p>
          </table:table-cell>
          <table:table-cell/>
          <table:table-cell table:formula="of:=([.B805]+2.62105)/([.D805]-14.3141)" office:value-type="float" office:value="-0.00927137360028313">
            <text:p>-0,00927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,0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06]+2.62105)/([.D806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2.1">
            <text:p>482,1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07]+2.62105)/([.D807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2.2">
            <text:p>482,2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08]+2.62105)/([.D808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2.3">
            <text:p>482,3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09]+2.62105)/([.D809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2.4">
            <text:p>482,4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10]+2.62105)/([.D810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2.5">
            <text:p>482,5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11]+2.62105)/([.D811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2.6">
            <text:p>482,6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12]+2.62105)/([.D812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2.7">
            <text:p>482,7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13]+2.62105)/([.D813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2.8">
            <text:p>482,8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14]+2.62105)/([.D814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2.9">
            <text:p>482,9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15]+2.62105)/([.D815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,0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16]+2.62105)/([.D816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3.1">
            <text:p>483,1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17]+2.62105)/([.D817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3.2">
            <text:p>483,2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18]+2.62105)/([.D818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3.3">
            <text:p>483,3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19]+2.62105)/([.D819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3.4">
            <text:p>483,4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20]+2.62105)/([.D820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3.5">
            <text:p>483,5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21]+2.62105)/([.D821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3.6">
            <text:p>483,6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22]+2.62105)/([.D822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3.7">
            <text:p>483,7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23]+2.62105)/([.D823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3.8">
            <text:p>483,8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24]+2.62105)/([.D824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3.9">
            <text:p>483,9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25]+2.62105)/([.D825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,0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26]+2.62105)/([.D826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4.1">
            <text:p>484,1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27]+2.62105)/([.D827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4.2">
            <text:p>484,2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28]+2.62105)/([.D828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4.3">
            <text:p>484,3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29]+2.62105)/([.D829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4.401">
            <text:p>484,401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30]+2.62105)/([.D830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4.5">
            <text:p>484,5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31]+2.62105)/([.D831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4.6">
            <text:p>484,6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32]+2.62105)/([.D832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4.7">
            <text:p>484,7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33]+2.62105)/([.D833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4.8">
            <text:p>484,8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34]+2.62105)/([.D834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4.9">
            <text:p>484,9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35]+2.62105)/([.D835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,0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36]+2.62105)/([.D836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5.1">
            <text:p>485,1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37]+2.62105)/([.D837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5.2">
            <text:p>485,2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38]+2.62105)/([.D838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5.3">
            <text:p>485,3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39]+2.62105)/([.D839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5.4">
            <text:p>485,4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40]+2.62105)/([.D840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5.5">
            <text:p>485,5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41]+2.62105)/([.D841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5.6">
            <text:p>485,6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42]+2.62105)/([.D842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5.7">
            <text:p>485,7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43]+2.62105)/([.D843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5.8">
            <text:p>485,8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44]+2.62105)/([.D844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5.9">
            <text:p>485,90000</text:p>
          </table:table-cell>
          <table:table-cell office:value-type="float" office:value="-4.185">
            <text:p>-4,18500</text:p>
          </table:table-cell>
          <table:table-cell office:value-type="float" office:value="1.7355">
            <text:p>1,735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45]+2.62105)/([.D845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,0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46]+2.62105)/([.D846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6.1">
            <text:p>486,1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47]+2.62105)/([.D847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6.2">
            <text:p>486,2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48]+2.62105)/([.D848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6.3">
            <text:p>486,3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49]+2.62105)/([.D849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6.4">
            <text:p>486,4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50]+2.62105)/([.D850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6.5">
            <text:p>486,5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51]+2.62105)/([.D851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6.6">
            <text:p>486,6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52]+2.62105)/([.D852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6.7">
            <text:p>486,7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53]+2.62105)/([.D853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6.8">
            <text:p>486,8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54]+2.62105)/([.D854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6.9">
            <text:p>486,9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55]+2.62105)/([.D855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,0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56]+2.62105)/([.D856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7.1">
            <text:p>487,1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57]+2.62105)/([.D857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7.2">
            <text:p>487,2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58]+2.62105)/([.D858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7.3">
            <text:p>487,3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59]+2.62105)/([.D859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7.4">
            <text:p>487,4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60]+2.62105)/([.D860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7.5">
            <text:p>487,5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61]+2.62105)/([.D861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7.6">
            <text:p>487,6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62]+2.62105)/([.D862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7.7">
            <text:p>487,7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63]+2.62105)/([.D863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7.8">
            <text:p>487,8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64]+2.62105)/([.D864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7.9">
            <text:p>487,9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65]+2.62105)/([.D865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,0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66]+2.62105)/([.D866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8.1">
            <text:p>488,1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67]+2.62105)/([.D867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8.2">
            <text:p>488,2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68]+2.62105)/([.D868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8.3">
            <text:p>488,3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69]+2.62105)/([.D869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8.4">
            <text:p>488,4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70]+2.62105)/([.D870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8.5">
            <text:p>488,5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71]+2.62105)/([.D871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8.6">
            <text:p>488,6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72]+2.62105)/([.D872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8.7">
            <text:p>488,7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73]+2.62105)/([.D873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8.8">
            <text:p>488,8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74]+2.62105)/([.D874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8.9">
            <text:p>488,90000</text:p>
          </table:table-cell>
          <table:table-cell office:value-type="float" office:value="-4.185">
            <text:p>-4,18500</text:p>
          </table:table-cell>
          <table:table-cell office:value-type="float" office:value="1.737">
            <text:p>1,737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75]+2.62105)/([.D875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,00000</text:p>
          </table:table-cell>
          <table:table-cell office:value-type="float" office:value="-4.185">
            <text:p>-4,18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76]+2.62105)/([.D876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9.1">
            <text:p>489,10000</text:p>
          </table:table-cell>
          <table:table-cell office:value-type="float" office:value="-4.185">
            <text:p>-4,18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77]+2.62105)/([.D877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9.2">
            <text:p>489,20000</text:p>
          </table:table-cell>
          <table:table-cell office:value-type="float" office:value="-4.185">
            <text:p>-4,18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78]+2.62105)/([.D878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9.3">
            <text:p>489,30000</text:p>
          </table:table-cell>
          <table:table-cell office:value-type="float" office:value="-4.185">
            <text:p>-4,18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79]+2.62105)/([.D879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9.4">
            <text:p>489,40000</text:p>
          </table:table-cell>
          <table:table-cell office:value-type="float" office:value="-4.185">
            <text:p>-4,18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80]+2.62105)/([.D880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9.5">
            <text:p>489,50000</text:p>
          </table:table-cell>
          <table:table-cell office:value-type="float" office:value="-4.185">
            <text:p>-4,18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81]+2.62105)/([.D881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9.6">
            <text:p>489,60000</text:p>
          </table:table-cell>
          <table:table-cell office:value-type="float" office:value="-4.185">
            <text:p>-4,18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82]+2.62105)/([.D882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9.7">
            <text:p>489,70000</text:p>
          </table:table-cell>
          <table:table-cell office:value-type="float" office:value="-4.185">
            <text:p>-4,18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83]+2.62105)/([.D883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9.8">
            <text:p>489,80000</text:p>
          </table:table-cell>
          <table:table-cell office:value-type="float" office:value="-4.185">
            <text:p>-4,18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84]+2.62105)/([.D884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89.9">
            <text:p>489,90000</text:p>
          </table:table-cell>
          <table:table-cell office:value-type="float" office:value="-4.185">
            <text:p>-4,18500</text:p>
          </table:table-cell>
          <table:table-cell office:value-type="float" office:value="1.734">
            <text:p>1,734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85]+2.62105)/([.D885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,00000</text:p>
          </table:table-cell>
          <table:table-cell office:value-type="float" office:value="-4.185">
            <text:p>-4,185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86]+2.62105)/([.D886]-14.3141)" office:value-type="float" office:value="-0.00927962529051674">
            <text:p>-0,00928</text:p>
          </table:table-cell>
          <table:table-cell table:number-columns-repeated="1017"/>
        </table:table-row>
        <table:table-row table:style-name="ro1">
          <table:table-cell office:value-type="float" office:value="490.1">
            <text:p>490,10000</text:p>
          </table:table-cell>
          <table:table-cell office:value-type="float" office:value="-4.215">
            <text:p>-4,215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87]+2.62105)/([.D887]-14.3141)" office:value-type="float" office:value="-0.00945762890873695">
            <text:p>-0,00946</text:p>
          </table:table-cell>
          <table:table-cell table:number-columns-repeated="1017"/>
        </table:table-row>
        <table:table-row table:style-name="ro1">
          <table:table-cell office:value-type="float" office:value="490.2">
            <text:p>490,20000</text:p>
          </table:table-cell>
          <table:table-cell office:value-type="float" office:value="-4.215">
            <text:p>-4,215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88]+2.62105)/([.D888]-14.3141)" office:value-type="float" office:value="-0.00945762890873695">
            <text:p>-0,00946</text:p>
          </table:table-cell>
          <table:table-cell table:number-columns-repeated="1017"/>
        </table:table-row>
        <table:table-row table:style-name="ro1">
          <table:table-cell office:value-type="float" office:value="490.3">
            <text:p>490,30000</text:p>
          </table:table-cell>
          <table:table-cell office:value-type="float" office:value="-4.215">
            <text:p>-4,215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89]+2.62105)/([.D889]-14.3141)" office:value-type="float" office:value="-0.00945762890873695">
            <text:p>-0,00946</text:p>
          </table:table-cell>
          <table:table-cell table:number-columns-repeated="1017"/>
        </table:table-row>
        <table:table-row table:style-name="ro1">
          <table:table-cell office:value-type="float" office:value="490.4">
            <text:p>490,40000</text:p>
          </table:table-cell>
          <table:table-cell office:value-type="float" office:value="-4.215">
            <text:p>-4,215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90]+2.62105)/([.D890]-14.3141)" office:value-type="float" office:value="-0.00945762890873695">
            <text:p>-0,00946</text:p>
          </table:table-cell>
          <table:table-cell table:number-columns-repeated="1017"/>
        </table:table-row>
        <table:table-row table:style-name="ro1">
          <table:table-cell office:value-type="float" office:value="490.5">
            <text:p>490,50000</text:p>
          </table:table-cell>
          <table:table-cell office:value-type="float" office:value="-4.215">
            <text:p>-4,215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91]+2.62105)/([.D891]-14.3141)" office:value-type="float" office:value="-0.00945762890873695">
            <text:p>-0,00946</text:p>
          </table:table-cell>
          <table:table-cell table:number-columns-repeated="1017"/>
        </table:table-row>
        <table:table-row table:style-name="ro1">
          <table:table-cell office:value-type="float" office:value="490.6">
            <text:p>490,60000</text:p>
          </table:table-cell>
          <table:table-cell office:value-type="float" office:value="-4.215">
            <text:p>-4,215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92]+2.62105)/([.D892]-14.3141)" office:value-type="float" office:value="-0.00945762890873695">
            <text:p>-0,00946</text:p>
          </table:table-cell>
          <table:table-cell table:number-columns-repeated="1017"/>
        </table:table-row>
        <table:table-row table:style-name="ro1">
          <table:table-cell office:value-type="float" office:value="490.7">
            <text:p>490,70000</text:p>
          </table:table-cell>
          <table:table-cell office:value-type="float" office:value="-4.215">
            <text:p>-4,215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93]+2.62105)/([.D893]-14.3141)" office:value-type="float" office:value="-0.00945762890873695">
            <text:p>-0,00946</text:p>
          </table:table-cell>
          <table:table-cell table:number-columns-repeated="1017"/>
        </table:table-row>
        <table:table-row table:style-name="ro1">
          <table:table-cell office:value-type="float" office:value="490.8">
            <text:p>490,80000</text:p>
          </table:table-cell>
          <table:table-cell office:value-type="float" office:value="-4.215">
            <text:p>-4,215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94]+2.62105)/([.D894]-14.3141)" office:value-type="float" office:value="-0.00945762890873695">
            <text:p>-0,00946</text:p>
          </table:table-cell>
          <table:table-cell table:number-columns-repeated="1017"/>
        </table:table-row>
        <table:table-row table:style-name="ro1">
          <table:table-cell office:value-type="float" office:value="490.9">
            <text:p>490,90000</text:p>
          </table:table-cell>
          <table:table-cell office:value-type="float" office:value="-4.215">
            <text:p>-4,21500</text:p>
          </table:table-cell>
          <table:table-cell office:value-type="float" office:value="1.731">
            <text:p>1,7310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95]+2.62105)/([.D895]-14.3141)" office:value-type="float" office:value="-0.00945762890873695">
            <text:p>-0,00946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,00000</text:p>
          </table:table-cell>
          <table:table-cell office:value-type="float" office:value="-4.215">
            <text:p>-4,215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96]+2.62105)/([.D896]-14.3141)" office:value-type="float" office:value="-0.00945762890873695">
            <text:p>-0,00946</text:p>
          </table:table-cell>
          <table:table-cell table:number-columns-repeated="1017"/>
        </table:table-row>
        <table:table-row table:style-name="ro1">
          <table:table-cell office:value-type="float" office:value="491.1">
            <text:p>491,1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97]+2.62105)/([.D897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1.2">
            <text:p>491,2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98]+2.62105)/([.D898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1.3">
            <text:p>491,3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899]+2.62105)/([.D899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1.4">
            <text:p>491,4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00]+2.62105)/([.D900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1.5">
            <text:p>491,5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01]+2.62105)/([.D901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1.6">
            <text:p>491,6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02]+2.62105)/([.D902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1.7">
            <text:p>491,7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03]+2.62105)/([.D903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1.8">
            <text:p>491,8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04]+2.62105)/([.D904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1.9">
            <text:p>491,9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05]+2.62105)/([.D905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,0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06]+2.62105)/([.D906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2.1">
            <text:p>492,1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07]+2.62105)/([.D907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2.2">
            <text:p>492,2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08]+2.62105)/([.D908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2.3">
            <text:p>492,3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09]+2.62105)/([.D909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2.4">
            <text:p>492,4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10]+2.62105)/([.D910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2.5">
            <text:p>492,5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11]+2.62105)/([.D911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2.6">
            <text:p>492,6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12]+2.62105)/([.D912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2.7">
            <text:p>492,7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13]+2.62105)/([.D913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2.8">
            <text:p>492,8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14]+2.62105)/([.D914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2.9">
            <text:p>492,90000</text:p>
          </table:table-cell>
          <table:table-cell office:value-type="float" office:value="-4.26">
            <text:p>-4,26000</text:p>
          </table:table-cell>
          <table:table-cell office:value-type="float" office:value="1.7325">
            <text:p>1,73250</text:p>
          </table:table-cell>
          <table:table-cell office:value-type="float" office:value="182.85">
            <text:p>182,85000</text:p>
          </table:table-cell>
          <table:table-cell office:value-type="string">
            <text:p>NAN</text:p>
          </table:table-cell>
          <table:table-cell/>
          <table:table-cell table:formula="of:=([.B915]+2.62105)/([.D915]-14.3141)" office:value-type="float" office:value="-0.00972463433606727">
            <text:p>-0,00972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,00000</text:p>
          </table:table-cell>
          <table:table-cell office:value-type="float" office:value="-4.26">
            <text:p>-4,26000</text:p>
          </table:table-cell>
          <table:table-cell office:value-type="float" office:value="1.734">
            <text:p>1,734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16]+2.62105)/([.D916]-14.3141)" office:value-type="float" office:value="-0.00973329714661382">
            <text:p>-0,00973</text:p>
          </table:table-cell>
          <table:table-cell table:number-columns-repeated="1017"/>
        </table:table-row>
        <table:table-row table:style-name="ro1">
          <table:table-cell office:value-type="float" office:value="493.1">
            <text:p>493,10000</text:p>
          </table:table-cell>
          <table:table-cell office:value-type="float" office:value="-4.41">
            <text:p>-4,41000</text:p>
          </table:table-cell>
          <table:table-cell office:value-type="float" office:value="1.734">
            <text:p>1,734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17]+2.62105)/([.D917]-14.3141)" office:value-type="float" office:value="-0.0106241080755574">
            <text:p>-0,01062</text:p>
          </table:table-cell>
          <table:table-cell table:number-columns-repeated="1017"/>
        </table:table-row>
        <table:table-row table:style-name="ro1">
          <table:table-cell office:value-type="float" office:value="493.2">
            <text:p>493,20000</text:p>
          </table:table-cell>
          <table:table-cell office:value-type="float" office:value="-4.41">
            <text:p>-4,41000</text:p>
          </table:table-cell>
          <table:table-cell office:value-type="float" office:value="1.734">
            <text:p>1,734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18]+2.62105)/([.D918]-14.3141)" office:value-type="float" office:value="-0.0106241080755574">
            <text:p>-0,01062</text:p>
          </table:table-cell>
          <table:table-cell table:number-columns-repeated="1017"/>
        </table:table-row>
        <table:table-row table:style-name="ro1">
          <table:table-cell office:value-type="float" office:value="493.3">
            <text:p>493,30000</text:p>
          </table:table-cell>
          <table:table-cell office:value-type="float" office:value="-4.41">
            <text:p>-4,41000</text:p>
          </table:table-cell>
          <table:table-cell office:value-type="float" office:value="1.734">
            <text:p>1,734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19]+2.62105)/([.D919]-14.3141)" office:value-type="float" office:value="-0.0106241080755574">
            <text:p>-0,01062</text:p>
          </table:table-cell>
          <table:table-cell table:number-columns-repeated="1017"/>
        </table:table-row>
        <table:table-row table:style-name="ro1">
          <table:table-cell office:value-type="float" office:value="493.4">
            <text:p>493,40000</text:p>
          </table:table-cell>
          <table:table-cell office:value-type="float" office:value="-4.41">
            <text:p>-4,41000</text:p>
          </table:table-cell>
          <table:table-cell office:value-type="float" office:value="1.734">
            <text:p>1,734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20]+2.62105)/([.D920]-14.3141)" office:value-type="float" office:value="-0.0106241080755574">
            <text:p>-0,01062</text:p>
          </table:table-cell>
          <table:table-cell table:number-columns-repeated="1017"/>
        </table:table-row>
        <table:table-row table:style-name="ro1">
          <table:table-cell office:value-type="float" office:value="493.5">
            <text:p>493,50000</text:p>
          </table:table-cell>
          <table:table-cell office:value-type="float" office:value="-4.41">
            <text:p>-4,41000</text:p>
          </table:table-cell>
          <table:table-cell office:value-type="float" office:value="1.734">
            <text:p>1,734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21]+2.62105)/([.D921]-14.3141)" office:value-type="float" office:value="-0.0106241080755574">
            <text:p>-0,01062</text:p>
          </table:table-cell>
          <table:table-cell table:number-columns-repeated="1017"/>
        </table:table-row>
        <table:table-row table:style-name="ro1">
          <table:table-cell office:value-type="float" office:value="493.6">
            <text:p>493,60000</text:p>
          </table:table-cell>
          <table:table-cell office:value-type="float" office:value="-4.41">
            <text:p>-4,41000</text:p>
          </table:table-cell>
          <table:table-cell office:value-type="float" office:value="1.734">
            <text:p>1,734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22]+2.62105)/([.D922]-14.3141)" office:value-type="float" office:value="-0.0106241080755574">
            <text:p>-0,01062</text:p>
          </table:table-cell>
          <table:table-cell table:number-columns-repeated="1017"/>
        </table:table-row>
        <table:table-row table:style-name="ro1">
          <table:table-cell office:value-type="float" office:value="493.7">
            <text:p>493,70000</text:p>
          </table:table-cell>
          <table:table-cell office:value-type="float" office:value="-4.41">
            <text:p>-4,41000</text:p>
          </table:table-cell>
          <table:table-cell office:value-type="float" office:value="1.734">
            <text:p>1,734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23]+2.62105)/([.D923]-14.3141)" office:value-type="float" office:value="-0.0106241080755574">
            <text:p>-0,01062</text:p>
          </table:table-cell>
          <table:table-cell table:number-columns-repeated="1017"/>
        </table:table-row>
        <table:table-row table:style-name="ro1">
          <table:table-cell office:value-type="float" office:value="493.8">
            <text:p>493,80000</text:p>
          </table:table-cell>
          <table:table-cell office:value-type="float" office:value="-4.41">
            <text:p>-4,41000</text:p>
          </table:table-cell>
          <table:table-cell office:value-type="float" office:value="1.734">
            <text:p>1,734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24]+2.62105)/([.D924]-14.3141)" office:value-type="float" office:value="-0.0106241080755574">
            <text:p>-0,01062</text:p>
          </table:table-cell>
          <table:table-cell table:number-columns-repeated="1017"/>
        </table:table-row>
        <table:table-row table:style-name="ro1">
          <table:table-cell office:value-type="float" office:value="493.9">
            <text:p>493,90000</text:p>
          </table:table-cell>
          <table:table-cell office:value-type="float" office:value="-4.41">
            <text:p>-4,41000</text:p>
          </table:table-cell>
          <table:table-cell office:value-type="float" office:value="1.734">
            <text:p>1,734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25]+2.62105)/([.D925]-14.3141)" office:value-type="float" office:value="-0.0106241080755574">
            <text:p>-0,01062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,00000</text:p>
          </table:table-cell>
          <table:table-cell office:value-type="float" office:value="-4.41">
            <text:p>-4,41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26]+2.62105)/([.D926]-14.3141)" office:value-type="float" office:value="-0.0106241080755574">
            <text:p>-0,01062</text:p>
          </table:table-cell>
          <table:table-cell table:number-columns-repeated="1017"/>
        </table:table-row>
        <table:table-row table:style-name="ro1">
          <table:table-cell office:value-type="float" office:value="494.1">
            <text:p>494,10000</text:p>
          </table:table-cell>
          <table:table-cell office:value-type="float" office:value="-4.425">
            <text:p>-4,42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27]+2.62105)/([.D927]-14.3141)" office:value-type="float" office:value="-0.0107131891684518">
            <text:p>-0,01071</text:p>
          </table:table-cell>
          <table:table-cell table:number-columns-repeated="1017"/>
        </table:table-row>
        <table:table-row table:style-name="ro1">
          <table:table-cell office:value-type="float" office:value="494.2">
            <text:p>494,20000</text:p>
          </table:table-cell>
          <table:table-cell office:value-type="float" office:value="-4.425">
            <text:p>-4,42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28]+2.62105)/([.D928]-14.3141)" office:value-type="float" office:value="-0.0107131891684518">
            <text:p>-0,01071</text:p>
          </table:table-cell>
          <table:table-cell table:number-columns-repeated="1017"/>
        </table:table-row>
        <table:table-row table:style-name="ro1">
          <table:table-cell office:value-type="float" office:value="494.3">
            <text:p>494,30000</text:p>
          </table:table-cell>
          <table:table-cell office:value-type="float" office:value="-4.425">
            <text:p>-4,42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29]+2.62105)/([.D929]-14.3141)" office:value-type="float" office:value="-0.0107131891684518">
            <text:p>-0,01071</text:p>
          </table:table-cell>
          <table:table-cell table:number-columns-repeated="1017"/>
        </table:table-row>
        <table:table-row table:style-name="ro1">
          <table:table-cell office:value-type="float" office:value="494.4">
            <text:p>494,40000</text:p>
          </table:table-cell>
          <table:table-cell office:value-type="float" office:value="-4.425">
            <text:p>-4,42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30]+2.62105)/([.D930]-14.3141)" office:value-type="float" office:value="-0.0107131891684518">
            <text:p>-0,01071</text:p>
          </table:table-cell>
          <table:table-cell table:number-columns-repeated="1017"/>
        </table:table-row>
        <table:table-row table:style-name="ro1">
          <table:table-cell office:value-type="float" office:value="494.5">
            <text:p>494,50000</text:p>
          </table:table-cell>
          <table:table-cell office:value-type="float" office:value="-4.425">
            <text:p>-4,42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31]+2.62105)/([.D931]-14.3141)" office:value-type="float" office:value="-0.0107131891684518">
            <text:p>-0,01071</text:p>
          </table:table-cell>
          <table:table-cell table:number-columns-repeated="1017"/>
        </table:table-row>
        <table:table-row table:style-name="ro1">
          <table:table-cell office:value-type="float" office:value="494.6">
            <text:p>494,60000</text:p>
          </table:table-cell>
          <table:table-cell office:value-type="float" office:value="-4.425">
            <text:p>-4,42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32]+2.62105)/([.D932]-14.3141)" office:value-type="float" office:value="-0.0107131891684518">
            <text:p>-0,01071</text:p>
          </table:table-cell>
          <table:table-cell table:number-columns-repeated="1017"/>
        </table:table-row>
        <table:table-row table:style-name="ro1">
          <table:table-cell office:value-type="float" office:value="494.7">
            <text:p>494,70000</text:p>
          </table:table-cell>
          <table:table-cell office:value-type="float" office:value="-4.425">
            <text:p>-4,42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33]+2.62105)/([.D933]-14.3141)" office:value-type="float" office:value="-0.0107131891684518">
            <text:p>-0,01071</text:p>
          </table:table-cell>
          <table:table-cell table:number-columns-repeated="1017"/>
        </table:table-row>
        <table:table-row table:style-name="ro1">
          <table:table-cell office:value-type="float" office:value="494.8">
            <text:p>494,80000</text:p>
          </table:table-cell>
          <table:table-cell office:value-type="float" office:value="-4.425">
            <text:p>-4,42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34]+2.62105)/([.D934]-14.3141)" office:value-type="float" office:value="-0.0107131891684518">
            <text:p>-0,01071</text:p>
          </table:table-cell>
          <table:table-cell table:number-columns-repeated="1017"/>
        </table:table-row>
        <table:table-row table:style-name="ro1">
          <table:table-cell office:value-type="float" office:value="494.9">
            <text:p>494,90000</text:p>
          </table:table-cell>
          <table:table-cell office:value-type="float" office:value="-4.425">
            <text:p>-4,42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35]+2.62105)/([.D935]-14.3141)" office:value-type="float" office:value="-0.0107131891684518">
            <text:p>-0,01071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,00000</text:p>
          </table:table-cell>
          <table:table-cell office:value-type="float" office:value="-4.425">
            <text:p>-4,42500</text:p>
          </table:table-cell>
          <table:table-cell office:value-type="float" office:value="1.7325">
            <text:p>1,732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36]+2.62105)/([.D936]-14.3141)" office:value-type="float" office:value="-0.0107131891684518">
            <text:p>-0,01071</text:p>
          </table:table-cell>
          <table:table-cell table:number-columns-repeated="1017"/>
        </table:table-row>
        <table:table-row table:style-name="ro1">
          <table:table-cell office:value-type="float" office:value="495.1">
            <text:p>495,10000</text:p>
          </table:table-cell>
          <table:table-cell office:value-type="float" office:value="-4.395">
            <text:p>-4,39500</text:p>
          </table:table-cell>
          <table:table-cell office:value-type="float" office:value="1.7325">
            <text:p>1,732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37]+2.62105)/([.D937]-14.3141)" office:value-type="float" office:value="-0.010535026982663">
            <text:p>-0,01054</text:p>
          </table:table-cell>
          <table:table-cell table:number-columns-repeated="1017"/>
        </table:table-row>
        <table:table-row table:style-name="ro1">
          <table:table-cell office:value-type="float" office:value="495.2">
            <text:p>495,20000</text:p>
          </table:table-cell>
          <table:table-cell office:value-type="float" office:value="-4.395">
            <text:p>-4,39500</text:p>
          </table:table-cell>
          <table:table-cell office:value-type="float" office:value="1.7325">
            <text:p>1,732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38]+2.62105)/([.D938]-14.3141)" office:value-type="float" office:value="-0.010535026982663">
            <text:p>-0,01054</text:p>
          </table:table-cell>
          <table:table-cell table:number-columns-repeated="1017"/>
        </table:table-row>
        <table:table-row table:style-name="ro1">
          <table:table-cell office:value-type="float" office:value="495.3">
            <text:p>495,30000</text:p>
          </table:table-cell>
          <table:table-cell office:value-type="float" office:value="-4.395">
            <text:p>-4,39500</text:p>
          </table:table-cell>
          <table:table-cell office:value-type="float" office:value="1.7325">
            <text:p>1,732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39]+2.62105)/([.D939]-14.3141)" office:value-type="float" office:value="-0.010535026982663">
            <text:p>-0,01054</text:p>
          </table:table-cell>
          <table:table-cell table:number-columns-repeated="1017"/>
        </table:table-row>
        <table:table-row table:style-name="ro1">
          <table:table-cell office:value-type="float" office:value="495.4">
            <text:p>495,40000</text:p>
          </table:table-cell>
          <table:table-cell office:value-type="float" office:value="-4.395">
            <text:p>-4,39500</text:p>
          </table:table-cell>
          <table:table-cell office:value-type="float" office:value="1.7325">
            <text:p>1,732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40]+2.62105)/([.D940]-14.3141)" office:value-type="float" office:value="-0.010535026982663">
            <text:p>-0,01054</text:p>
          </table:table-cell>
          <table:table-cell table:number-columns-repeated="1017"/>
        </table:table-row>
        <table:table-row table:style-name="ro1">
          <table:table-cell office:value-type="float" office:value="495.5">
            <text:p>495,50000</text:p>
          </table:table-cell>
          <table:table-cell office:value-type="float" office:value="-4.395">
            <text:p>-4,39500</text:p>
          </table:table-cell>
          <table:table-cell office:value-type="float" office:value="1.7325">
            <text:p>1,732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41]+2.62105)/([.D941]-14.3141)" office:value-type="float" office:value="-0.010535026982663">
            <text:p>-0,01054</text:p>
          </table:table-cell>
          <table:table-cell table:number-columns-repeated="1017"/>
        </table:table-row>
        <table:table-row table:style-name="ro1">
          <table:table-cell office:value-type="float" office:value="495.6">
            <text:p>495,60000</text:p>
          </table:table-cell>
          <table:table-cell office:value-type="float" office:value="-4.395">
            <text:p>-4,39500</text:p>
          </table:table-cell>
          <table:table-cell office:value-type="float" office:value="1.7325">
            <text:p>1,732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42]+2.62105)/([.D942]-14.3141)" office:value-type="float" office:value="-0.010535026982663">
            <text:p>-0,01054</text:p>
          </table:table-cell>
          <table:table-cell table:number-columns-repeated="1017"/>
        </table:table-row>
        <table:table-row table:style-name="ro1">
          <table:table-cell office:value-type="float" office:value="495.7">
            <text:p>495,70000</text:p>
          </table:table-cell>
          <table:table-cell office:value-type="float" office:value="-4.395">
            <text:p>-4,39500</text:p>
          </table:table-cell>
          <table:table-cell office:value-type="float" office:value="1.7325">
            <text:p>1,732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43]+2.62105)/([.D943]-14.3141)" office:value-type="float" office:value="-0.010535026982663">
            <text:p>-0,01054</text:p>
          </table:table-cell>
          <table:table-cell table:number-columns-repeated="1017"/>
        </table:table-row>
        <table:table-row table:style-name="ro1">
          <table:table-cell office:value-type="float" office:value="495.8">
            <text:p>495,80000</text:p>
          </table:table-cell>
          <table:table-cell office:value-type="float" office:value="-4.395">
            <text:p>-4,39500</text:p>
          </table:table-cell>
          <table:table-cell office:value-type="float" office:value="1.7325">
            <text:p>1,732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44]+2.62105)/([.D944]-14.3141)" office:value-type="float" office:value="-0.010535026982663">
            <text:p>-0,01054</text:p>
          </table:table-cell>
          <table:table-cell table:number-columns-repeated="1017"/>
        </table:table-row>
        <table:table-row table:style-name="ro1">
          <table:table-cell office:value-type="float" office:value="495.9">
            <text:p>495,90000</text:p>
          </table:table-cell>
          <table:table-cell office:value-type="float" office:value="-4.395">
            <text:p>-4,39500</text:p>
          </table:table-cell>
          <table:table-cell office:value-type="float" office:value="1.7325">
            <text:p>1,732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45]+2.62105)/([.D945]-14.3141)" office:value-type="float" office:value="-0.010535026982663">
            <text:p>-0,01054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,00000</text:p>
          </table:table-cell>
          <table:table-cell office:value-type="float" office:value="-4.395">
            <text:p>-4,39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46]+2.62105)/([.D946]-14.3141)" office:value-type="float" office:value="-0.010535026982663">
            <text:p>-0,01054</text:p>
          </table:table-cell>
          <table:table-cell table:number-columns-repeated="1017"/>
        </table:table-row>
        <table:table-row table:style-name="ro1">
          <table:table-cell office:value-type="float" office:value="496.1">
            <text:p>496,10000</text:p>
          </table:table-cell>
          <table:table-cell office:value-type="float" office:value="-4.365">
            <text:p>-4,36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47]+2.62105)/([.D947]-14.3141)" office:value-type="float" office:value="-0.0103568647968743">
            <text:p>-0,01036</text:p>
          </table:table-cell>
          <table:table-cell table:number-columns-repeated="1017"/>
        </table:table-row>
        <table:table-row table:style-name="ro1">
          <table:table-cell office:value-type="float" office:value="496.2">
            <text:p>496,20000</text:p>
          </table:table-cell>
          <table:table-cell office:value-type="float" office:value="-4.365">
            <text:p>-4,36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48]+2.62105)/([.D948]-14.3141)" office:value-type="float" office:value="-0.0103568647968743">
            <text:p>-0,01036</text:p>
          </table:table-cell>
          <table:table-cell table:number-columns-repeated="1017"/>
        </table:table-row>
        <table:table-row table:style-name="ro1">
          <table:table-cell office:value-type="float" office:value="496.3">
            <text:p>496,30000</text:p>
          </table:table-cell>
          <table:table-cell office:value-type="float" office:value="-4.365">
            <text:p>-4,36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49]+2.62105)/([.D949]-14.3141)" office:value-type="float" office:value="-0.0103568647968743">
            <text:p>-0,01036</text:p>
          </table:table-cell>
          <table:table-cell table:number-columns-repeated="1017"/>
        </table:table-row>
        <table:table-row table:style-name="ro1">
          <table:table-cell office:value-type="float" office:value="496.4">
            <text:p>496,40000</text:p>
          </table:table-cell>
          <table:table-cell office:value-type="float" office:value="-4.365">
            <text:p>-4,36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50]+2.62105)/([.D950]-14.3141)" office:value-type="float" office:value="-0.0103568647968743">
            <text:p>-0,01036</text:p>
          </table:table-cell>
          <table:table-cell table:number-columns-repeated="1017"/>
        </table:table-row>
        <table:table-row table:style-name="ro1">
          <table:table-cell office:value-type="float" office:value="496.5">
            <text:p>496,50000</text:p>
          </table:table-cell>
          <table:table-cell office:value-type="float" office:value="-4.365">
            <text:p>-4,36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51]+2.62105)/([.D951]-14.3141)" office:value-type="float" office:value="-0.0103568647968743">
            <text:p>-0,01036</text:p>
          </table:table-cell>
          <table:table-cell table:number-columns-repeated="1017"/>
        </table:table-row>
        <table:table-row table:style-name="ro1">
          <table:table-cell office:value-type="float" office:value="496.6">
            <text:p>496,60000</text:p>
          </table:table-cell>
          <table:table-cell office:value-type="float" office:value="-4.365">
            <text:p>-4,36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52]+2.62105)/([.D952]-14.3141)" office:value-type="float" office:value="-0.0103568647968743">
            <text:p>-0,01036</text:p>
          </table:table-cell>
          <table:table-cell table:number-columns-repeated="1017"/>
        </table:table-row>
        <table:table-row table:style-name="ro1">
          <table:table-cell office:value-type="float" office:value="496.7">
            <text:p>496,70000</text:p>
          </table:table-cell>
          <table:table-cell office:value-type="float" office:value="-4.365">
            <text:p>-4,36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53]+2.62105)/([.D953]-14.3141)" office:value-type="float" office:value="-0.0103568647968743">
            <text:p>-0,01036</text:p>
          </table:table-cell>
          <table:table-cell table:number-columns-repeated="1017"/>
        </table:table-row>
        <table:table-row table:style-name="ro1">
          <table:table-cell office:value-type="float" office:value="496.8">
            <text:p>496,80000</text:p>
          </table:table-cell>
          <table:table-cell office:value-type="float" office:value="-4.365">
            <text:p>-4,36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54]+2.62105)/([.D954]-14.3141)" office:value-type="float" office:value="-0.0103568647968743">
            <text:p>-0,01036</text:p>
          </table:table-cell>
          <table:table-cell table:number-columns-repeated="1017"/>
        </table:table-row>
        <table:table-row table:style-name="ro1">
          <table:table-cell office:value-type="float" office:value="496.9">
            <text:p>496,90000</text:p>
          </table:table-cell>
          <table:table-cell office:value-type="float" office:value="-4.365">
            <text:p>-4,36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55]+2.62105)/([.D955]-14.3141)" office:value-type="float" office:value="-0.0103568647968743">
            <text:p>-0,01036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,00000</text:p>
          </table:table-cell>
          <table:table-cell office:value-type="float" office:value="-4.365">
            <text:p>-4,36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56]+2.62105)/([.D956]-14.3141)" office:value-type="float" office:value="-0.0103568647968743">
            <text:p>-0,01036</text:p>
          </table:table-cell>
          <table:table-cell table:number-columns-repeated="1017"/>
        </table:table-row>
        <table:table-row table:style-name="ro1">
          <table:table-cell office:value-type="float" office:value="497.1">
            <text:p>497,10000</text:p>
          </table:table-cell>
          <table:table-cell office:value-type="float" office:value="-4.35">
            <text:p>-4,3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57]+2.62105)/([.D957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7.2">
            <text:p>497,20000</text:p>
          </table:table-cell>
          <table:table-cell office:value-type="float" office:value="-4.35">
            <text:p>-4,3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58]+2.62105)/([.D958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7.3">
            <text:p>497,30000</text:p>
          </table:table-cell>
          <table:table-cell office:value-type="float" office:value="-4.35">
            <text:p>-4,3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59]+2.62105)/([.D959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7.4">
            <text:p>497,40000</text:p>
          </table:table-cell>
          <table:table-cell office:value-type="float" office:value="-4.35">
            <text:p>-4,3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60]+2.62105)/([.D960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7.5">
            <text:p>497,50000</text:p>
          </table:table-cell>
          <table:table-cell office:value-type="float" office:value="-4.35">
            <text:p>-4,3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61]+2.62105)/([.D961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7.6">
            <text:p>497,60000</text:p>
          </table:table-cell>
          <table:table-cell office:value-type="float" office:value="-4.35">
            <text:p>-4,3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62]+2.62105)/([.D962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7.7">
            <text:p>497,70000</text:p>
          </table:table-cell>
          <table:table-cell office:value-type="float" office:value="-4.35">
            <text:p>-4,3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63]+2.62105)/([.D963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7.8">
            <text:p>497,80000</text:p>
          </table:table-cell>
          <table:table-cell office:value-type="float" office:value="-4.35">
            <text:p>-4,3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64]+2.62105)/([.D964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7.9">
            <text:p>497,90000</text:p>
          </table:table-cell>
          <table:table-cell office:value-type="float" office:value="-4.35">
            <text:p>-4,35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65]+2.62105)/([.D965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,00000</text:p>
          </table:table-cell>
          <table:table-cell office:value-type="float" office:value="-4.35">
            <text:p>-4,35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66]+2.62105)/([.D966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8.1">
            <text:p>498,10000</text:p>
          </table:table-cell>
          <table:table-cell office:value-type="float" office:value="-4.35">
            <text:p>-4,35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67]+2.62105)/([.D967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8.2">
            <text:p>498,20000</text:p>
          </table:table-cell>
          <table:table-cell office:value-type="float" office:value="-4.35">
            <text:p>-4,35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68]+2.62105)/([.D968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8.3">
            <text:p>498,30000</text:p>
          </table:table-cell>
          <table:table-cell office:value-type="float" office:value="-4.35">
            <text:p>-4,35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69]+2.62105)/([.D969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8.4">
            <text:p>498,40000</text:p>
          </table:table-cell>
          <table:table-cell office:value-type="float" office:value="-4.35">
            <text:p>-4,35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70]+2.62105)/([.D970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8.5">
            <text:p>498,50000</text:p>
          </table:table-cell>
          <table:table-cell office:value-type="float" office:value="-4.35">
            <text:p>-4,35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71]+2.62105)/([.D971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8.6">
            <text:p>498,60000</text:p>
          </table:table-cell>
          <table:table-cell office:value-type="float" office:value="-4.35">
            <text:p>-4,35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72]+2.62105)/([.D972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8.7">
            <text:p>498,70000</text:p>
          </table:table-cell>
          <table:table-cell office:value-type="float" office:value="-4.35">
            <text:p>-4,35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73]+2.62105)/([.D973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8.8">
            <text:p>498,80000</text:p>
          </table:table-cell>
          <table:table-cell office:value-type="float" office:value="-4.35">
            <text:p>-4,35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74]+2.62105)/([.D974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8.9">
            <text:p>498,90000</text:p>
          </table:table-cell>
          <table:table-cell office:value-type="float" office:value="-4.35">
            <text:p>-4,35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75]+2.62105)/([.D975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,00000</text:p>
          </table:table-cell>
          <table:table-cell office:value-type="float" office:value="-4.35">
            <text:p>-4,35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76]+2.62105)/([.D976]-14.3141)" office:value-type="float" office:value="-0.01026778370398">
            <text:p>-0,01027</text:p>
          </table:table-cell>
          <table:table-cell table:number-columns-repeated="1017"/>
        </table:table-row>
        <table:table-row table:style-name="ro1">
          <table:table-cell office:value-type="float" office:value="499.1">
            <text:p>499,10000</text:p>
          </table:table-cell>
          <table:table-cell office:value-type="float" office:value="-4.32">
            <text:p>-4,32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77]+2.62105)/([.D977]-14.3141)" office:value-type="float" office:value="-0.0100896215181913">
            <text:p>-0,01009</text:p>
          </table:table-cell>
          <table:table-cell table:number-columns-repeated="1017"/>
        </table:table-row>
        <table:table-row table:style-name="ro1">
          <table:table-cell office:value-type="float" office:value="499.2">
            <text:p>499,20000</text:p>
          </table:table-cell>
          <table:table-cell office:value-type="float" office:value="-4.32">
            <text:p>-4,32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78]+2.62105)/([.D978]-14.3141)" office:value-type="float" office:value="-0.0100896215181913">
            <text:p>-0,01009</text:p>
          </table:table-cell>
          <table:table-cell table:number-columns-repeated="1017"/>
        </table:table-row>
        <table:table-row table:style-name="ro1">
          <table:table-cell office:value-type="float" office:value="499.3">
            <text:p>499,30000</text:p>
          </table:table-cell>
          <table:table-cell office:value-type="float" office:value="-4.32">
            <text:p>-4,32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79]+2.62105)/([.D979]-14.3141)" office:value-type="float" office:value="-0.0100896215181913">
            <text:p>-0,01009</text:p>
          </table:table-cell>
          <table:table-cell table:number-columns-repeated="1017"/>
        </table:table-row>
        <table:table-row table:style-name="ro1">
          <table:table-cell office:value-type="float" office:value="499.4">
            <text:p>499,40000</text:p>
          </table:table-cell>
          <table:table-cell office:value-type="float" office:value="-4.32">
            <text:p>-4,32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80]+2.62105)/([.D980]-14.3141)" office:value-type="float" office:value="-0.0100896215181913">
            <text:p>-0,01009</text:p>
          </table:table-cell>
          <table:table-cell table:number-columns-repeated="1017"/>
        </table:table-row>
        <table:table-row table:style-name="ro1">
          <table:table-cell office:value-type="float" office:value="499.5">
            <text:p>499,50000</text:p>
          </table:table-cell>
          <table:table-cell office:value-type="float" office:value="-4.32">
            <text:p>-4,32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81]+2.62105)/([.D981]-14.3141)" office:value-type="float" office:value="-0.0100896215181913">
            <text:p>-0,01009</text:p>
          </table:table-cell>
          <table:table-cell table:number-columns-repeated="1017"/>
        </table:table-row>
        <table:table-row table:style-name="ro1">
          <table:table-cell office:value-type="float" office:value="499.6">
            <text:p>499,60000</text:p>
          </table:table-cell>
          <table:table-cell office:value-type="float" office:value="-4.32">
            <text:p>-4,32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82]+2.62105)/([.D982]-14.3141)" office:value-type="float" office:value="-0.0100896215181913">
            <text:p>-0,01009</text:p>
          </table:table-cell>
          <table:table-cell table:number-columns-repeated="1017"/>
        </table:table-row>
        <table:table-row table:style-name="ro1">
          <table:table-cell office:value-type="float" office:value="499.7">
            <text:p>499,70000</text:p>
          </table:table-cell>
          <table:table-cell office:value-type="float" office:value="-4.32">
            <text:p>-4,32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83]+2.62105)/([.D983]-14.3141)" office:value-type="float" office:value="-0.0100896215181913">
            <text:p>-0,01009</text:p>
          </table:table-cell>
          <table:table-cell table:number-columns-repeated="1017"/>
        </table:table-row>
        <table:table-row table:style-name="ro1">
          <table:table-cell office:value-type="float" office:value="499.8">
            <text:p>499,80000</text:p>
          </table:table-cell>
          <table:table-cell office:value-type="float" office:value="-4.32">
            <text:p>-4,32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84]+2.62105)/([.D984]-14.3141)" office:value-type="float" office:value="-0.0100896215181913">
            <text:p>-0,01009</text:p>
          </table:table-cell>
          <table:table-cell table:number-columns-repeated="1017"/>
        </table:table-row>
        <table:table-row table:style-name="ro1">
          <table:table-cell office:value-type="float" office:value="499.9">
            <text:p>499,90000</text:p>
          </table:table-cell>
          <table:table-cell office:value-type="float" office:value="-4.32">
            <text:p>-4,32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85]+2.62105)/([.D985]-14.3141)" office:value-type="float" office:value="-0.0100896215181913">
            <text:p>-0,01009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,00000</text:p>
          </table:table-cell>
          <table:table-cell office:value-type="float" office:value="-4.32">
            <text:p>-4,32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86]+2.62105)/([.D986]-14.3141)" office:value-type="float" office:value="-0.0100896215181913">
            <text:p>-0,01009</text:p>
          </table:table-cell>
          <table:table-cell table:number-columns-repeated="1017"/>
        </table:table-row>
        <table:table-row table:style-name="ro1">
          <table:table-cell office:value-type="float" office:value="500.1">
            <text:p>500,10000</text:p>
          </table:table-cell>
          <table:table-cell office:value-type="float" office:value="-4.305">
            <text:p>-4,30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87]+2.62105)/([.D987]-14.3141)" office:value-type="float" office:value="-0.0100005404252969">
            <text:p>-0,01000</text:p>
          </table:table-cell>
          <table:table-cell table:number-columns-repeated="1017"/>
        </table:table-row>
        <table:table-row table:style-name="ro1">
          <table:table-cell office:value-type="float" office:value="500.2">
            <text:p>500,20000</text:p>
          </table:table-cell>
          <table:table-cell office:value-type="float" office:value="-4.305">
            <text:p>-4,30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88]+2.62105)/([.D988]-14.3141)" office:value-type="float" office:value="-0.0100005404252969">
            <text:p>-0,01000</text:p>
          </table:table-cell>
          <table:table-cell table:number-columns-repeated="1017"/>
        </table:table-row>
        <table:table-row table:style-name="ro1">
          <table:table-cell office:value-type="float" office:value="500.3">
            <text:p>500,30000</text:p>
          </table:table-cell>
          <table:table-cell office:value-type="float" office:value="-4.305">
            <text:p>-4,30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89]+2.62105)/([.D989]-14.3141)" office:value-type="float" office:value="-0.0100005404252969">
            <text:p>-0,01000</text:p>
          </table:table-cell>
          <table:table-cell table:number-columns-repeated="1017"/>
        </table:table-row>
        <table:table-row table:style-name="ro1">
          <table:table-cell office:value-type="float" office:value="500.4">
            <text:p>500,40000</text:p>
          </table:table-cell>
          <table:table-cell office:value-type="float" office:value="-4.305">
            <text:p>-4,30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90]+2.62105)/([.D990]-14.3141)" office:value-type="float" office:value="-0.0100005404252969">
            <text:p>-0,01000</text:p>
          </table:table-cell>
          <table:table-cell table:number-columns-repeated="1017"/>
        </table:table-row>
        <table:table-row table:style-name="ro1">
          <table:table-cell office:value-type="float" office:value="500.5">
            <text:p>500,50000</text:p>
          </table:table-cell>
          <table:table-cell office:value-type="float" office:value="-4.305">
            <text:p>-4,30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91]+2.62105)/([.D991]-14.3141)" office:value-type="float" office:value="-0.0100005404252969">
            <text:p>-0,01000</text:p>
          </table:table-cell>
          <table:table-cell table:number-columns-repeated="1017"/>
        </table:table-row>
        <table:table-row table:style-name="ro1">
          <table:table-cell office:value-type="float" office:value="500.6">
            <text:p>500,60000</text:p>
          </table:table-cell>
          <table:table-cell office:value-type="float" office:value="-4.305">
            <text:p>-4,30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92]+2.62105)/([.D992]-14.3141)" office:value-type="float" office:value="-0.0100005404252969">
            <text:p>-0,01000</text:p>
          </table:table-cell>
          <table:table-cell table:number-columns-repeated="1017"/>
        </table:table-row>
        <table:table-row table:style-name="ro1">
          <table:table-cell office:value-type="float" office:value="500.7">
            <text:p>500,70000</text:p>
          </table:table-cell>
          <table:table-cell office:value-type="float" office:value="-4.305">
            <text:p>-4,30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93]+2.62105)/([.D993]-14.3141)" office:value-type="float" office:value="-0.0100005404252969">
            <text:p>-0,01000</text:p>
          </table:table-cell>
          <table:table-cell table:number-columns-repeated="1017"/>
        </table:table-row>
        <table:table-row table:style-name="ro1">
          <table:table-cell office:value-type="float" office:value="500.8">
            <text:p>500,80000</text:p>
          </table:table-cell>
          <table:table-cell office:value-type="float" office:value="-4.305">
            <text:p>-4,30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94]+2.62105)/([.D994]-14.3141)" office:value-type="float" office:value="-0.0100005404252969">
            <text:p>-0,01000</text:p>
          </table:table-cell>
          <table:table-cell table:number-columns-repeated="1017"/>
        </table:table-row>
        <table:table-row table:style-name="ro1">
          <table:table-cell office:value-type="float" office:value="500.9">
            <text:p>500,90000</text:p>
          </table:table-cell>
          <table:table-cell office:value-type="float" office:value="-4.305">
            <text:p>-4,30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95]+2.62105)/([.D995]-14.3141)" office:value-type="float" office:value="-0.0100005404252969">
            <text:p>-0,01000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,00000</text:p>
          </table:table-cell>
          <table:table-cell office:value-type="float" office:value="-4.305">
            <text:p>-4,30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96]+2.62105)/([.D996]-14.3141)" office:value-type="float" office:value="-0.0100005404252969">
            <text:p>-0,01000</text:p>
          </table:table-cell>
          <table:table-cell table:number-columns-repeated="1017"/>
        </table:table-row>
        <table:table-row table:style-name="ro1">
          <table:table-cell office:value-type="float" office:value="501.1">
            <text:p>501,10000</text:p>
          </table:table-cell>
          <table:table-cell office:value-type="float" office:value="-4.29">
            <text:p>-4,29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97]+2.62105)/([.D997]-14.3141)" office:value-type="float" office:value="-0.00991145933240254">
            <text:p>-0,00991</text:p>
          </table:table-cell>
          <table:table-cell table:number-columns-repeated="1017"/>
        </table:table-row>
        <table:table-row table:style-name="ro1">
          <table:table-cell office:value-type="float" office:value="501.2">
            <text:p>501,20000</text:p>
          </table:table-cell>
          <table:table-cell office:value-type="float" office:value="-4.29">
            <text:p>-4,29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98]+2.62105)/([.D998]-14.3141)" office:value-type="float" office:value="-0.00991145933240254">
            <text:p>-0,00991</text:p>
          </table:table-cell>
          <table:table-cell table:number-columns-repeated="1017"/>
        </table:table-row>
        <table:table-row table:style-name="ro1">
          <table:table-cell office:value-type="float" office:value="501.3">
            <text:p>501,30000</text:p>
          </table:table-cell>
          <table:table-cell office:value-type="float" office:value="-4.29">
            <text:p>-4,29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999]+2.62105)/([.D999]-14.3141)" office:value-type="float" office:value="-0.00991145933240254">
            <text:p>-0,00991</text:p>
          </table:table-cell>
          <table:table-cell table:number-columns-repeated="1017"/>
        </table:table-row>
        <table:table-row table:style-name="ro1">
          <table:table-cell office:value-type="float" office:value="501.4">
            <text:p>501,40000</text:p>
          </table:table-cell>
          <table:table-cell office:value-type="float" office:value="-4.29">
            <text:p>-4,29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00]+2.62105)/([.D1000]-14.3141)" office:value-type="float" office:value="-0.00991145933240254">
            <text:p>-0,00991</text:p>
          </table:table-cell>
          <table:table-cell table:number-columns-repeated="1017"/>
        </table:table-row>
        <table:table-row table:style-name="ro1">
          <table:table-cell office:value-type="float" office:value="501.5">
            <text:p>501,50000</text:p>
          </table:table-cell>
          <table:table-cell office:value-type="float" office:value="-4.29">
            <text:p>-4,29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01]+2.62105)/([.D1001]-14.3141)" office:value-type="float" office:value="-0.00991145933240254">
            <text:p>-0,00991</text:p>
          </table:table-cell>
          <table:table-cell table:number-columns-repeated="1017"/>
        </table:table-row>
        <table:table-row table:style-name="ro1">
          <table:table-cell office:value-type="float" office:value="501.6">
            <text:p>501,60000</text:p>
          </table:table-cell>
          <table:table-cell office:value-type="float" office:value="-4.29">
            <text:p>-4,29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02]+2.62105)/([.D1002]-14.3141)" office:value-type="float" office:value="-0.00991145933240254">
            <text:p>-0,00991</text:p>
          </table:table-cell>
          <table:table-cell table:number-columns-repeated="1017"/>
        </table:table-row>
        <table:table-row table:style-name="ro1">
          <table:table-cell office:value-type="float" office:value="501.7">
            <text:p>501,70000</text:p>
          </table:table-cell>
          <table:table-cell office:value-type="float" office:value="-4.29">
            <text:p>-4,29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03]+2.62105)/([.D1003]-14.3141)" office:value-type="float" office:value="-0.00991145933240254">
            <text:p>-0,00991</text:p>
          </table:table-cell>
          <table:table-cell table:number-columns-repeated="1017"/>
        </table:table-row>
        <table:table-row table:style-name="ro1">
          <table:table-cell office:value-type="float" office:value="501.8">
            <text:p>501,80000</text:p>
          </table:table-cell>
          <table:table-cell office:value-type="float" office:value="-4.29">
            <text:p>-4,29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04]+2.62105)/([.D1004]-14.3141)" office:value-type="float" office:value="-0.00991145933240254">
            <text:p>-0,00991</text:p>
          </table:table-cell>
          <table:table-cell table:number-columns-repeated="1017"/>
        </table:table-row>
        <table:table-row table:style-name="ro1">
          <table:table-cell office:value-type="float" office:value="501.9">
            <text:p>501,90000</text:p>
          </table:table-cell>
          <table:table-cell office:value-type="float" office:value="-4.29">
            <text:p>-4,29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05]+2.62105)/([.D1005]-14.3141)" office:value-type="float" office:value="-0.00991145933240254">
            <text:p>-0,00991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,00000</text:p>
          </table:table-cell>
          <table:table-cell office:value-type="float" office:value="-4.29">
            <text:p>-4,29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06]+2.62105)/([.D1006]-14.3141)" office:value-type="float" office:value="-0.00991145933240254">
            <text:p>-0,00991</text:p>
          </table:table-cell>
          <table:table-cell table:number-columns-repeated="1017"/>
        </table:table-row>
        <table:table-row table:style-name="ro1">
          <table:table-cell office:value-type="float" office:value="502.1">
            <text:p>502,10000</text:p>
          </table:table-cell>
          <table:table-cell office:value-type="float" office:value="-4.275">
            <text:p>-4,27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07]+2.62105)/([.D1007]-14.3141)" office:value-type="float" office:value="-0.00982237823950818">
            <text:p>-0,00982</text:p>
          </table:table-cell>
          <table:table-cell table:number-columns-repeated="1017"/>
        </table:table-row>
        <table:table-row table:style-name="ro1">
          <table:table-cell office:value-type="float" office:value="502.2">
            <text:p>502,20000</text:p>
          </table:table-cell>
          <table:table-cell office:value-type="float" office:value="-4.275">
            <text:p>-4,27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08]+2.62105)/([.D1008]-14.3141)" office:value-type="float" office:value="-0.00982237823950818">
            <text:p>-0,00982</text:p>
          </table:table-cell>
          <table:table-cell table:number-columns-repeated="1017"/>
        </table:table-row>
        <table:table-row table:style-name="ro1">
          <table:table-cell office:value-type="float" office:value="502.3">
            <text:p>502,30000</text:p>
          </table:table-cell>
          <table:table-cell office:value-type="float" office:value="-4.275">
            <text:p>-4,27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09]+2.62105)/([.D1009]-14.3141)" office:value-type="float" office:value="-0.00982237823950818">
            <text:p>-0,00982</text:p>
          </table:table-cell>
          <table:table-cell table:number-columns-repeated="1017"/>
        </table:table-row>
        <table:table-row table:style-name="ro1">
          <table:table-cell office:value-type="float" office:value="502.4">
            <text:p>502,40000</text:p>
          </table:table-cell>
          <table:table-cell office:value-type="float" office:value="-4.275">
            <text:p>-4,27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10]+2.62105)/([.D1010]-14.3141)" office:value-type="float" office:value="-0.00982237823950818">
            <text:p>-0,00982</text:p>
          </table:table-cell>
          <table:table-cell table:number-columns-repeated="1017"/>
        </table:table-row>
        <table:table-row table:style-name="ro1">
          <table:table-cell office:value-type="float" office:value="502.5">
            <text:p>502,50000</text:p>
          </table:table-cell>
          <table:table-cell office:value-type="float" office:value="-4.275">
            <text:p>-4,27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11]+2.62105)/([.D1011]-14.3141)" office:value-type="float" office:value="-0.00982237823950818">
            <text:p>-0,00982</text:p>
          </table:table-cell>
          <table:table-cell table:number-columns-repeated="1017"/>
        </table:table-row>
        <table:table-row table:style-name="ro1">
          <table:table-cell office:value-type="float" office:value="502.6">
            <text:p>502,60000</text:p>
          </table:table-cell>
          <table:table-cell office:value-type="float" office:value="-4.275">
            <text:p>-4,27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12]+2.62105)/([.D1012]-14.3141)" office:value-type="float" office:value="-0.00982237823950818">
            <text:p>-0,00982</text:p>
          </table:table-cell>
          <table:table-cell table:number-columns-repeated="1017"/>
        </table:table-row>
        <table:table-row table:style-name="ro1">
          <table:table-cell office:value-type="float" office:value="502.7">
            <text:p>502,70000</text:p>
          </table:table-cell>
          <table:table-cell office:value-type="float" office:value="-4.275">
            <text:p>-4,27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13]+2.62105)/([.D1013]-14.3141)" office:value-type="float" office:value="-0.00982237823950818">
            <text:p>-0,00982</text:p>
          </table:table-cell>
          <table:table-cell table:number-columns-repeated="1017"/>
        </table:table-row>
        <table:table-row table:style-name="ro1">
          <table:table-cell office:value-type="float" office:value="502.8">
            <text:p>502,80000</text:p>
          </table:table-cell>
          <table:table-cell office:value-type="float" office:value="-4.275">
            <text:p>-4,27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14]+2.62105)/([.D1014]-14.3141)" office:value-type="float" office:value="-0.00982237823950818">
            <text:p>-0,00982</text:p>
          </table:table-cell>
          <table:table-cell table:number-columns-repeated="1017"/>
        </table:table-row>
        <table:table-row table:style-name="ro1">
          <table:table-cell office:value-type="float" office:value="502.9">
            <text:p>502,90000</text:p>
          </table:table-cell>
          <table:table-cell office:value-type="float" office:value="-4.275">
            <text:p>-4,27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15]+2.62105)/([.D1015]-14.3141)" office:value-type="float" office:value="-0.00982237823950818">
            <text:p>-0,00982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,00000</text:p>
          </table:table-cell>
          <table:table-cell office:value-type="float" office:value="-4.275">
            <text:p>-4,27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16]+2.62105)/([.D1016]-14.3141)" office:value-type="float" office:value="-0.00982237823950818">
            <text:p>-0,00982</text:p>
          </table:table-cell>
          <table:table-cell table:number-columns-repeated="1017"/>
        </table:table-row>
        <table:table-row table:style-name="ro1">
          <table:table-cell office:value-type="float" office:value="503.1">
            <text:p>503,10000</text:p>
          </table:table-cell>
          <table:table-cell office:value-type="float" office:value="-4.245">
            <text:p>-4,24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17]+2.62105)/([.D1017]-14.3141)" office:value-type="float" office:value="-0.00964421605371946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503.2">
            <text:p>503,20000</text:p>
          </table:table-cell>
          <table:table-cell office:value-type="float" office:value="-4.245">
            <text:p>-4,24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18]+2.62105)/([.D1018]-14.3141)" office:value-type="float" office:value="-0.00964421605371946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503.3">
            <text:p>503,30000</text:p>
          </table:table-cell>
          <table:table-cell office:value-type="float" office:value="-4.245">
            <text:p>-4,24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19]+2.62105)/([.D1019]-14.3141)" office:value-type="float" office:value="-0.00964421605371946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503.4">
            <text:p>503,40000</text:p>
          </table:table-cell>
          <table:table-cell office:value-type="float" office:value="-4.245">
            <text:p>-4,24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20]+2.62105)/([.D1020]-14.3141)" office:value-type="float" office:value="-0.00964421605371946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503.5">
            <text:p>503,50000</text:p>
          </table:table-cell>
          <table:table-cell office:value-type="float" office:value="-4.245">
            <text:p>-4,24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21]+2.62105)/([.D1021]-14.3141)" office:value-type="float" office:value="-0.00964421605371946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503.6">
            <text:p>503,60000</text:p>
          </table:table-cell>
          <table:table-cell office:value-type="float" office:value="-4.245">
            <text:p>-4,24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22]+2.62105)/([.D1022]-14.3141)" office:value-type="float" office:value="-0.00964421605371946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503.7">
            <text:p>503,70000</text:p>
          </table:table-cell>
          <table:table-cell office:value-type="float" office:value="-4.245">
            <text:p>-4,24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23]+2.62105)/([.D1023]-14.3141)" office:value-type="float" office:value="-0.00964421605371946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503.8">
            <text:p>503,80000</text:p>
          </table:table-cell>
          <table:table-cell office:value-type="float" office:value="-4.245">
            <text:p>-4,24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24]+2.62105)/([.D1024]-14.3141)" office:value-type="float" office:value="-0.00964421605371946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503.9">
            <text:p>503,90000</text:p>
          </table:table-cell>
          <table:table-cell office:value-type="float" office:value="-4.245">
            <text:p>-4,24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25]+2.62105)/([.D1025]-14.3141)" office:value-type="float" office:value="-0.00964421605371946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,00000</text:p>
          </table:table-cell>
          <table:table-cell office:value-type="float" office:value="-4.245">
            <text:p>-4,245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26]+2.62105)/([.D1026]-14.3141)" office:value-type="float" office:value="-0.00964421605371946">
            <text:p>-0,00964</text:p>
          </table:table-cell>
          <table:table-cell table:number-columns-repeated="1017"/>
        </table:table-row>
        <table:table-row table:style-name="ro1">
          <table:table-cell office:value-type="float" office:value="504.1">
            <text:p>504,10000</text:p>
          </table:table-cell>
          <table:table-cell office:value-type="float" office:value="-4.23">
            <text:p>-4,23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27]+2.62105)/([.D1027]-14.3141)" office:value-type="float" office:value="-0.00955513496082511">
            <text:p>-0,00956</text:p>
          </table:table-cell>
          <table:table-cell table:number-columns-repeated="1017"/>
        </table:table-row>
        <table:table-row table:style-name="ro1">
          <table:table-cell office:value-type="float" office:value="504.2">
            <text:p>504,20000</text:p>
          </table:table-cell>
          <table:table-cell office:value-type="float" office:value="-4.23">
            <text:p>-4,23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28]+2.62105)/([.D1028]-14.3141)" office:value-type="float" office:value="-0.00955513496082511">
            <text:p>-0,00956</text:p>
          </table:table-cell>
          <table:table-cell table:number-columns-repeated="1017"/>
        </table:table-row>
        <table:table-row table:style-name="ro1">
          <table:table-cell office:value-type="float" office:value="504.3">
            <text:p>504,30000</text:p>
          </table:table-cell>
          <table:table-cell office:value-type="float" office:value="-4.23">
            <text:p>-4,23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29]+2.62105)/([.D1029]-14.3141)" office:value-type="float" office:value="-0.00955513496082511">
            <text:p>-0,00956</text:p>
          </table:table-cell>
          <table:table-cell table:number-columns-repeated="1017"/>
        </table:table-row>
        <table:table-row table:style-name="ro1">
          <table:table-cell office:value-type="float" office:value="504.4">
            <text:p>504,40000</text:p>
          </table:table-cell>
          <table:table-cell office:value-type="float" office:value="-4.23">
            <text:p>-4,23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30]+2.62105)/([.D1030]-14.3141)" office:value-type="float" office:value="-0.00955513496082511">
            <text:p>-0,00956</text:p>
          </table:table-cell>
          <table:table-cell table:number-columns-repeated="1017"/>
        </table:table-row>
        <table:table-row table:style-name="ro1">
          <table:table-cell office:value-type="float" office:value="504.5">
            <text:p>504,50000</text:p>
          </table:table-cell>
          <table:table-cell office:value-type="float" office:value="-4.23">
            <text:p>-4,23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31]+2.62105)/([.D1031]-14.3141)" office:value-type="float" office:value="-0.00955513496082511">
            <text:p>-0,00956</text:p>
          </table:table-cell>
          <table:table-cell table:number-columns-repeated="1017"/>
        </table:table-row>
        <table:table-row table:style-name="ro1">
          <table:table-cell office:value-type="float" office:value="504.6">
            <text:p>504,60000</text:p>
          </table:table-cell>
          <table:table-cell office:value-type="float" office:value="-4.23">
            <text:p>-4,23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32]+2.62105)/([.D1032]-14.3141)" office:value-type="float" office:value="-0.00955513496082511">
            <text:p>-0,00956</text:p>
          </table:table-cell>
          <table:table-cell table:number-columns-repeated="1017"/>
        </table:table-row>
        <table:table-row table:style-name="ro1">
          <table:table-cell office:value-type="float" office:value="504.7">
            <text:p>504,70000</text:p>
          </table:table-cell>
          <table:table-cell office:value-type="float" office:value="-4.23">
            <text:p>-4,23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33]+2.62105)/([.D1033]-14.3141)" office:value-type="float" office:value="-0.00955513496082511">
            <text:p>-0,00956</text:p>
          </table:table-cell>
          <table:table-cell table:number-columns-repeated="1017"/>
        </table:table-row>
        <table:table-row table:style-name="ro1">
          <table:table-cell office:value-type="float" office:value="504.8">
            <text:p>504,80000</text:p>
          </table:table-cell>
          <table:table-cell office:value-type="float" office:value="-4.23">
            <text:p>-4,23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34]+2.62105)/([.D1034]-14.3141)" office:value-type="float" office:value="-0.00955513496082511">
            <text:p>-0,00956</text:p>
          </table:table-cell>
          <table:table-cell table:number-columns-repeated="1017"/>
        </table:table-row>
        <table:table-row table:style-name="ro1">
          <table:table-cell office:value-type="float" office:value="504.9">
            <text:p>504,90000</text:p>
          </table:table-cell>
          <table:table-cell office:value-type="float" office:value="-4.23">
            <text:p>-4,23000</text:p>
          </table:table-cell>
          <table:table-cell office:value-type="float" office:value="1.731">
            <text:p>1,731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35]+2.62105)/([.D1035]-14.3141)" office:value-type="float" office:value="-0.00955513496082511">
            <text:p>-0,00956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,00000</text:p>
          </table:table-cell>
          <table:table-cell office:value-type="float" office:value="-4.23">
            <text:p>-4,23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36]+2.62105)/([.D1036]-14.3141)" office:value-type="float" office:value="-0.00955513496082511">
            <text:p>-0,00956</text:p>
          </table:table-cell>
          <table:table-cell table:number-columns-repeated="1017"/>
        </table:table-row>
        <table:table-row table:style-name="ro1">
          <table:table-cell office:value-type="float" office:value="505.1">
            <text:p>505,1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37]+2.62105)/([.D1037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5.2">
            <text:p>505,2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38]+2.62105)/([.D1038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5.3">
            <text:p>505,3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39]+2.62105)/([.D1039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5.4">
            <text:p>505,4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40]+2.62105)/([.D1040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5.5">
            <text:p>505,5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41]+2.62105)/([.D1041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5.6">
            <text:p>505,6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42]+2.62105)/([.D1042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5.7">
            <text:p>505,7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43]+2.62105)/([.D1043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5.8">
            <text:p>505,8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44]+2.62105)/([.D1044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5.9">
            <text:p>505,9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45]+2.62105)/([.D1045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,0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46]+2.62105)/([.D1046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6.1">
            <text:p>506,1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47]+2.62105)/([.D1047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6.2">
            <text:p>506,2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48]+2.62105)/([.D1048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6.3">
            <text:p>506,3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49]+2.62105)/([.D1049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6.4">
            <text:p>506,4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50]+2.62105)/([.D1050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6.5">
            <text:p>506,5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51]+2.62105)/([.D1051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6.6">
            <text:p>506,6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52]+2.62105)/([.D1052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6.7">
            <text:p>506,7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53]+2.62105)/([.D1053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6.8">
            <text:p>506,8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54]+2.62105)/([.D1054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6.9">
            <text:p>506,9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55]+2.62105)/([.D1055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,00000</text:p>
          </table:table-cell>
          <table:table-cell office:value-type="float" office:value="-4.2">
            <text:p>-4,20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56]+2.62105)/([.D1056]-14.3141)" office:value-type="float" office:value="-0.00937697277503639">
            <text:p>-0,00938</text:p>
          </table:table-cell>
          <table:table-cell table:number-columns-repeated="1017"/>
        </table:table-row>
        <table:table-row table:style-name="ro1">
          <table:table-cell office:value-type="float" office:value="507.1">
            <text:p>507,10000</text:p>
          </table:table-cell>
          <table:table-cell office:value-type="float" office:value="-4.17">
            <text:p>-4,17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57]+2.62105)/([.D1057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7.2">
            <text:p>507,20000</text:p>
          </table:table-cell>
          <table:table-cell office:value-type="float" office:value="-4.17">
            <text:p>-4,17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58]+2.62105)/([.D1058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7.3">
            <text:p>507,30000</text:p>
          </table:table-cell>
          <table:table-cell office:value-type="float" office:value="-4.17">
            <text:p>-4,17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59]+2.62105)/([.D1059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7.4">
            <text:p>507,40000</text:p>
          </table:table-cell>
          <table:table-cell office:value-type="float" office:value="-4.17">
            <text:p>-4,17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60]+2.62105)/([.D1060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7.5">
            <text:p>507,50000</text:p>
          </table:table-cell>
          <table:table-cell office:value-type="float" office:value="-4.17">
            <text:p>-4,17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61]+2.62105)/([.D1061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7.6">
            <text:p>507,60000</text:p>
          </table:table-cell>
          <table:table-cell office:value-type="float" office:value="-4.17">
            <text:p>-4,17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62]+2.62105)/([.D1062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7.7">
            <text:p>507,70000</text:p>
          </table:table-cell>
          <table:table-cell office:value-type="float" office:value="-4.17">
            <text:p>-4,17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63]+2.62105)/([.D1063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7.8">
            <text:p>507,80000</text:p>
          </table:table-cell>
          <table:table-cell office:value-type="float" office:value="-4.17">
            <text:p>-4,17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64]+2.62105)/([.D1064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7.9">
            <text:p>507,90000</text:p>
          </table:table-cell>
          <table:table-cell office:value-type="float" office:value="-4.17">
            <text:p>-4,17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65]+2.62105)/([.D1065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,00000</text:p>
          </table:table-cell>
          <table:table-cell office:value-type="float" office:value="-4.17">
            <text:p>-4,17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66]+2.62105)/([.D1066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8.1">
            <text:p>508,10000</text:p>
          </table:table-cell>
          <table:table-cell office:value-type="float" office:value="-4.17">
            <text:p>-4,17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67]+2.62105)/([.D1067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8.2">
            <text:p>508,20000</text:p>
          </table:table-cell>
          <table:table-cell office:value-type="float" office:value="-4.17">
            <text:p>-4,17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68]+2.62105)/([.D1068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8.3">
            <text:p>508,30000</text:p>
          </table:table-cell>
          <table:table-cell office:value-type="float" office:value="-4.17">
            <text:p>-4,17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69]+2.62105)/([.D1069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8.4">
            <text:p>508,40000</text:p>
          </table:table-cell>
          <table:table-cell office:value-type="float" office:value="-4.17">
            <text:p>-4,17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70]+2.62105)/([.D1070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8.5">
            <text:p>508,50000</text:p>
          </table:table-cell>
          <table:table-cell office:value-type="float" office:value="-4.17">
            <text:p>-4,17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71]+2.62105)/([.D1071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8.6">
            <text:p>508,60000</text:p>
          </table:table-cell>
          <table:table-cell office:value-type="float" office:value="-4.17">
            <text:p>-4,17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72]+2.62105)/([.D1072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8.7">
            <text:p>508,70000</text:p>
          </table:table-cell>
          <table:table-cell office:value-type="float" office:value="-4.17">
            <text:p>-4,17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73]+2.62105)/([.D1073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8.8">
            <text:p>508,80000</text:p>
          </table:table-cell>
          <table:table-cell office:value-type="float" office:value="-4.17">
            <text:p>-4,17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74]+2.62105)/([.D1074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8.9">
            <text:p>508,90000</text:p>
          </table:table-cell>
          <table:table-cell office:value-type="float" office:value="-4.17">
            <text:p>-4,17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75]+2.62105)/([.D1075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,00000</text:p>
          </table:table-cell>
          <table:table-cell office:value-type="float" office:value="-4.17">
            <text:p>-4,17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76]+2.62105)/([.D1076]-14.3141)" office:value-type="float" office:value="-0.00919881058924767">
            <text:p>-0,00920</text:p>
          </table:table-cell>
          <table:table-cell table:number-columns-repeated="1017"/>
        </table:table-row>
        <table:table-row table:style-name="ro1">
          <table:table-cell office:value-type="float" office:value="509.1">
            <text:p>509,10000</text:p>
          </table:table-cell>
          <table:table-cell office:value-type="float" office:value="-4.155">
            <text:p>-4,155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77]+2.62105)/([.D1077]-14.3141)" office:value-type="float" office:value="-0.00910972949635332">
            <text:p>-0,00911</text:p>
          </table:table-cell>
          <table:table-cell table:number-columns-repeated="1017"/>
        </table:table-row>
        <table:table-row table:style-name="ro1">
          <table:table-cell office:value-type="float" office:value="509.2">
            <text:p>509,20000</text:p>
          </table:table-cell>
          <table:table-cell office:value-type="float" office:value="-4.155">
            <text:p>-4,155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78]+2.62105)/([.D1078]-14.3141)" office:value-type="float" office:value="-0.00910972949635332">
            <text:p>-0,00911</text:p>
          </table:table-cell>
          <table:table-cell table:number-columns-repeated="1017"/>
        </table:table-row>
        <table:table-row table:style-name="ro1">
          <table:table-cell office:value-type="float" office:value="509.3">
            <text:p>509,30000</text:p>
          </table:table-cell>
          <table:table-cell office:value-type="float" office:value="-4.155">
            <text:p>-4,155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79]+2.62105)/([.D1079]-14.3141)" office:value-type="float" office:value="-0.00910972949635332">
            <text:p>-0,00911</text:p>
          </table:table-cell>
          <table:table-cell table:number-columns-repeated="1017"/>
        </table:table-row>
        <table:table-row table:style-name="ro1">
          <table:table-cell office:value-type="float" office:value="509.4">
            <text:p>509,40000</text:p>
          </table:table-cell>
          <table:table-cell office:value-type="float" office:value="-4.155">
            <text:p>-4,155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80]+2.62105)/([.D1080]-14.3141)" office:value-type="float" office:value="-0.00910972949635332">
            <text:p>-0,00911</text:p>
          </table:table-cell>
          <table:table-cell table:number-columns-repeated="1017"/>
        </table:table-row>
        <table:table-row table:style-name="ro1">
          <table:table-cell office:value-type="float" office:value="509.5">
            <text:p>509,50000</text:p>
          </table:table-cell>
          <table:table-cell office:value-type="float" office:value="-4.155">
            <text:p>-4,155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81]+2.62105)/([.D1081]-14.3141)" office:value-type="float" office:value="-0.00910972949635332">
            <text:p>-0,00911</text:p>
          </table:table-cell>
          <table:table-cell table:number-columns-repeated="1017"/>
        </table:table-row>
        <table:table-row table:style-name="ro1">
          <table:table-cell office:value-type="float" office:value="509.6">
            <text:p>509,60000</text:p>
          </table:table-cell>
          <table:table-cell office:value-type="float" office:value="-4.155">
            <text:p>-4,155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82]+2.62105)/([.D1082]-14.3141)" office:value-type="float" office:value="-0.00910972949635332">
            <text:p>-0,00911</text:p>
          </table:table-cell>
          <table:table-cell table:number-columns-repeated="1017"/>
        </table:table-row>
        <table:table-row table:style-name="ro1">
          <table:table-cell office:value-type="float" office:value="509.7">
            <text:p>509,70000</text:p>
          </table:table-cell>
          <table:table-cell office:value-type="float" office:value="-4.155">
            <text:p>-4,155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83]+2.62105)/([.D1083]-14.3141)" office:value-type="float" office:value="-0.00910972949635332">
            <text:p>-0,00911</text:p>
          </table:table-cell>
          <table:table-cell table:number-columns-repeated="1017"/>
        </table:table-row>
        <table:table-row table:style-name="ro1">
          <table:table-cell office:value-type="float" office:value="509.8">
            <text:p>509,80000</text:p>
          </table:table-cell>
          <table:table-cell office:value-type="float" office:value="-4.155">
            <text:p>-4,155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84]+2.62105)/([.D1084]-14.3141)" office:value-type="float" office:value="-0.00910972949635332">
            <text:p>-0,00911</text:p>
          </table:table-cell>
          <table:table-cell table:number-columns-repeated="1017"/>
        </table:table-row>
        <table:table-row table:style-name="ro1">
          <table:table-cell office:value-type="float" office:value="509.9">
            <text:p>509,90000</text:p>
          </table:table-cell>
          <table:table-cell office:value-type="float" office:value="-4.155">
            <text:p>-4,155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85]+2.62105)/([.D1085]-14.3141)" office:value-type="float" office:value="-0.00910972949635332">
            <text:p>-0,00911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,00000</text:p>
          </table:table-cell>
          <table:table-cell office:value-type="float" office:value="-4.155">
            <text:p>-4,15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86]+2.62105)/([.D1086]-14.3141)" office:value-type="float" office:value="-0.00910972949635332">
            <text:p>-0,00911</text:p>
          </table:table-cell>
          <table:table-cell table:number-columns-repeated="1017"/>
        </table:table-row>
        <table:table-row table:style-name="ro1">
          <table:table-cell office:value-type="float" office:value="510.1">
            <text:p>510,10000</text:p>
          </table:table-cell>
          <table:table-cell office:value-type="float" office:value="-4.14">
            <text:p>-4,14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87]+2.62105)/([.D1087]-14.3141)" office:value-type="float" office:value="-0.00902064840345896">
            <text:p>-0,00902</text:p>
          </table:table-cell>
          <table:table-cell table:number-columns-repeated="1017"/>
        </table:table-row>
        <table:table-row table:style-name="ro1">
          <table:table-cell office:value-type="float" office:value="510.2">
            <text:p>510,20000</text:p>
          </table:table-cell>
          <table:table-cell office:value-type="float" office:value="-4.14">
            <text:p>-4,14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88]+2.62105)/([.D1088]-14.3141)" office:value-type="float" office:value="-0.00902064840345896">
            <text:p>-0,00902</text:p>
          </table:table-cell>
          <table:table-cell table:number-columns-repeated="1017"/>
        </table:table-row>
        <table:table-row table:style-name="ro1">
          <table:table-cell office:value-type="float" office:value="510.3">
            <text:p>510,30000</text:p>
          </table:table-cell>
          <table:table-cell office:value-type="float" office:value="-4.14">
            <text:p>-4,14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89]+2.62105)/([.D1089]-14.3141)" office:value-type="float" office:value="-0.00902064840345896">
            <text:p>-0,00902</text:p>
          </table:table-cell>
          <table:table-cell table:number-columns-repeated="1017"/>
        </table:table-row>
        <table:table-row table:style-name="ro1">
          <table:table-cell office:value-type="float" office:value="510.4">
            <text:p>510,40000</text:p>
          </table:table-cell>
          <table:table-cell office:value-type="float" office:value="-4.14">
            <text:p>-4,14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90]+2.62105)/([.D1090]-14.3141)" office:value-type="float" office:value="-0.00902064840345896">
            <text:p>-0,00902</text:p>
          </table:table-cell>
          <table:table-cell table:number-columns-repeated="1017"/>
        </table:table-row>
        <table:table-row table:style-name="ro1">
          <table:table-cell office:value-type="float" office:value="510.5">
            <text:p>510,50000</text:p>
          </table:table-cell>
          <table:table-cell office:value-type="float" office:value="-4.14">
            <text:p>-4,14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91]+2.62105)/([.D1091]-14.3141)" office:value-type="float" office:value="-0.00902064840345896">
            <text:p>-0,00902</text:p>
          </table:table-cell>
          <table:table-cell table:number-columns-repeated="1017"/>
        </table:table-row>
        <table:table-row table:style-name="ro1">
          <table:table-cell office:value-type="float" office:value="510.6">
            <text:p>510,60000</text:p>
          </table:table-cell>
          <table:table-cell office:value-type="float" office:value="-4.14">
            <text:p>-4,14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92]+2.62105)/([.D1092]-14.3141)" office:value-type="float" office:value="-0.00902064840345896">
            <text:p>-0,00902</text:p>
          </table:table-cell>
          <table:table-cell table:number-columns-repeated="1017"/>
        </table:table-row>
        <table:table-row table:style-name="ro1">
          <table:table-cell office:value-type="float" office:value="510.7">
            <text:p>510,70000</text:p>
          </table:table-cell>
          <table:table-cell office:value-type="float" office:value="-4.14">
            <text:p>-4,14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93]+2.62105)/([.D1093]-14.3141)" office:value-type="float" office:value="-0.00902064840345896">
            <text:p>-0,00902</text:p>
          </table:table-cell>
          <table:table-cell table:number-columns-repeated="1017"/>
        </table:table-row>
        <table:table-row table:style-name="ro1">
          <table:table-cell office:value-type="float" office:value="510.8">
            <text:p>510,80000</text:p>
          </table:table-cell>
          <table:table-cell office:value-type="float" office:value="-4.14">
            <text:p>-4,14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94]+2.62105)/([.D1094]-14.3141)" office:value-type="float" office:value="-0.00902064840345896">
            <text:p>-0,00902</text:p>
          </table:table-cell>
          <table:table-cell table:number-columns-repeated="1017"/>
        </table:table-row>
        <table:table-row table:style-name="ro1">
          <table:table-cell office:value-type="float" office:value="510.9">
            <text:p>510,90000</text:p>
          </table:table-cell>
          <table:table-cell office:value-type="float" office:value="-4.14">
            <text:p>-4,14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95]+2.62105)/([.D1095]-14.3141)" office:value-type="float" office:value="-0.00902064840345896">
            <text:p>-0,00902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,00000</text:p>
          </table:table-cell>
          <table:table-cell office:value-type="float" office:value="-4.14">
            <text:p>-4,140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96]+2.62105)/([.D1096]-14.3141)" office:value-type="float" office:value="-0.00902064840345896">
            <text:p>-0,00902</text:p>
          </table:table-cell>
          <table:table-cell table:number-columns-repeated="1017"/>
        </table:table-row>
        <table:table-row table:style-name="ro1">
          <table:table-cell office:value-type="float" office:value="511.1">
            <text:p>511,10000</text:p>
          </table:table-cell>
          <table:table-cell office:value-type="float" office:value="-4.125">
            <text:p>-4,12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97]+2.62105)/([.D1097]-14.3141)" office:value-type="float" office:value="-0.0089315673105646">
            <text:p>-0,00893</text:p>
          </table:table-cell>
          <table:table-cell table:number-columns-repeated="1017"/>
        </table:table-row>
        <table:table-row table:style-name="ro1">
          <table:table-cell office:value-type="float" office:value="511.2">
            <text:p>511,20000</text:p>
          </table:table-cell>
          <table:table-cell office:value-type="float" office:value="-4.125">
            <text:p>-4,12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98]+2.62105)/([.D1098]-14.3141)" office:value-type="float" office:value="-0.0089315673105646">
            <text:p>-0,00893</text:p>
          </table:table-cell>
          <table:table-cell table:number-columns-repeated="1017"/>
        </table:table-row>
        <table:table-row table:style-name="ro1">
          <table:table-cell office:value-type="float" office:value="511.3">
            <text:p>511,30000</text:p>
          </table:table-cell>
          <table:table-cell office:value-type="float" office:value="-4.125">
            <text:p>-4,12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099]+2.62105)/([.D1099]-14.3141)" office:value-type="float" office:value="-0.0089315673105646">
            <text:p>-0,00893</text:p>
          </table:table-cell>
          <table:table-cell table:number-columns-repeated="1017"/>
        </table:table-row>
        <table:table-row table:style-name="ro1">
          <table:table-cell office:value-type="float" office:value="511.4">
            <text:p>511,40000</text:p>
          </table:table-cell>
          <table:table-cell office:value-type="float" office:value="-4.125">
            <text:p>-4,12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00]+2.62105)/([.D1100]-14.3141)" office:value-type="float" office:value="-0.0089315673105646">
            <text:p>-0,00893</text:p>
          </table:table-cell>
          <table:table-cell table:number-columns-repeated="1017"/>
        </table:table-row>
        <table:table-row table:style-name="ro1">
          <table:table-cell office:value-type="float" office:value="511.5">
            <text:p>511,50000</text:p>
          </table:table-cell>
          <table:table-cell office:value-type="float" office:value="-4.125">
            <text:p>-4,12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01]+2.62105)/([.D1101]-14.3141)" office:value-type="float" office:value="-0.0089315673105646">
            <text:p>-0,00893</text:p>
          </table:table-cell>
          <table:table-cell table:number-columns-repeated="1017"/>
        </table:table-row>
        <table:table-row table:style-name="ro1">
          <table:table-cell office:value-type="float" office:value="511.6">
            <text:p>511,60000</text:p>
          </table:table-cell>
          <table:table-cell office:value-type="float" office:value="-4.125">
            <text:p>-4,12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02]+2.62105)/([.D1102]-14.3141)" office:value-type="float" office:value="-0.0089315673105646">
            <text:p>-0,00893</text:p>
          </table:table-cell>
          <table:table-cell table:number-columns-repeated="1017"/>
        </table:table-row>
        <table:table-row table:style-name="ro1">
          <table:table-cell office:value-type="float" office:value="511.7">
            <text:p>511,70000</text:p>
          </table:table-cell>
          <table:table-cell office:value-type="float" office:value="-4.125">
            <text:p>-4,12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03]+2.62105)/([.D1103]-14.3141)" office:value-type="float" office:value="-0.0089315673105646">
            <text:p>-0,00893</text:p>
          </table:table-cell>
          <table:table-cell table:number-columns-repeated="1017"/>
        </table:table-row>
        <table:table-row table:style-name="ro1">
          <table:table-cell office:value-type="float" office:value="511.8">
            <text:p>511,80000</text:p>
          </table:table-cell>
          <table:table-cell office:value-type="float" office:value="-4.125">
            <text:p>-4,12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04]+2.62105)/([.D1104]-14.3141)" office:value-type="float" office:value="-0.0089315673105646">
            <text:p>-0,00893</text:p>
          </table:table-cell>
          <table:table-cell table:number-columns-repeated="1017"/>
        </table:table-row>
        <table:table-row table:style-name="ro1">
          <table:table-cell office:value-type="float" office:value="511.9">
            <text:p>511,90000</text:p>
          </table:table-cell>
          <table:table-cell office:value-type="float" office:value="-4.125">
            <text:p>-4,12500</text:p>
          </table:table-cell>
          <table:table-cell office:value-type="float" office:value="1.7295">
            <text:p>1,7295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05]+2.62105)/([.D1105]-14.3141)" office:value-type="float" office:value="-0.0089315673105646">
            <text:p>-0,00893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,00000</text:p>
          </table:table-cell>
          <table:table-cell office:value-type="float" office:value="-4.125">
            <text:p>-4,125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06]+2.62105)/([.D1106]-14.3141)" office:value-type="float" office:value="-0.0089315673105646">
            <text:p>-0,00893</text:p>
          </table:table-cell>
          <table:table-cell table:number-columns-repeated="1017"/>
        </table:table-row>
        <table:table-row table:style-name="ro1">
          <table:table-cell office:value-type="float" office:value="512.1">
            <text:p>512,10000</text:p>
          </table:table-cell>
          <table:table-cell office:value-type="float" office:value="-4.11">
            <text:p>-4,11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07]+2.62105)/([.D1107]-14.3141)" office:value-type="float" office:value="-0.00884248621767025">
            <text:p>-0,00884</text:p>
          </table:table-cell>
          <table:table-cell table:number-columns-repeated="1017"/>
        </table:table-row>
        <table:table-row table:style-name="ro1">
          <table:table-cell office:value-type="float" office:value="512.2">
            <text:p>512,20000</text:p>
          </table:table-cell>
          <table:table-cell office:value-type="float" office:value="-4.11">
            <text:p>-4,11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08]+2.62105)/([.D1108]-14.3141)" office:value-type="float" office:value="-0.00884248621767025">
            <text:p>-0,00884</text:p>
          </table:table-cell>
          <table:table-cell table:number-columns-repeated="1017"/>
        </table:table-row>
        <table:table-row table:style-name="ro1">
          <table:table-cell office:value-type="float" office:value="512.3">
            <text:p>512,30000</text:p>
          </table:table-cell>
          <table:table-cell office:value-type="float" office:value="-4.11">
            <text:p>-4,11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09]+2.62105)/([.D1109]-14.3141)" office:value-type="float" office:value="-0.00884248621767025">
            <text:p>-0,00884</text:p>
          </table:table-cell>
          <table:table-cell table:number-columns-repeated="1017"/>
        </table:table-row>
        <table:table-row table:style-name="ro1">
          <table:table-cell office:value-type="float" office:value="512.4">
            <text:p>512,40000</text:p>
          </table:table-cell>
          <table:table-cell office:value-type="float" office:value="-4.11">
            <text:p>-4,11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10]+2.62105)/([.D1110]-14.3141)" office:value-type="float" office:value="-0.00884248621767025">
            <text:p>-0,00884</text:p>
          </table:table-cell>
          <table:table-cell table:number-columns-repeated="1017"/>
        </table:table-row>
        <table:table-row table:style-name="ro1">
          <table:table-cell office:value-type="float" office:value="512.5">
            <text:p>512,50000</text:p>
          </table:table-cell>
          <table:table-cell office:value-type="float" office:value="-4.11">
            <text:p>-4,11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11]+2.62105)/([.D1111]-14.3141)" office:value-type="float" office:value="-0.00884248621767025">
            <text:p>-0,00884</text:p>
          </table:table-cell>
          <table:table-cell table:number-columns-repeated="1017"/>
        </table:table-row>
        <table:table-row table:style-name="ro1">
          <table:table-cell office:value-type="float" office:value="512.6">
            <text:p>512,60000</text:p>
          </table:table-cell>
          <table:table-cell office:value-type="float" office:value="-4.11">
            <text:p>-4,11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12]+2.62105)/([.D1112]-14.3141)" office:value-type="float" office:value="-0.00884248621767025">
            <text:p>-0,00884</text:p>
          </table:table-cell>
          <table:table-cell table:number-columns-repeated="1017"/>
        </table:table-row>
        <table:table-row table:style-name="ro1">
          <table:table-cell office:value-type="float" office:value="512.7">
            <text:p>512,70000</text:p>
          </table:table-cell>
          <table:table-cell office:value-type="float" office:value="-4.11">
            <text:p>-4,11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13]+2.62105)/([.D1113]-14.3141)" office:value-type="float" office:value="-0.00884248621767025">
            <text:p>-0,00884</text:p>
          </table:table-cell>
          <table:table-cell table:number-columns-repeated="1017"/>
        </table:table-row>
        <table:table-row table:style-name="ro1">
          <table:table-cell office:value-type="float" office:value="512.8">
            <text:p>512,80000</text:p>
          </table:table-cell>
          <table:table-cell office:value-type="float" office:value="-4.11">
            <text:p>-4,11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14]+2.62105)/([.D1114]-14.3141)" office:value-type="float" office:value="-0.00884248621767025">
            <text:p>-0,00884</text:p>
          </table:table-cell>
          <table:table-cell table:number-columns-repeated="1017"/>
        </table:table-row>
        <table:table-row table:style-name="ro1">
          <table:table-cell office:value-type="float" office:value="512.9">
            <text:p>512,90000</text:p>
          </table:table-cell>
          <table:table-cell office:value-type="float" office:value="-4.11">
            <text:p>-4,11000</text:p>
          </table:table-cell>
          <table:table-cell office:value-type="float" office:value="1.728">
            <text:p>1,72800</text:p>
          </table:table-cell>
          <table:table-cell office:value-type="float" office:value="182.7">
            <text:p>182,70000</text:p>
          </table:table-cell>
          <table:table-cell office:value-type="string">
            <text:p>NAN</text:p>
          </table:table-cell>
          <table:table-cell/>
          <table:table-cell table:formula="of:=([.B1115]+2.62105)/([.D1115]-14.3141)" office:value-type="float" office:value="-0.00884248621767025">
            <text:p>-0,00884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,00000</text:p>
          </table:table-cell>
          <table:table-cell office:value-type="float" office:value="-4.11">
            <text:p>-4,110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16]+2.62105)/([.D1116]-14.3141)" office:value-type="float" office:value="-0.00885037022419115">
            <text:p>-0,00885</text:p>
          </table:table-cell>
          <table:table-cell table:number-columns-repeated="1017"/>
        </table:table-row>
        <table:table-row table:style-name="ro1">
          <table:table-cell office:value-type="float" office:value="513.1">
            <text:p>513,10000</text:p>
          </table:table-cell>
          <table:table-cell office:value-type="float" office:value="-4.095">
            <text:p>-4,095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17]+2.62105)/([.D1117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3.2">
            <text:p>513,20000</text:p>
          </table:table-cell>
          <table:table-cell office:value-type="float" office:value="-4.095">
            <text:p>-4,095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18]+2.62105)/([.D1118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3.3">
            <text:p>513,30000</text:p>
          </table:table-cell>
          <table:table-cell office:value-type="float" office:value="-4.095">
            <text:p>-4,095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19]+2.62105)/([.D1119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3.4">
            <text:p>513,40000</text:p>
          </table:table-cell>
          <table:table-cell office:value-type="float" office:value="-4.095">
            <text:p>-4,095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20]+2.62105)/([.D1120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3.5">
            <text:p>513,50000</text:p>
          </table:table-cell>
          <table:table-cell office:value-type="float" office:value="-4.095">
            <text:p>-4,095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21]+2.62105)/([.D1121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3.6">
            <text:p>513,60000</text:p>
          </table:table-cell>
          <table:table-cell office:value-type="float" office:value="-4.095">
            <text:p>-4,095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22]+2.62105)/([.D1122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3.7">
            <text:p>513,70000</text:p>
          </table:table-cell>
          <table:table-cell office:value-type="float" office:value="-4.095">
            <text:p>-4,095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23]+2.62105)/([.D1123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3.8">
            <text:p>513,80000</text:p>
          </table:table-cell>
          <table:table-cell office:value-type="float" office:value="-4.095">
            <text:p>-4,095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24]+2.62105)/([.D1124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3.9">
            <text:p>513,90000</text:p>
          </table:table-cell>
          <table:table-cell office:value-type="float" office:value="-4.095">
            <text:p>-4,095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25]+2.62105)/([.D1125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,00000</text:p>
          </table:table-cell>
          <table:table-cell office:value-type="float" office:value="-4.095">
            <text:p>-4,09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26]+2.62105)/([.D1126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4.1">
            <text:p>514,10000</text:p>
          </table:table-cell>
          <table:table-cell office:value-type="float" office:value="-4.095">
            <text:p>-4,09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27]+2.62105)/([.D1127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4.2">
            <text:p>514,20000</text:p>
          </table:table-cell>
          <table:table-cell office:value-type="float" office:value="-4.095">
            <text:p>-4,09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28]+2.62105)/([.D1128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4.3">
            <text:p>514,30000</text:p>
          </table:table-cell>
          <table:table-cell office:value-type="float" office:value="-4.095">
            <text:p>-4,09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29]+2.62105)/([.D1129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4.4">
            <text:p>514,40000</text:p>
          </table:table-cell>
          <table:table-cell office:value-type="float" office:value="-4.095">
            <text:p>-4,09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30]+2.62105)/([.D1130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4.5">
            <text:p>514,50000</text:p>
          </table:table-cell>
          <table:table-cell office:value-type="float" office:value="-4.095">
            <text:p>-4,09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31]+2.62105)/([.D1131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4.6">
            <text:p>514,60000</text:p>
          </table:table-cell>
          <table:table-cell office:value-type="float" office:value="-4.095">
            <text:p>-4,09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32]+2.62105)/([.D1132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4.7">
            <text:p>514,70000</text:p>
          </table:table-cell>
          <table:table-cell office:value-type="float" office:value="-4.095">
            <text:p>-4,09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33]+2.62105)/([.D1133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4.8">
            <text:p>514,80000</text:p>
          </table:table-cell>
          <table:table-cell office:value-type="float" office:value="-4.095">
            <text:p>-4,09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34]+2.62105)/([.D1134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4.9">
            <text:p>514,90000</text:p>
          </table:table-cell>
          <table:table-cell office:value-type="float" office:value="-4.095">
            <text:p>-4,09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35]+2.62105)/([.D1135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,00000</text:p>
          </table:table-cell>
          <table:table-cell office:value-type="float" office:value="-4.095">
            <text:p>-4,095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36]+2.62105)/([.D1136]-14.3141)" office:value-type="float" office:value="-0.00876120970613287">
            <text:p>-0,00876</text:p>
          </table:table-cell>
          <table:table-cell table:number-columns-repeated="1017"/>
        </table:table-row>
        <table:table-row table:style-name="ro1">
          <table:table-cell office:value-type="float" office:value="515.1">
            <text:p>515,10000</text:p>
          </table:table-cell>
          <table:table-cell office:value-type="float" office:value="-4.08">
            <text:p>-4,080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37]+2.62105)/([.D1137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5.2">
            <text:p>515,20000</text:p>
          </table:table-cell>
          <table:table-cell office:value-type="float" office:value="-4.08">
            <text:p>-4,080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38]+2.62105)/([.D1138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5.3">
            <text:p>515,30000</text:p>
          </table:table-cell>
          <table:table-cell office:value-type="float" office:value="-4.08">
            <text:p>-4,080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39]+2.62105)/([.D1139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5.4">
            <text:p>515,40000</text:p>
          </table:table-cell>
          <table:table-cell office:value-type="float" office:value="-4.08">
            <text:p>-4,080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40]+2.62105)/([.D1140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5.5">
            <text:p>515,50000</text:p>
          </table:table-cell>
          <table:table-cell office:value-type="float" office:value="-4.08">
            <text:p>-4,080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41]+2.62105)/([.D1141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5.6">
            <text:p>515,60000</text:p>
          </table:table-cell>
          <table:table-cell office:value-type="float" office:value="-4.08">
            <text:p>-4,080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42]+2.62105)/([.D1142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5.7">
            <text:p>515,70000</text:p>
          </table:table-cell>
          <table:table-cell office:value-type="float" office:value="-4.08">
            <text:p>-4,080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43]+2.62105)/([.D1143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5.8">
            <text:p>515,80000</text:p>
          </table:table-cell>
          <table:table-cell office:value-type="float" office:value="-4.08">
            <text:p>-4,080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44]+2.62105)/([.D1144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5.9">
            <text:p>515,90000</text:p>
          </table:table-cell>
          <table:table-cell office:value-type="float" office:value="-4.08">
            <text:p>-4,08000</text:p>
          </table:table-cell>
          <table:table-cell office:value-type="float" office:value="1.7265">
            <text:p>1,726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45]+2.62105)/([.D1145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,0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46]+2.62105)/([.D1146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6.1">
            <text:p>516,1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47]+2.62105)/([.D1147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6.2">
            <text:p>516,2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48]+2.62105)/([.D1148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6.3">
            <text:p>516,3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49]+2.62105)/([.D1149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6.4">
            <text:p>516,4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50]+2.62105)/([.D1150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6.5">
            <text:p>516,5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51]+2.62105)/([.D1151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6.6">
            <text:p>516,6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52]+2.62105)/([.D1152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6.7">
            <text:p>516,7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53]+2.62105)/([.D1153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6.8">
            <text:p>516,8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54]+2.62105)/([.D1154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6.9">
            <text:p>516,9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55]+2.62105)/([.D1155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,00000</text:p>
          </table:table-cell>
          <table:table-cell office:value-type="float" office:value="-4.08">
            <text:p>-4,08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56]+2.62105)/([.D1156]-14.3141)" office:value-type="float" office:value="-0.0086720491880746">
            <text:p>-0,00867</text:p>
          </table:table-cell>
          <table:table-cell table:number-columns-repeated="1017"/>
        </table:table-row>
        <table:table-row table:style-name="ro1">
          <table:table-cell office:value-type="float" office:value="517.1">
            <text:p>517,1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57]+2.62105)/([.D1157]-14.3141)" office:value-type="float" office:value="-0.00858288867001633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517.2">
            <text:p>517,2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58]+2.62105)/([.D1158]-14.3141)" office:value-type="float" office:value="-0.00858288867001633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517.3">
            <text:p>517,3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59]+2.62105)/([.D1159]-14.3141)" office:value-type="float" office:value="-0.00858288867001633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517.4">
            <text:p>517,4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60]+2.62105)/([.D1160]-14.3141)" office:value-type="float" office:value="-0.00858288867001633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517.5">
            <text:p>517,5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61]+2.62105)/([.D1161]-14.3141)" office:value-type="float" office:value="-0.00858288867001633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517.6">
            <text:p>517,6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62]+2.62105)/([.D1162]-14.3141)" office:value-type="float" office:value="-0.00858288867001633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517.7">
            <text:p>517,7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63]+2.62105)/([.D1163]-14.3141)" office:value-type="float" office:value="-0.00858288867001633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517.8">
            <text:p>517,8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64]+2.62105)/([.D1164]-14.3141)" office:value-type="float" office:value="-0.00858288867001633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517.9">
            <text:p>517,9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65]+2.62105)/([.D1165]-14.3141)" office:value-type="float" office:value="-0.00858288867001633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,00000</text:p>
          </table:table-cell>
          <table:table-cell office:value-type="float" office:value="-4.065">
            <text:p>-4,06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66]+2.62105)/([.D1166]-14.3141)" office:value-type="float" office:value="-0.00858288867001633">
            <text:p>-0,00858</text:p>
          </table:table-cell>
          <table:table-cell table:number-columns-repeated="1017"/>
        </table:table-row>
        <table:table-row table:style-name="ro1">
          <table:table-cell office:value-type="float" office:value="518.1">
            <text:p>518,1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67]+2.62105)/([.D1167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8.2">
            <text:p>518,2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68]+2.62105)/([.D1168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8.3">
            <text:p>518,3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69]+2.62105)/([.D1169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8.4">
            <text:p>518,4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70]+2.62105)/([.D1170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8.5">
            <text:p>518,5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71]+2.62105)/([.D1171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8.6">
            <text:p>518,6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72]+2.62105)/([.D1172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8.7">
            <text:p>518,7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73]+2.62105)/([.D1173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8.8">
            <text:p>518,8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74]+2.62105)/([.D1174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8.9">
            <text:p>518,9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75]+2.62105)/([.D1175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,0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76]+2.62105)/([.D1176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9.1">
            <text:p>519,1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77]+2.62105)/([.D1177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9.2">
            <text:p>519,2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78]+2.62105)/([.D1178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9.3">
            <text:p>519,3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79]+2.62105)/([.D1179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9.4">
            <text:p>519,4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80]+2.62105)/([.D1180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9.5">
            <text:p>519,5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81]+2.62105)/([.D1181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9.6">
            <text:p>519,6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82]+2.62105)/([.D1182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9.7">
            <text:p>519,7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83]+2.62105)/([.D1183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9.8">
            <text:p>519,8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84]+2.62105)/([.D1184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19.9">
            <text:p>519,90000</text:p>
          </table:table-cell>
          <table:table-cell office:value-type="float" office:value="-4.05">
            <text:p>-4,050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85]+2.62105)/([.D1185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,00000</text:p>
          </table:table-cell>
          <table:table-cell office:value-type="float" office:value="-4.05">
            <text:p>-4,050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86]+2.62105)/([.D1186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20.1">
            <text:p>520,10000</text:p>
          </table:table-cell>
          <table:table-cell office:value-type="float" office:value="-4.05">
            <text:p>-4,050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87]+2.62105)/([.D1187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20.2">
            <text:p>520,20000</text:p>
          </table:table-cell>
          <table:table-cell office:value-type="float" office:value="-4.05">
            <text:p>-4,050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88]+2.62105)/([.D1188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20.3">
            <text:p>520,30000</text:p>
          </table:table-cell>
          <table:table-cell office:value-type="float" office:value="-4.05">
            <text:p>-4,050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89]+2.62105)/([.D1189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20.4">
            <text:p>520,40000</text:p>
          </table:table-cell>
          <table:table-cell office:value-type="float" office:value="-4.05">
            <text:p>-4,050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90]+2.62105)/([.D1190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20.5">
            <text:p>520,50000</text:p>
          </table:table-cell>
          <table:table-cell office:value-type="float" office:value="-4.05">
            <text:p>-4,050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91]+2.62105)/([.D1191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20.6">
            <text:p>520,60000</text:p>
          </table:table-cell>
          <table:table-cell office:value-type="float" office:value="-4.05">
            <text:p>-4,050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92]+2.62105)/([.D1192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20.7">
            <text:p>520,70000</text:p>
          </table:table-cell>
          <table:table-cell office:value-type="float" office:value="-4.05">
            <text:p>-4,050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93]+2.62105)/([.D1193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20.8">
            <text:p>520,80000</text:p>
          </table:table-cell>
          <table:table-cell office:value-type="float" office:value="-4.05">
            <text:p>-4,050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94]+2.62105)/([.D1194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20.9">
            <text:p>520,90000</text:p>
          </table:table-cell>
          <table:table-cell office:value-type="float" office:value="-4.05">
            <text:p>-4,050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95]+2.62105)/([.D1195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,00000</text:p>
          </table:table-cell>
          <table:table-cell office:value-type="float" office:value="-4.05">
            <text:p>-4,050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96]+2.62105)/([.D1196]-14.3141)" office:value-type="float" office:value="-0.00849372815195805">
            <text:p>-0,00849</text:p>
          </table:table-cell>
          <table:table-cell table:number-columns-repeated="1017"/>
        </table:table-row>
        <table:table-row table:style-name="ro1">
          <table:table-cell office:value-type="float" office:value="521.1">
            <text:p>521,1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97]+2.62105)/([.D1197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1.2">
            <text:p>521,2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98]+2.62105)/([.D1198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1.3">
            <text:p>521,3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199]+2.62105)/([.D1199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1.4">
            <text:p>521,4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00]+2.62105)/([.D1200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1.5">
            <text:p>521,5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01]+2.62105)/([.D1201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1.6">
            <text:p>521,6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02]+2.62105)/([.D1202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1.7">
            <text:p>521,7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03]+2.62105)/([.D1203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1.8">
            <text:p>521,8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04]+2.62105)/([.D1204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1.9">
            <text:p>521,9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05]+2.62105)/([.D1205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,00000</text:p>
          </table:table-cell>
          <table:table-cell office:value-type="float" office:value="-4.035">
            <text:p>-4,03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06]+2.62105)/([.D1206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2.1">
            <text:p>522,10000</text:p>
          </table:table-cell>
          <table:table-cell office:value-type="float" office:value="-4.035">
            <text:p>-4,03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07]+2.62105)/([.D1207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2.2">
            <text:p>522,20000</text:p>
          </table:table-cell>
          <table:table-cell office:value-type="float" office:value="-4.035">
            <text:p>-4,03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08]+2.62105)/([.D1208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2.3">
            <text:p>522,30000</text:p>
          </table:table-cell>
          <table:table-cell office:value-type="float" office:value="-4.035">
            <text:p>-4,03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09]+2.62105)/([.D1209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2.4">
            <text:p>522,40000</text:p>
          </table:table-cell>
          <table:table-cell office:value-type="float" office:value="-4.035">
            <text:p>-4,03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10]+2.62105)/([.D1210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2.5">
            <text:p>522,50000</text:p>
          </table:table-cell>
          <table:table-cell office:value-type="float" office:value="-4.035">
            <text:p>-4,03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11]+2.62105)/([.D1211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2.6">
            <text:p>522,60000</text:p>
          </table:table-cell>
          <table:table-cell office:value-type="float" office:value="-4.035">
            <text:p>-4,03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12]+2.62105)/([.D1212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2.7">
            <text:p>522,70000</text:p>
          </table:table-cell>
          <table:table-cell office:value-type="float" office:value="-4.035">
            <text:p>-4,03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13]+2.62105)/([.D1213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2.8">
            <text:p>522,80000</text:p>
          </table:table-cell>
          <table:table-cell office:value-type="float" office:value="-4.035">
            <text:p>-4,03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14]+2.62105)/([.D1214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2.9">
            <text:p>522,90000</text:p>
          </table:table-cell>
          <table:table-cell office:value-type="float" office:value="-4.035">
            <text:p>-4,03500</text:p>
          </table:table-cell>
          <table:table-cell office:value-type="float" office:value="1.725">
            <text:p>1,72500</text:p>
          </table:table-cell>
          <table:table-cell office:value-type="float" office:value="182.55">
            <text:p>182,55000</text:p>
          </table:table-cell>
          <table:table-cell office:value-type="string">
            <text:p>NAN</text:p>
          </table:table-cell>
          <table:table-cell/>
          <table:table-cell table:formula="of:=([.B1215]+2.62105)/([.D1215]-14.3141)" office:value-type="float" office:value="-0.00840456763389978">
            <text:p>-0,00840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,0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16]+2.62105)/([.D1216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3.1">
            <text:p>523,1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17]+2.62105)/([.D1217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3.2">
            <text:p>523,2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18]+2.62105)/([.D1218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3.3">
            <text:p>523,3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19]+2.62105)/([.D1219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3.4">
            <text:p>523,4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20]+2.62105)/([.D1220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3.5">
            <text:p>523,5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21]+2.62105)/([.D1221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3.6">
            <text:p>523,6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22]+2.62105)/([.D1222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3.7">
            <text:p>523,7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23]+2.62105)/([.D1223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3.8">
            <text:p>523,8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24]+2.62105)/([.D1224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3.9">
            <text:p>523,9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25]+2.62105)/([.D1225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,0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26]+2.62105)/([.D1226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4.1">
            <text:p>524,1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27]+2.62105)/([.D1227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4.2">
            <text:p>524,2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28]+2.62105)/([.D1228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4.3">
            <text:p>524,3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29]+2.62105)/([.D1229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4.4">
            <text:p>524,4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30]+2.62105)/([.D1230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4.5">
            <text:p>524,5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31]+2.62105)/([.D1231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4.6">
            <text:p>524,6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32]+2.62105)/([.D1232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4.7">
            <text:p>524,7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33]+2.62105)/([.D1233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4.8">
            <text:p>524,8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34]+2.62105)/([.D1234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4.9">
            <text:p>524,90000</text:p>
          </table:table-cell>
          <table:table-cell office:value-type="float" office:value="-4.035">
            <text:p>-4,03500</text:p>
          </table:table-cell>
          <table:table-cell office:value-type="float" office:value="1.7235">
            <text:p>1,723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35]+2.62105)/([.D1235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,00000</text:p>
          </table:table-cell>
          <table:table-cell office:value-type="float" office:value="-4.035">
            <text:p>-4,03500</text:p>
          </table:table-cell>
          <table:table-cell office:value-type="float" office:value="1.722">
            <text:p>1,722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36]+2.62105)/([.D1236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5.1">
            <text:p>525,10000</text:p>
          </table:table-cell>
          <table:table-cell office:value-type="float" office:value="-4.05">
            <text:p>-4,05000</text:p>
          </table:table-cell>
          <table:table-cell office:value-type="float" office:value="1.722">
            <text:p>1,722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37]+2.62105)/([.D1237]-14.3141)" office:value-type="float" office:value="-0.00850130796217886">
            <text:p>-0,00850</text:p>
          </table:table-cell>
          <table:table-cell table:number-columns-repeated="1017"/>
        </table:table-row>
        <table:table-row table:style-name="ro1">
          <table:table-cell office:value-type="float" office:value="525.2">
            <text:p>525,20000</text:p>
          </table:table-cell>
          <table:table-cell office:value-type="float" office:value="-4.05">
            <text:p>-4,05000</text:p>
          </table:table-cell>
          <table:table-cell office:value-type="float" office:value="1.722">
            <text:p>1,722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38]+2.62105)/([.D1238]-14.3141)" office:value-type="float" office:value="-0.00850130796217886">
            <text:p>-0,00850</text:p>
          </table:table-cell>
          <table:table-cell table:number-columns-repeated="1017"/>
        </table:table-row>
        <table:table-row table:style-name="ro1">
          <table:table-cell office:value-type="float" office:value="525.3">
            <text:p>525,30000</text:p>
          </table:table-cell>
          <table:table-cell office:value-type="float" office:value="-4.05">
            <text:p>-4,05000</text:p>
          </table:table-cell>
          <table:table-cell office:value-type="float" office:value="1.722">
            <text:p>1,722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39]+2.62105)/([.D1239]-14.3141)" office:value-type="float" office:value="-0.00850130796217886">
            <text:p>-0,00850</text:p>
          </table:table-cell>
          <table:table-cell table:number-columns-repeated="1017"/>
        </table:table-row>
        <table:table-row table:style-name="ro1">
          <table:table-cell office:value-type="float" office:value="525.4">
            <text:p>525,40000</text:p>
          </table:table-cell>
          <table:table-cell office:value-type="float" office:value="-4.05">
            <text:p>-4,05000</text:p>
          </table:table-cell>
          <table:table-cell office:value-type="float" office:value="1.722">
            <text:p>1,722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40]+2.62105)/([.D1240]-14.3141)" office:value-type="float" office:value="-0.00850130796217886">
            <text:p>-0,00850</text:p>
          </table:table-cell>
          <table:table-cell table:number-columns-repeated="1017"/>
        </table:table-row>
        <table:table-row table:style-name="ro1">
          <table:table-cell office:value-type="float" office:value="525.5">
            <text:p>525,50000</text:p>
          </table:table-cell>
          <table:table-cell office:value-type="float" office:value="-4.05">
            <text:p>-4,05000</text:p>
          </table:table-cell>
          <table:table-cell office:value-type="float" office:value="1.722">
            <text:p>1,722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41]+2.62105)/([.D1241]-14.3141)" office:value-type="float" office:value="-0.00850130796217886">
            <text:p>-0,00850</text:p>
          </table:table-cell>
          <table:table-cell table:number-columns-repeated="1017"/>
        </table:table-row>
        <table:table-row table:style-name="ro1">
          <table:table-cell office:value-type="float" office:value="525.6">
            <text:p>525,60000</text:p>
          </table:table-cell>
          <table:table-cell office:value-type="float" office:value="-4.05">
            <text:p>-4,05000</text:p>
          </table:table-cell>
          <table:table-cell office:value-type="float" office:value="1.722">
            <text:p>1,722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42]+2.62105)/([.D1242]-14.3141)" office:value-type="float" office:value="-0.00850130796217886">
            <text:p>-0,00850</text:p>
          </table:table-cell>
          <table:table-cell table:number-columns-repeated="1017"/>
        </table:table-row>
        <table:table-row table:style-name="ro1">
          <table:table-cell office:value-type="float" office:value="525.7">
            <text:p>525,70000</text:p>
          </table:table-cell>
          <table:table-cell office:value-type="float" office:value="-4.05">
            <text:p>-4,05000</text:p>
          </table:table-cell>
          <table:table-cell office:value-type="float" office:value="1.722">
            <text:p>1,722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43]+2.62105)/([.D1243]-14.3141)" office:value-type="float" office:value="-0.00850130796217886">
            <text:p>-0,00850</text:p>
          </table:table-cell>
          <table:table-cell table:number-columns-repeated="1017"/>
        </table:table-row>
        <table:table-row table:style-name="ro1">
          <table:table-cell office:value-type="float" office:value="525.8">
            <text:p>525,80000</text:p>
          </table:table-cell>
          <table:table-cell office:value-type="float" office:value="-4.05">
            <text:p>-4,05000</text:p>
          </table:table-cell>
          <table:table-cell office:value-type="float" office:value="1.722">
            <text:p>1,722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44]+2.62105)/([.D1244]-14.3141)" office:value-type="float" office:value="-0.00850130796217886">
            <text:p>-0,00850</text:p>
          </table:table-cell>
          <table:table-cell table:number-columns-repeated="1017"/>
        </table:table-row>
        <table:table-row table:style-name="ro1">
          <table:table-cell office:value-type="float" office:value="525.9">
            <text:p>525,90000</text:p>
          </table:table-cell>
          <table:table-cell office:value-type="float" office:value="-4.05">
            <text:p>-4,05000</text:p>
          </table:table-cell>
          <table:table-cell office:value-type="float" office:value="1.722">
            <text:p>1,722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45]+2.62105)/([.D1245]-14.3141)" office:value-type="float" office:value="-0.00850130796217886">
            <text:p>-0,00850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,00000</text:p>
          </table:table-cell>
          <table:table-cell office:value-type="float" office:value="-4.05">
            <text:p>-4,05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46]+2.62105)/([.D1246]-14.3141)" office:value-type="float" office:value="-0.00850130796217886">
            <text:p>-0,00850</text:p>
          </table:table-cell>
          <table:table-cell table:number-columns-repeated="1017"/>
        </table:table-row>
        <table:table-row table:style-name="ro1">
          <table:table-cell office:value-type="float" office:value="526.1">
            <text:p>526,1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47]+2.62105)/([.D1247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6.2">
            <text:p>526,2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48]+2.62105)/([.D1248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6.3">
            <text:p>526,3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49]+2.62105)/([.D1249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6.4">
            <text:p>526,4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50]+2.62105)/([.D1250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6.5">
            <text:p>526,5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51]+2.62105)/([.D1251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6.6">
            <text:p>526,6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52]+2.62105)/([.D1252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6.7">
            <text:p>526,7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53]+2.62105)/([.D1253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6.8">
            <text:p>526,8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54]+2.62105)/([.D1254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6.9">
            <text:p>526,9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55]+2.62105)/([.D1255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,00000</text:p>
          </table:table-cell>
          <table:table-cell office:value-type="float" office:value="-4.035">
            <text:p>-4,03500</text:p>
          </table:table-cell>
          <table:table-cell office:value-type="float" office:value="1.719">
            <text:p>1,719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56]+2.62105)/([.D1256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7.1">
            <text:p>527,10000</text:p>
          </table:table-cell>
          <table:table-cell office:value-type="float" office:value="-4.035">
            <text:p>-4,03500</text:p>
          </table:table-cell>
          <table:table-cell office:value-type="float" office:value="1.719">
            <text:p>1,719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57]+2.62105)/([.D1257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7.2">
            <text:p>527,20000</text:p>
          </table:table-cell>
          <table:table-cell office:value-type="float" office:value="-4.035">
            <text:p>-4,03500</text:p>
          </table:table-cell>
          <table:table-cell office:value-type="float" office:value="1.719">
            <text:p>1,719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58]+2.62105)/([.D1258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7.3">
            <text:p>527,30000</text:p>
          </table:table-cell>
          <table:table-cell office:value-type="float" office:value="-4.035">
            <text:p>-4,03500</text:p>
          </table:table-cell>
          <table:table-cell office:value-type="float" office:value="1.719">
            <text:p>1,719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59]+2.62105)/([.D1259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7.4">
            <text:p>527,40000</text:p>
          </table:table-cell>
          <table:table-cell office:value-type="float" office:value="-4.035">
            <text:p>-4,03500</text:p>
          </table:table-cell>
          <table:table-cell office:value-type="float" office:value="1.719">
            <text:p>1,719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60]+2.62105)/([.D1260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7.5">
            <text:p>527,50000</text:p>
          </table:table-cell>
          <table:table-cell office:value-type="float" office:value="-4.035">
            <text:p>-4,03500</text:p>
          </table:table-cell>
          <table:table-cell office:value-type="float" office:value="1.719">
            <text:p>1,719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61]+2.62105)/([.D1261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7.6">
            <text:p>527,60000</text:p>
          </table:table-cell>
          <table:table-cell office:value-type="float" office:value="-4.035">
            <text:p>-4,03500</text:p>
          </table:table-cell>
          <table:table-cell office:value-type="float" office:value="1.719">
            <text:p>1,719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62]+2.62105)/([.D1262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7.7">
            <text:p>527,70000</text:p>
          </table:table-cell>
          <table:table-cell office:value-type="float" office:value="-4.035">
            <text:p>-4,03500</text:p>
          </table:table-cell>
          <table:table-cell office:value-type="float" office:value="1.719">
            <text:p>1,719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63]+2.62105)/([.D1263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7.8">
            <text:p>527,80000</text:p>
          </table:table-cell>
          <table:table-cell office:value-type="float" office:value="-4.035">
            <text:p>-4,03500</text:p>
          </table:table-cell>
          <table:table-cell office:value-type="float" office:value="1.719">
            <text:p>1,719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64]+2.62105)/([.D1264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7.9">
            <text:p>527,90000</text:p>
          </table:table-cell>
          <table:table-cell office:value-type="float" office:value="-4.035">
            <text:p>-4,03500</text:p>
          </table:table-cell>
          <table:table-cell office:value-type="float" office:value="1.719">
            <text:p>1,7190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65]+2.62105)/([.D1265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,00000</text:p>
          </table:table-cell>
          <table:table-cell office:value-type="float" office:value="-4.035">
            <text:p>-4,035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66]+2.62105)/([.D1266]-14.3141)" office:value-type="float" office:value="-0.00841206787719851">
            <text:p>-0,00841</text:p>
          </table:table-cell>
          <table:table-cell table:number-columns-repeated="1017"/>
        </table:table-row>
        <table:table-row table:style-name="ro1">
          <table:table-cell office:value-type="float" office:value="528.1">
            <text:p>528,1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67]+2.62105)/([.D1267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8.2">
            <text:p>528,2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68]+2.62105)/([.D1268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8.3">
            <text:p>528,3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69]+2.62105)/([.D1269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8.4">
            <text:p>528,4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70]+2.62105)/([.D1270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8.5">
            <text:p>528,5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71]+2.62105)/([.D1271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8.6">
            <text:p>528,6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72]+2.62105)/([.D1272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8.7">
            <text:p>528,7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73]+2.62105)/([.D1273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8.8">
            <text:p>528,8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74]+2.62105)/([.D1274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8.9">
            <text:p>528,9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75]+2.62105)/([.D1275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,0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76]+2.62105)/([.D1276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9.1">
            <text:p>529,1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77]+2.62105)/([.D1277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9.2">
            <text:p>529,2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78]+2.62105)/([.D1278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9.3">
            <text:p>529,3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79]+2.62105)/([.D1279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9.4">
            <text:p>529,4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80]+2.62105)/([.D1280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9.5">
            <text:p>529,5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81]+2.62105)/([.D1281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9.6">
            <text:p>529,6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82]+2.62105)/([.D1282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9.7">
            <text:p>529,7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83]+2.62105)/([.D1283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9.8">
            <text:p>529,8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84]+2.62105)/([.D1284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29.9">
            <text:p>529,9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85]+2.62105)/([.D1285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,0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86]+2.62105)/([.D1286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30.1">
            <text:p>530,1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87]+2.62105)/([.D1287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30.2">
            <text:p>530,2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88]+2.62105)/([.D1288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30.3">
            <text:p>530,3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89]+2.62105)/([.D1289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30.4">
            <text:p>530,4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90]+2.62105)/([.D1290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30.5">
            <text:p>530,5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91]+2.62105)/([.D1291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30.6">
            <text:p>530,6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92]+2.62105)/([.D1292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30.7">
            <text:p>530,7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93]+2.62105)/([.D1293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30.8">
            <text:p>530,8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94]+2.62105)/([.D1294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30.9">
            <text:p>530,90000</text:p>
          </table:table-cell>
          <table:table-cell office:value-type="float" office:value="-4.02">
            <text:p>-4,02000</text:p>
          </table:table-cell>
          <table:table-cell office:value-type="float" office:value="1.7205">
            <text:p>1,72050</text:p>
          </table:table-cell>
          <table:table-cell office:value-type="float" office:value="182.4">
            <text:p>182,40000</text:p>
          </table:table-cell>
          <table:table-cell office:value-type="string">
            <text:p>NAN</text:p>
          </table:table-cell>
          <table:table-cell/>
          <table:table-cell table:formula="of:=([.B1295]+2.62105)/([.D1295]-14.3141)" office:value-type="float" office:value="-0.00832282779221814">
            <text:p>-0,00832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,0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296]+2.62105)/([.D1296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1.1">
            <text:p>531,1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297]+2.62105)/([.D1297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1.2">
            <text:p>531,2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298]+2.62105)/([.D1298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1.3">
            <text:p>531,3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299]+2.62105)/([.D1299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1.4">
            <text:p>531,4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00]+2.62105)/([.D1300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1.5">
            <text:p>531,5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01]+2.62105)/([.D1301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1.6">
            <text:p>531,6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02]+2.62105)/([.D1302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1.7">
            <text:p>531,7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03]+2.62105)/([.D1303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1.8">
            <text:p>531,8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04]+2.62105)/([.D1304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1.9">
            <text:p>531,9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05]+2.62105)/([.D1305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,0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06]+2.62105)/([.D1306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2.1">
            <text:p>532,1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07]+2.62105)/([.D1307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2.2">
            <text:p>532,2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08]+2.62105)/([.D1308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2.3">
            <text:p>532,3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09]+2.62105)/([.D1309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2.4">
            <text:p>532,4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10]+2.62105)/([.D1310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2.5">
            <text:p>532,5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11]+2.62105)/([.D1311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2.6">
            <text:p>532,6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12]+2.62105)/([.D1312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2.7">
            <text:p>532,7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13]+2.62105)/([.D1313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2.8">
            <text:p>532,8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14]+2.62105)/([.D1314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2.9">
            <text:p>532,90000</text:p>
          </table:table-cell>
          <table:table-cell office:value-type="float" office:value="-4.02">
            <text:p>-4,02000</text:p>
          </table:table-cell>
          <table:table-cell office:value-type="float" office:value="1.719">
            <text:p>1,7190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15]+2.62105)/([.D1315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,00000</text:p>
          </table:table-cell>
          <table:table-cell office:value-type="float" office:value="-4.02">
            <text:p>-4,02000</text:p>
          </table:table-cell>
          <table:table-cell office:value-type="float" office:value="1.7145">
            <text:p>1,714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16]+2.62105)/([.D1316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3.1">
            <text:p>533,10000</text:p>
          </table:table-cell>
          <table:table-cell office:value-type="float" office:value="-4.02">
            <text:p>-4,02000</text:p>
          </table:table-cell>
          <table:table-cell office:value-type="float" office:value="1.7145">
            <text:p>1,714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17]+2.62105)/([.D1317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3.2">
            <text:p>533,20000</text:p>
          </table:table-cell>
          <table:table-cell office:value-type="float" office:value="-4.02">
            <text:p>-4,02000</text:p>
          </table:table-cell>
          <table:table-cell office:value-type="float" office:value="1.7145">
            <text:p>1,714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18]+2.62105)/([.D1318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3.3">
            <text:p>533,30000</text:p>
          </table:table-cell>
          <table:table-cell office:value-type="float" office:value="-4.02">
            <text:p>-4,02000</text:p>
          </table:table-cell>
          <table:table-cell office:value-type="float" office:value="1.7145">
            <text:p>1,714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19]+2.62105)/([.D1319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3.4">
            <text:p>533,40000</text:p>
          </table:table-cell>
          <table:table-cell office:value-type="float" office:value="-4.02">
            <text:p>-4,02000</text:p>
          </table:table-cell>
          <table:table-cell office:value-type="float" office:value="1.7145">
            <text:p>1,714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20]+2.62105)/([.D1320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3.5">
            <text:p>533,50000</text:p>
          </table:table-cell>
          <table:table-cell office:value-type="float" office:value="-4.02">
            <text:p>-4,02000</text:p>
          </table:table-cell>
          <table:table-cell office:value-type="float" office:value="1.7145">
            <text:p>1,714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21]+2.62105)/([.D1321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3.6">
            <text:p>533,60000</text:p>
          </table:table-cell>
          <table:table-cell office:value-type="float" office:value="-4.02">
            <text:p>-4,02000</text:p>
          </table:table-cell>
          <table:table-cell office:value-type="float" office:value="1.7145">
            <text:p>1,714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22]+2.62105)/([.D1322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3.7">
            <text:p>533,70000</text:p>
          </table:table-cell>
          <table:table-cell office:value-type="float" office:value="-4.02">
            <text:p>-4,02000</text:p>
          </table:table-cell>
          <table:table-cell office:value-type="float" office:value="1.7145">
            <text:p>1,714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23]+2.62105)/([.D1323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3.8">
            <text:p>533,80000</text:p>
          </table:table-cell>
          <table:table-cell office:value-type="float" office:value="-4.02">
            <text:p>-4,02000</text:p>
          </table:table-cell>
          <table:table-cell office:value-type="float" office:value="1.7145">
            <text:p>1,714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24]+2.62105)/([.D1324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3.9">
            <text:p>533,90000</text:p>
          </table:table-cell>
          <table:table-cell office:value-type="float" office:value="-4.02">
            <text:p>-4,02000</text:p>
          </table:table-cell>
          <table:table-cell office:value-type="float" office:value="1.7145">
            <text:p>1,714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25]+2.62105)/([.D1325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,00000</text:p>
          </table:table-cell>
          <table:table-cell office:value-type="float" office:value="-4.02">
            <text:p>-4,02000</text:p>
          </table:table-cell>
          <table:table-cell office:value-type="float" office:value="1.7145">
            <text:p>1,714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26]+2.62105)/([.D1326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4.1">
            <text:p>534,10000</text:p>
          </table:table-cell>
          <table:table-cell office:value-type="float" office:value="-4.02">
            <text:p>-4,02000</text:p>
          </table:table-cell>
          <table:table-cell office:value-type="float" office:value="1.7175">
            <text:p>1,717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27]+2.62105)/([.D1327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4.2">
            <text:p>534,20000</text:p>
          </table:table-cell>
          <table:table-cell office:value-type="float" office:value="-4.02">
            <text:p>-4,02000</text:p>
          </table:table-cell>
          <table:table-cell office:value-type="float" office:value="1.7175">
            <text:p>1,717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28]+2.62105)/([.D1328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4.3">
            <text:p>534,30000</text:p>
          </table:table-cell>
          <table:table-cell office:value-type="float" office:value="-4.02">
            <text:p>-4,02000</text:p>
          </table:table-cell>
          <table:table-cell office:value-type="float" office:value="1.7175">
            <text:p>1,717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29]+2.62105)/([.D1329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4.4">
            <text:p>534,40000</text:p>
          </table:table-cell>
          <table:table-cell office:value-type="float" office:value="-4.02">
            <text:p>-4,02000</text:p>
          </table:table-cell>
          <table:table-cell office:value-type="float" office:value="1.7175">
            <text:p>1,717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30]+2.62105)/([.D1330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4.5">
            <text:p>534,50000</text:p>
          </table:table-cell>
          <table:table-cell office:value-type="float" office:value="-4.02">
            <text:p>-4,02000</text:p>
          </table:table-cell>
          <table:table-cell office:value-type="float" office:value="1.7175">
            <text:p>1,717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31]+2.62105)/([.D1331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4.6">
            <text:p>534,60000</text:p>
          </table:table-cell>
          <table:table-cell office:value-type="float" office:value="-4.02">
            <text:p>-4,02000</text:p>
          </table:table-cell>
          <table:table-cell office:value-type="float" office:value="1.7175">
            <text:p>1,717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32]+2.62105)/([.D1332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4.7">
            <text:p>534,70000</text:p>
          </table:table-cell>
          <table:table-cell office:value-type="float" office:value="-4.02">
            <text:p>-4,02000</text:p>
          </table:table-cell>
          <table:table-cell office:value-type="float" office:value="1.7175">
            <text:p>1,717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33]+2.62105)/([.D1333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4.8">
            <text:p>534,80000</text:p>
          </table:table-cell>
          <table:table-cell office:value-type="float" office:value="-4.02">
            <text:p>-4,02000</text:p>
          </table:table-cell>
          <table:table-cell office:value-type="float" office:value="1.7175">
            <text:p>1,717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34]+2.62105)/([.D1334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office:value-type="float" office:value="534.9">
            <text:p>534,90000</text:p>
          </table:table-cell>
          <table:table-cell office:value-type="float" office:value="-4.02">
            <text:p>-4,02000</text:p>
          </table:table-cell>
          <table:table-cell office:value-type="float" office:value="1.7175">
            <text:p>1,71750</text:p>
          </table:table-cell>
          <table:table-cell office:value-type="float" office:value="182.25">
            <text:p>182,25000</text:p>
          </table:table-cell>
          <table:table-cell office:value-type="string">
            <text:p>NAN</text:p>
          </table:table-cell>
          <table:table-cell/>
          <table:table-cell table:formula="of:=([.B1335]+2.62105)/([.D1335]-14.3141)" office:value-type="float" office:value="-0.00833026172486049">
            <text:p>-0,0083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Summe:</text:p>
          </table:table-cell>
          <table:table-cell table:formula="of:=SUM([.G7:.G1336])" office:value-type="float" office:value="-11.9287251711462">
            <text:p>-11,9287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urchschn.:</text:p>
          </table:table-cell>
          <table:table-cell table:formula="of:=[.G1337]/1329" office:value-type="float" office:value="-0.00897571495195352">
            <text:p>-0,00898</text:p>
          </table:table-cell>
          <table:table-cell table:number-columns-repeated="1017"/>
        </table:table-row>
        <table:table-row table:style-name="ro1" table:number-rows-repeated="641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9">29.11.2009</text:date>, <text:time>15:12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9T14:58:46</meta:creation-date>
    <dc:date>2009-11-29T15:12:58</dc:date>
    <meta:editing-duration>PT00H14M14S</meta:editing-duration>
    <meta:editing-cycles>2</meta:editing-cycles>
    <meta:generator>OpenOffice.org/3.0$Linux OpenOffice.org_project/300m15$Build-9379</meta:generator>
    <meta:document-statistic meta:table-count="3" meta:cell-count="7987" meta:object-count="0"/>
  </office:meta>
</office:document-meta>
</file>